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26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8.281cm"/>
    </style:style>
    <style:style style:name="co8" style:family="table-column">
      <style:table-column-properties fo:break-before="auto" style:column-width="4.533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72cm"/>
    </style:style>
    <style:style style:name="co12" style:family="table-column">
      <style:table-column-properties fo:break-before="auto" style:column-width="2.574cm"/>
    </style:style>
    <style:style style:name="co13" style:family="table-column">
      <style:table-column-properties fo:break-before="auto" style:column-width="3.13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Autoencoder_20_Kyoto">
      <style:table-properties table:display="true" style:writing-mode="lr-tb"/>
    </style:style>
    <style:style style:name="ta2" style:family="table" style:master-page-name="PageStyle_5f_Autoencoder_20_PKLot">
      <style:table-properties table:display="true" style:writing-mode="lr-tb"/>
    </style:style>
    <style:style style:name="ta3" style:family="table" style:master-page-name="PageStyle_5f_Autoencoder_20_CNR">
      <style:table-properties table:display="true" style:writing-mode="lr-tb"/>
    </style:style>
    <style:style style:name="ta4" style:family="table" style:master-page-name="PageStyle_5f_Avaliações_20_dos_20_modelo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toencoder Kyo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7"/>
        <table:table-column table:style-name="co3" table:default-cell-style-name="ce33"/>
        <table:table-column table:style-name="co4" table:default-cell-style-name="ce44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3"/>
          <table:table-cell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/>
          <table:table-cell table:style-name="ce48" office:value-type="string" calcext:value-type="string">
            <text:p>Input size</text:p>
          </table:table-cell>
          <table:table-cell table:style-name="ce51" office:value-type="string" calcext:value-type="string">
            <text:p>(64,64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PUCPR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 table:style-name="ce49" office:value-type="string" calcext:value-type="string">
            <text:p>Filter List:</text:p>
          </table:table-cell>
          <table:table-cell table:style-name="ce51" office:value-type="string" calcext:value-type="string">
            <text:p>[8,16,32,64,128]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49" office:value-type="string" calcext:value-type="string">
            <text:p>Min camadas:</text:p>
          </table:table-cell>
          <table:table-cell table:style-name="ce51" office:value-type="float" office:value="3" calcext:value-type="float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Max camadas:</text:p>
          </table:table-cell>
          <table:table-cell table:style-name="ce51" office:value-type="float" office:value="5" calcext:value-type="float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 table:style-name="ce49" office:value-type="string" calcext:value-type="string">
            <text:p>Latent Dimension:</text:p>
          </table:table-cell>
          <table:table-cell table:style-name="ce51" office:value-type="string" calcext:value-type="string">
            <text:p>random(256,51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 table:style-name="ce49" office:value-type="string" calcext:value-type="string">
            <text:p>Epocas autoencoder:</text:p>
          </table:table-cell>
          <table:table-cell table:style-name="ce51" office:value-type="string" calcext:value-type="string">
            <text:p>K-300 / CNR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1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931" office:value-type="float"/>
          <table:table-cell office:value="0.032" office:value-type="float"/>
          <table:table-cell office:value="0.956" office:value-type="float"/>
          <table:table-cell office:value="0.024" office:value-type="float"/>
          <table:table-cell office:value="0.965" office:value-type="float"/>
          <table:table-cell office:value="0.023" office:value-type="float"/>
          <table:table-cell office:value="0.972" office:value-type="float"/>
          <table:table-cell office:value="0.01" office:value-type="float"/>
          <table:table-cell office:value="0.974" office:value-type="float"/>
          <table:table-cell office:value="0.018" office:value-type="float"/>
          <table:table-cell/>
          <table:table-cell table:style-name="ce49" office:value-type="string" calcext:value-type="string">
            <text:p>Epocas classificador: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762" office:value-type="float"/>
          <table:table-cell office:value="0.062" office:value-type="float"/>
          <table:table-cell office:value="0.82" office:value-type="float"/>
          <table:table-cell office:value="0.073" office:value-type="float"/>
          <table:table-cell office:value="0.89" office:value-type="float"/>
          <table:table-cell office:value="0.033" office:value-type="float"/>
          <table:table-cell office:value="0.91" office:value-type="float"/>
          <table:table-cell office:value="0.024" office:value-type="float"/>
          <table:table-cell office:value="0.899" office:value-type="float"/>
          <table:table-cell office:value="0.039" office:value-type="float"/>
          <table:table-cell/>
          <table:table-cell table:style-name="ce49" office:value-type="string" calcext:value-type="string">
            <text:p>Número de modelos:</text:p>
          </table:table-cell>
          <table:table-cell table:style-name="ce51" office:value-type="float" office:value="10" calcext:value-type="float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702" office:value-type="float"/>
          <table:table-cell office:value="0.051" office:value-type="float"/>
          <table:table-cell office:value="0.723" office:value-type="float"/>
          <table:table-cell office:value="0.04" office:value-type="float"/>
          <table:table-cell office:value="0.768" office:value-type="float"/>
          <table:table-cell office:value="0.055" office:value-type="float"/>
          <table:table-cell office:value="0.784" office:value-type="float"/>
          <table:table-cell office:value="0.039" office:value-type="float"/>
          <table:table-cell office:value="0.79" office:value-type="float"/>
          <table:table-cell office:value="0.05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82" office:value-type="float"/>
          <table:table-cell office:value="0.102" office:value-type="float"/>
          <table:table-cell office:value="0.825" office:value-type="float"/>
          <table:table-cell office:value="0.071" office:value-type="float"/>
          <table:table-cell office:value="0.862" office:value-type="float"/>
          <table:table-cell office:value="0.052" office:value-type="float"/>
          <table:table-cell office:value="0.888" office:value-type="float"/>
          <table:table-cell office:value="0.036" office:value-type="float"/>
          <table:table-cell office:value="0.87" office:value-type="float"/>
          <table:table-cell office:value="0.03" office:value-type="float"/>
          <table:table-cell/>
          <table:table-cell table:style-name="ce50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17" office:value-type="float"/>
          <table:table-cell office:value="0.118" office:value-type="float"/>
          <table:table-cell office:value="0.859" office:value-type="float"/>
          <table:table-cell office:value="0.042" office:value-type="float"/>
          <table:table-cell office:value="0.877" office:value-type="float"/>
          <table:table-cell office:value="0.053" office:value-type="float"/>
          <table:table-cell office:value="0.874" office:value-type="float"/>
          <table:table-cell office:value="0.05" office:value-type="float"/>
          <table:table-cell office:value="0.885" office:value-type="float"/>
          <table:table-cell office:value="0.034" office:value-type="float"/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280" calcext:value-type="float">
            <text:p>28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05" office:value-type="float"/>
          <table:table-cell office:value="0.089" office:value-type="float"/>
          <table:table-cell office:value="0.847" office:value-type="float"/>
          <table:table-cell office:value="0.087" office:value-type="float"/>
          <table:table-cell office:value="0.872" office:value-type="float"/>
          <table:table-cell office:value="0.076" office:value-type="float"/>
          <table:table-cell office:value="0.893" office:value-type="float"/>
          <table:table-cell office:value="0.038" office:value-type="float"/>
          <table:table-cell office:value="0.885" office:value-type="float"/>
          <table:table-cell office:value="0.03" office:value-type="float"/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34" office:value-type="float"/>
          <table:table-cell office:value="0.052" office:value-type="float"/>
          <table:table-cell office:value="0.849" office:value-type="float"/>
          <table:table-cell office:value="0.039" office:value-type="float"/>
          <table:table-cell office:value="0.884" office:value-type="float"/>
          <table:table-cell office:value="0.052" office:value-type="float"/>
          <table:table-cell office:value="0.894" office:value-type="float"/>
          <table:table-cell office:value="0.041" office:value-type="float"/>
          <table:table-cell office:value="0.904" office:value-type="float"/>
          <table:table-cell office:value="0.047" office:value-type="float"/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8" calcext:value-type="float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61" office:value-type="float"/>
          <table:table-cell office:value="0.062" office:value-type="float"/>
          <table:table-cell office:value="0.901" office:value-type="float"/>
          <table:table-cell office:value="0.031" office:value-type="float"/>
          <table:table-cell office:value="0.912" office:value-type="float"/>
          <table:table-cell office:value="0.042" office:value-type="float"/>
          <table:table-cell office:value="0.931" office:value-type="float"/>
          <table:table-cell office:value="0.023" office:value-type="float"/>
          <table:table-cell office:value="0.939" office:value-type="float"/>
          <table:table-cell office:value="0.026" office:value-type="float"/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65" office:value-type="float"/>
          <table:table-cell office:value="0.039" office:value-type="float"/>
          <table:table-cell office:value="0.871" office:value-type="float"/>
          <table:table-cell office:value="0.033" office:value-type="float"/>
          <table:table-cell office:value="0.887" office:value-type="float"/>
          <table:table-cell office:value="0.046" office:value-type="float"/>
          <table:table-cell office:value="0.897" office:value-type="float"/>
          <table:table-cell office:value="0.04" office:value-type="float"/>
          <table:table-cell office:value="0.905" office:value-type="float"/>
          <table:table-cell office:value="0.054" office:value-type="float"/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887" office:value-type="float"/>
          <table:table-cell office:value="0.028" office:value-type="float"/>
          <table:table-cell office:value="0.876" office:value-type="float"/>
          <table:table-cell office:value="0.024" office:value-type="float"/>
          <table:table-cell office:value="0.882" office:value-type="float"/>
          <table:table-cell office:value="0.025" office:value-type="float"/>
          <table:table-cell office:value="0.878" office:value-type="float"/>
          <table:table-cell office:value="0.034" office:value-type="float"/>
          <table:table-cell office:value="0.907" office:value-type="float"/>
          <table:table-cell office:value="0.018" office:value-type="float"/>
          <table:table-cell/>
          <table:table-cell table:style-name="ce50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22" office:value-type="float"/>
          <table:table-cell office:value="0.047" office:value-type="float"/>
          <table:table-cell office:value="0.859" office:value-type="float"/>
          <table:table-cell office:value="0.036" office:value-type="float"/>
          <table:table-cell office:value="0.869" office:value-type="float"/>
          <table:table-cell office:value="0.051" office:value-type="float"/>
          <table:table-cell office:value="0.896" office:value-type="float"/>
          <table:table-cell office:value="0.026" office:value-type="float"/>
          <table:table-cell office:value="0.914" office:value-type="float"/>
          <table:table-cell office:value="0.047" office:value-type="float"/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1000" calcext:value-type="float">
            <text:p>10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15" office:value-type="float"/>
          <table:table-cell office:value="0.114" office:value-type="float"/>
          <table:table-cell office:value="0.865" office:value-type="float"/>
          <table:table-cell office:value="0.048" office:value-type="float"/>
          <table:table-cell office:value="0.894" office:value-type="float"/>
          <table:table-cell office:value="0.053" office:value-type="float"/>
          <table:table-cell office:value="0.906" office:value-type="float"/>
          <table:table-cell office:value="0.044" office:value-type="float"/>
          <table:table-cell office:value="0.891" office:value-type="float"/>
          <table:table-cell office:value="0.042" office:value-type="float"/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953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nfos:</text:p>
          </table:table-cell>
          <table:table-cell table:style-name="ce51" office:value-type="string" calcext:value-type="string">
            <text:p>Balanceado cam/class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776" office:value-type="float"/>
          <table:table-cell office:value-type="string">
            <text:p>-</text:p>
          </table:table-cell>
          <table:table-cell office:value="0.819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718" office:value-type="float"/>
          <table:table-cell office:value-type="string">
            <text:p>-</text:p>
          </table:table-cell>
          <table:table-cell office:value="0.741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 office:value="0.808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862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/>
          <table:table-cell table:style-name="ce50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69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reino:</text:p>
          </table:table-cell>
          <table:table-cell table:style-name="ce51" office:value-type="float" office:value="1024" calcext:value-type="float">
            <text:p>10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58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Validação:</text:p>
          </table:table-cell>
          <table:table-cell table:style-name="ce51" office:value-type="float" office:value="64" calcext:value-type="float">
            <text:p>6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6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string" calcext:value-type="string">
            <text:p>Restan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86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Treino:</text:p>
          </table:table-cell>
          <table:table-cell table:style-name="ce51" office:value-type="string" calcext:value-type="string">
            <text:p>Primeiros 5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91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Validação:</text:p>
          </table:table-cell>
          <table:table-cell table:style-name="ce51" office:value-type="string" calcext:value-type="string">
            <text:p>1 d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</text:p>
          </table:table-cell>
          <table:table-cell table:style-name="ce51" office:value-type="string" calcext:value-type="string">
            <text:p>Restante dos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44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P=0.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879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954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785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715" office:value-type="float"/>
          <table:table-cell office:value-type="string">
            <text:p>-</text:p>
          </table:table-cell>
          <table:table-cell office:value="0.748" office:value-type="float"/>
          <table:table-cell office:value-type="string">
            <text:p>-</text:p>
          </table:table-cell>
          <table:table-cell office:value="0.824" office:value-type="float"/>
          <table:table-cell office:value-type="string">
            <text:p>-</text:p>
          </table:table-cell>
          <table:table-cell office:value="0.819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861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7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56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63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93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95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13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49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877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951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745" office:value-type="float"/>
          <table:table-cell office:value-type="string">
            <text:p>-</text:p>
          </table:table-cell>
          <table:table-cell office:value="0.806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4" office:value-type="float"/>
          <table:table-cell office:value-type="string">
            <text:p>-</text:p>
          </table:table-cell>
          <table:table-cell office:value="0.738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 office:value="0.814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858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73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7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68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91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95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5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883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4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1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03" office:value-type="float"/>
          <table:table-cell office:value="0.058" office:value-type="float"/>
          <table:table-cell office:value="0.86" office:value-type="float"/>
          <table:table-cell office:value="0.049" office:value-type="float"/>
          <table:table-cell office:value="0.873" office:value-type="float"/>
          <table:table-cell office:value="0.034" office:value-type="float"/>
          <table:table-cell office:value="0.861" office:value-type="float"/>
          <table:table-cell office:value="0.049" office:value-type="float"/>
          <table:table-cell office:value="0.884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898" office:value-type="float"/>
          <table:table-cell office:value="0.046" office:value-type="float"/>
          <table:table-cell office:value="0.93" office:value-type="float"/>
          <table:table-cell office:value="0.035" office:value-type="float"/>
          <table:table-cell office:value="0.932" office:value-type="float"/>
          <table:table-cell office:value="0.032" office:value-type="float"/>
          <table:table-cell office:value="0.952" office:value-type="float"/>
          <table:table-cell office:value="0.02" office:value-type="float"/>
          <table:table-cell office:value="0.958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65" office:value-type="float"/>
          <table:table-cell office:value="0.075" office:value-type="float"/>
          <table:table-cell office:value="0.709" office:value-type="float"/>
          <table:table-cell office:value="0.056" office:value-type="float"/>
          <table:table-cell office:value="0.737" office:value-type="float"/>
          <table:table-cell office:value="0.087" office:value-type="float"/>
          <table:table-cell office:value="0.78" office:value-type="float"/>
          <table:table-cell office:value="0.061" office:value-type="float"/>
          <table:table-cell office:value="0.812" office:value-type="float"/>
          <table:table-cell office:value="0.07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752" office:value-type="float"/>
          <table:table-cell office:value="0.132" office:value-type="float"/>
          <table:table-cell office:value="0.686" office:value-type="float"/>
          <table:table-cell office:value="0.126" office:value-type="float"/>
          <table:table-cell office:value="0.714" office:value-type="float"/>
          <table:table-cell office:value="0.117" office:value-type="float"/>
          <table:table-cell office:value="0.785" office:value-type="float"/>
          <table:table-cell office:value="0.06" office:value-type="float"/>
          <table:table-cell office:value="0.751" office:value-type="float"/>
          <table:table-cell office:value="0.09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661" office:value-type="float"/>
          <table:table-cell office:value="0.096" office:value-type="float"/>
          <table:table-cell office:value="0.711" office:value-type="float"/>
          <table:table-cell office:value="0.036" office:value-type="float"/>
          <table:table-cell office:value="0.732" office:value-type="float"/>
          <table:table-cell office:value="0.097" office:value-type="float"/>
          <table:table-cell office:value="0.747" office:value-type="float"/>
          <table:table-cell office:value="0.101" office:value-type="float"/>
          <table:table-cell office:value="0.783" office:value-type="float"/>
          <table:table-cell office:value="0.06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664" office:value-type="float"/>
          <table:table-cell office:value="0.098" office:value-type="float"/>
          <table:table-cell office:value="0.725" office:value-type="float"/>
          <table:table-cell office:value="0.071" office:value-type="float"/>
          <table:table-cell office:value="0.751" office:value-type="float"/>
          <table:table-cell office:value="0.066" office:value-type="float"/>
          <table:table-cell office:value="0.765" office:value-type="float"/>
          <table:table-cell office:value="0.046" office:value-type="float"/>
          <table:table-cell office:value="0.782" office:value-type="float"/>
          <table:table-cell office:value="0.06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662" office:value-type="float"/>
          <table:table-cell office:value="0.048" office:value-type="float"/>
          <table:table-cell office:value="0.665" office:value-type="float"/>
          <table:table-cell office:value="0.032" office:value-type="float"/>
          <table:table-cell office:value="0.722" office:value-type="float"/>
          <table:table-cell office:value="0.055" office:value-type="float"/>
          <table:table-cell office:value="0.764" office:value-type="float"/>
          <table:table-cell office:value="0.059" office:value-type="float"/>
          <table:table-cell office:value="0.835" office:value-type="float"/>
          <table:table-cell office:value="0.02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653" office:value-type="float"/>
          <table:table-cell office:value="0.04" office:value-type="float"/>
          <table:table-cell office:value="0.723" office:value-type="float"/>
          <table:table-cell office:value="0.082" office:value-type="float"/>
          <table:table-cell office:value="0.777" office:value-type="float"/>
          <table:table-cell office:value="0.083" office:value-type="float"/>
          <table:table-cell office:value="0.823" office:value-type="float"/>
          <table:table-cell office:value="0.051" office:value-type="float"/>
          <table:table-cell office:value="0.828" office:value-type="float"/>
          <table:table-cell office:value="0.06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67" office:value-type="float"/>
          <table:table-cell office:value="0.038" office:value-type="float"/>
          <table:table-cell office:value="0.696" office:value-type="float"/>
          <table:table-cell office:value="0.05" office:value-type="float"/>
          <table:table-cell office:value="0.737" office:value-type="float"/>
          <table:table-cell office:value="0.063" office:value-type="float"/>
          <table:table-cell office:value="0.766" office:value-type="float"/>
          <table:table-cell office:value="0.06" office:value-type="float"/>
          <table:table-cell office:value="0.808" office:value-type="float"/>
          <table:table-cell office:value="0.08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775" office:value-type="float"/>
          <table:table-cell office:value="0.047" office:value-type="float"/>
          <table:table-cell office:value="0.796" office:value-type="float"/>
          <table:table-cell office:value="0.05" office:value-type="float"/>
          <table:table-cell office:value="0.819" office:value-type="float"/>
          <table:table-cell office:value="0.03" office:value-type="float"/>
          <table:table-cell office:value="0.821" office:value-type="float"/>
          <table:table-cell office:value="0.036" office:value-type="float"/>
          <table:table-cell office:value="0.85" office:value-type="float"/>
          <table:table-cell office:value="0.03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669" office:value-type="float"/>
          <table:table-cell office:value="0.036" office:value-type="float"/>
          <table:table-cell office:value="0.7" office:value-type="float"/>
          <table:table-cell office:value="0.026" office:value-type="float"/>
          <table:table-cell office:value="0.721" office:value-type="float"/>
          <table:table-cell office:value="0.056" office:value-type="float"/>
          <table:table-cell office:value="0.761" office:value-type="float"/>
          <table:table-cell office:value="0.047" office:value-type="float"/>
          <table:table-cell office:value="0.812" office:value-type="float"/>
          <table:table-cell office:value="0.05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66" office:value-type="float"/>
          <table:table-cell office:value="0.091" office:value-type="float"/>
          <table:table-cell office:value="0.705" office:value-type="float"/>
          <table:table-cell office:value="0.045" office:value-type="float"/>
          <table:table-cell office:value="0.772" office:value-type="float"/>
          <table:table-cell office:value="0.056" office:value-type="float"/>
          <table:table-cell office:value="0.778" office:value-type="float"/>
          <table:table-cell office:value="0.096" office:value-type="float"/>
          <table:table-cell office:value="0.804" office:value-type="float"/>
          <table:table-cell office:value="0.0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49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94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676" office:value-type="float"/>
          <table:table-cell office:value-type="string">
            <text:p>-</text:p>
          </table:table-cell>
          <table:table-cell office:value="0.698" office:value-type="float"/>
          <table:table-cell office:value-type="string">
            <text:p>-</text:p>
          </table:table-cell>
          <table:table-cell office:value="0.77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825" office:value-type="float"/>
          <table:table-cell office:value-type="string">
            <text:p>-</text:p>
          </table:table-cell>
          <table:table-cell office:value="0.772" office:value-type="float"/>
          <table:table-cell office:value-type="string">
            <text:p>-</text:p>
          </table:table-cell>
          <table:table-cell office:value="0.81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704" office:value-type="float"/>
          <table:table-cell office:value-type="string">
            <text:p>-</text:p>
          </table:table-cell>
          <table:table-cell office:value="0.732" office:value-type="float"/>
          <table:table-cell office:value-type="string">
            <text:p>-</text:p>
          </table:table-cell>
          <table:table-cell office:value="0.799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683" office:value-type="float"/>
          <table:table-cell office:value-type="string">
            <text:p>-</text:p>
          </table:table-cell>
          <table:table-cell office:value="0.748" office:value-type="float"/>
          <table:table-cell office:value-type="string">
            <text:p>-</text:p>
          </table:table-cell>
          <table:table-cell office:value="0.776" office:value-type="float"/>
          <table:table-cell office:value-type="string">
            <text:p>-</text:p>
          </table:table-cell>
          <table:table-cell office:value="0.782" office:value-type="float"/>
          <table:table-cell office:value-type="string">
            <text:p>-</text:p>
          </table:table-cell>
          <table:table-cell office:value="0.8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64" office:value-type="float"/>
          <table:table-cell office:value-type="string">
            <text:p>-</text:p>
          </table:table-cell>
          <table:table-cell office:value="0.659" office:value-type="float"/>
          <table:table-cell office:value-type="string">
            <text:p>-</text:p>
          </table:table-cell>
          <table:table-cell office:value="0.73" office:value-type="float"/>
          <table:table-cell office:value-type="string">
            <text:p>-</text:p>
          </table:table-cell>
          <table:table-cell office:value="0.789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637" office:value-type="float"/>
          <table:table-cell office:value-type="string">
            <text:p>-</text:p>
          </table:table-cell>
          <table:table-cell office:value="0.738" office:value-type="float"/>
          <table:table-cell office:value-type="string">
            <text:p>-</text:p>
          </table:table-cell>
          <table:table-cell office:value="0.796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659" office:value-type="float"/>
          <table:table-cell office:value-type="string">
            <text:p>-</text:p>
          </table:table-cell>
          <table:table-cell office:value="0.691" office:value-type="float"/>
          <table:table-cell office:value-type="string">
            <text:p>-</text:p>
          </table:table-cell>
          <table:table-cell office:value="0.741" office:value-type="float"/>
          <table:table-cell office:value-type="string">
            <text:p>-</text:p>
          </table:table-cell>
          <table:table-cell office:value="0.775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795" office:value-type="float"/>
          <table:table-cell office:value-type="string">
            <text:p>-</text:p>
          </table:table-cell>
          <table:table-cell office:value="0.825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653" office:value-type="float"/>
          <table:table-cell office:value-type="string">
            <text:p>-</text:p>
          </table:table-cell>
          <table:table-cell office:value="0.687" office:value-type="float"/>
          <table:table-cell office:value-type="string">
            <text:p>-</text:p>
          </table:table-cell>
          <table:table-cell office:value="0.715" office:value-type="float"/>
          <table:table-cell office:value-type="string">
            <text:p>-</text:p>
          </table:table-cell>
          <table:table-cell office:value="0.766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689" office:value-type="float"/>
          <table:table-cell office:value-type="string">
            <text:p>-</text:p>
          </table:table-cell>
          <table:table-cell office:value="0.703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52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675" office:value-type="float"/>
          <table:table-cell office:value-type="string">
            <text:p>-</text:p>
          </table:table-cell>
          <table:table-cell office:value="0.69" office:value-type="float"/>
          <table:table-cell office:value-type="string">
            <text:p>-</text:p>
          </table:table-cell>
          <table:table-cell office:value="0.765" office:value-type="float"/>
          <table:table-cell office:value-type="string">
            <text:p>-</text:p>
          </table:table-cell>
          <table:table-cell office:value="0.794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83" office:value-type="float"/>
          <table:table-cell office:value-type="string">
            <text:p>-</text:p>
          </table:table-cell>
          <table:table-cell office:value="0.774" office:value-type="float"/>
          <table:table-cell office:value-type="string">
            <text:p>-</text:p>
          </table:table-cell>
          <table:table-cell office:value="0.816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707" office:value-type="float"/>
          <table:table-cell office:value-type="string">
            <text:p>-</text:p>
          </table:table-cell>
          <table:table-cell office:value="0.734" office:value-type="float"/>
          <table:table-cell office:value-type="string">
            <text:p>-</text:p>
          </table:table-cell>
          <table:table-cell office:value="0.794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677" office:value-type="float"/>
          <table:table-cell office:value-type="string">
            <text:p>-</text:p>
          </table:table-cell>
          <table:table-cell office:value="0.75" office:value-type="float"/>
          <table:table-cell office:value-type="string">
            <text:p>-</text:p>
          </table:table-cell>
          <table:table-cell office:value="0.771" office:value-type="float"/>
          <table:table-cell office:value-type="string">
            <text:p>-</text:p>
          </table:table-cell>
          <table:table-cell office:value="0.783" office:value-type="float"/>
          <table:table-cell office:value-type="string">
            <text:p>-</text:p>
          </table:table-cell>
          <table:table-cell office:value="0.8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644" office:value-type="float"/>
          <table:table-cell office:value-type="string">
            <text:p>-</text:p>
          </table:table-cell>
          <table:table-cell office:value="0.659" office:value-type="float"/>
          <table:table-cell office:value-type="string">
            <text:p>-</text:p>
          </table:table-cell>
          <table:table-cell office:value="0.725" office:value-type="float"/>
          <table:table-cell office:value-type="string">
            <text:p>-</text:p>
          </table:table-cell>
          <table:table-cell office:value="0.792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641" office:value-type="float"/>
          <table:table-cell office:value-type="string">
            <text:p>-</text:p>
          </table:table-cell>
          <table:table-cell office:value="0.738" office:value-type="float"/>
          <table:table-cell office:value-type="string">
            <text:p>-</text:p>
          </table:table-cell>
          <table:table-cell office:value="0.801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664" office:value-type="float"/>
          <table:table-cell office:value-type="string">
            <text:p>-</text:p>
          </table:table-cell>
          <table:table-cell office:value="0.697" office:value-type="float"/>
          <table:table-cell office:value-type="string">
            <text:p>-</text:p>
          </table:table-cell>
          <table:table-cell office:value="0.742" office:value-type="float"/>
          <table:table-cell office:value-type="string">
            <text:p>-</text:p>
          </table:table-cell>
          <table:table-cell office:value="0.774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799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657" office:value-type="float"/>
          <table:table-cell office:value-type="string">
            <text:p>-</text:p>
          </table:table-cell>
          <table:table-cell office:value="0.695" office:value-type="float"/>
          <table:table-cell office:value-type="string">
            <text:p>-</text:p>
          </table:table-cell>
          <table:table-cell office:value="0.719" office:value-type="float"/>
          <table:table-cell office:value-type="string">
            <text:p>-</text:p>
          </table:table-cell>
          <table:table-cell office:value="0.772" office:value-type="float"/>
          <table:table-cell office:value-type="string">
            <text:p>-</text:p>
          </table:table-cell>
          <table:table-cell office:value="0.8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69" office:value-type="float"/>
          <table:table-cell office:value-type="string">
            <text:p>-</text:p>
          </table:table-cell>
          <table:table-cell office:value="0.704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49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01" office:value-type="float"/>
          <table:table-cell office:value-type="string">
            <text:p>-</text:p>
          </table:table-cell>
          <table:table-cell office:value="0.717" office:value-type="float"/>
          <table:table-cell office:value-type="string">
            <text:p>-</text:p>
          </table:table-cell>
          <table:table-cell office:value="0.794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822" office:value-type="float"/>
          <table:table-cell office:value-type="string">
            <text:p>-</text:p>
          </table:table-cell>
          <table:table-cell office:value="0.746" office:value-type="float"/>
          <table:table-cell office:value-type="string">
            <text:p>-</text:p>
          </table:table-cell>
          <table:table-cell office:value="0.783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78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712" office:value-type="float"/>
          <table:table-cell office:value-type="string">
            <text:p>-</text:p>
          </table:table-cell>
          <table:table-cell office:value="0.744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709" office:value-type="float"/>
          <table:table-cell office:value-type="string">
            <text:p>-</text:p>
          </table:table-cell>
          <table:table-cell office:value="0.762" office:value-type="float"/>
          <table:table-cell office:value-type="string">
            <text:p>-</text:p>
          </table:table-cell>
          <table:table-cell office:value="0.792" office:value-type="float"/>
          <table:table-cell office:value-type="string">
            <text:p>-</text:p>
          </table:table-cell>
          <table:table-cell office:value="0.796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652" office:value-type="float"/>
          <table:table-cell office:value-type="string">
            <text:p>-</text:p>
          </table:table-cell>
          <table:table-cell office:value="0.67" office:value-type="float"/>
          <table:table-cell office:value-type="string">
            <text:p>-</text:p>
          </table:table-cell>
          <table:table-cell office:value="0.744" office:value-type="float"/>
          <table:table-cell office:value-type="string">
            <text:p>-</text:p>
          </table:table-cell>
          <table:table-cell office:value="0.799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641" office:value-type="float"/>
          <table:table-cell office:value-type="string">
            <text:p>-</text:p>
          </table:table-cell>
          <table:table-cell office:value="0.761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666" office:value-type="float"/>
          <table:table-cell office:value-type="string">
            <text:p>-</text:p>
          </table:table-cell>
          <table:table-cell office:value="0.699" office:value-type="float"/>
          <table:table-cell office:value-type="string">
            <text:p>-</text:p>
          </table:table-cell>
          <table:table-cell office:value="0.751" office:value-type="float"/>
          <table:table-cell office:value-type="string">
            <text:p>-</text:p>
          </table:table-cell>
          <table:table-cell office:value="0.789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8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662" office:value-type="float"/>
          <table:table-cell office:value-type="string">
            <text:p>-</text:p>
          </table:table-cell>
          <table:table-cell office:value="0.699" office:value-type="float"/>
          <table:table-cell office:value-type="string">
            <text:p>-</text:p>
          </table:table-cell>
          <table:table-cell office:value="0.728" office:value-type="float"/>
          <table:table-cell office:value-type="string">
            <text:p>-</text:p>
          </table:table-cell>
          <table:table-cell office:value="0.779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705" office:value-type="float"/>
          <table:table-cell office:value-type="string">
            <text:p>-</text:p>
          </table:table-cell>
          <table:table-cell office:value="0.714" office:value-type="float"/>
          <table:table-cell office:value-type="string">
            <text:p>-</text:p>
          </table:table-cell>
          <table:table-cell office:value="0.797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5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1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751" office:value-type="float"/>
          <table:table-cell office:value="0.049" office:value-type="float"/>
          <table:table-cell office:value="0.788" office:value-type="float"/>
          <table:table-cell office:value="0.044" office:value-type="float"/>
          <table:table-cell office:value="0.815" office:value-type="float"/>
          <table:table-cell office:value="0.022" office:value-type="float"/>
          <table:table-cell office:value="0.812" office:value-type="float"/>
          <table:table-cell office:value="0.03" office:value-type="float"/>
          <table:table-cell office:value="0.812" office:value-type="float"/>
          <table:table-cell office:value="0.04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37" office:value-type="float"/>
          <table:table-cell office:value="0.048" office:value-type="float"/>
          <table:table-cell office:value="0.678" office:value-type="float"/>
          <table:table-cell office:value="0.076" office:value-type="float"/>
          <table:table-cell office:value="0.741" office:value-type="float"/>
          <table:table-cell office:value="0.045" office:value-type="float"/>
          <table:table-cell office:value="0.819" office:value-type="float"/>
          <table:table-cell office:value="0.051" office:value-type="float"/>
          <table:table-cell office:value="0.811" office:value-type="float"/>
          <table:table-cell office:value="0.05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936" office:value-type="float"/>
          <table:table-cell office:value="0.028" office:value-type="float"/>
          <table:table-cell office:value="0.96" office:value-type="float"/>
          <table:table-cell office:value="0.012" office:value-type="float"/>
          <table:table-cell office:value="0.963" office:value-type="float"/>
          <table:table-cell office:value="0.017" office:value-type="float"/>
          <table:table-cell office:value="0.971" office:value-type="float"/>
          <table:table-cell office:value="0.009" office:value-type="float"/>
          <table:table-cell office:value="0.969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716" office:value-type="float"/>
          <table:table-cell office:value="0.066" office:value-type="float"/>
          <table:table-cell office:value="0.705" office:value-type="float"/>
          <table:table-cell office:value="0.043" office:value-type="float"/>
          <table:table-cell office:value="0.712" office:value-type="float"/>
          <table:table-cell office:value="0.05" office:value-type="float"/>
          <table:table-cell office:value="0.746" office:value-type="float"/>
          <table:table-cell office:value="0.034" office:value-type="float"/>
          <table:table-cell office:value="0.735" office:value-type="float"/>
          <table:table-cell office:value="0.02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597" office:value-type="float"/>
          <table:table-cell office:value="0.049" office:value-type="float"/>
          <table:table-cell office:value="0.696" office:value-type="float"/>
          <table:table-cell office:value="0.054" office:value-type="float"/>
          <table:table-cell office:value="0.726" office:value-type="float"/>
          <table:table-cell office:value="0.052" office:value-type="float"/>
          <table:table-cell office:value="0.746" office:value-type="float"/>
          <table:table-cell office:value="0.041" office:value-type="float"/>
          <table:table-cell office:value="0.797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774" office:value-type="float"/>
          <table:table-cell office:value="0.088" office:value-type="float"/>
          <table:table-cell office:value="0.811" office:value-type="float"/>
          <table:table-cell office:value="0.038" office:value-type="float"/>
          <table:table-cell office:value="0.819" office:value-type="float"/>
          <table:table-cell office:value="0.038" office:value-type="float"/>
          <table:table-cell office:value="0.834" office:value-type="float"/>
          <table:table-cell office:value="0.054" office:value-type="float"/>
          <table:table-cell office:value="0.82" office:value-type="float"/>
          <table:table-cell office:value="0.05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669" office:value-type="float"/>
          <table:table-cell office:value="0.082" office:value-type="float"/>
          <table:table-cell office:value="0.693" office:value-type="float"/>
          <table:table-cell office:value="0.071" office:value-type="float"/>
          <table:table-cell office:value="0.743" office:value-type="float"/>
          <table:table-cell office:value="0.09" office:value-type="float"/>
          <table:table-cell office:value="0.811" office:value-type="float"/>
          <table:table-cell office:value="0.063" office:value-type="float"/>
          <table:table-cell office:value="0.835" office:value-type="float"/>
          <table:table-cell office:value="0.03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701" office:value-type="float"/>
          <table:table-cell office:value="0.09" office:value-type="float"/>
          <table:table-cell office:value="0.799" office:value-type="float"/>
          <table:table-cell office:value="0.084" office:value-type="float"/>
          <table:table-cell office:value="0.818" office:value-type="float"/>
          <table:table-cell office:value="0.073" office:value-type="float"/>
          <table:table-cell office:value="0.854" office:value-type="float"/>
          <table:table-cell office:value="0.038" office:value-type="float"/>
          <table:table-cell office:value="0.813" office:value-type="float"/>
          <table:table-cell office:value="0.04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658" office:value-type="float"/>
          <table:table-cell office:value="0.066" office:value-type="float"/>
          <table:table-cell office:value="0.706" office:value-type="float"/>
          <table:table-cell office:value="0.048" office:value-type="float"/>
          <table:table-cell office:value="0.758" office:value-type="float"/>
          <table:table-cell office:value="0.066" office:value-type="float"/>
          <table:table-cell office:value="0.753" office:value-type="float"/>
          <table:table-cell office:value="0.047" office:value-type="float"/>
          <table:table-cell office:value="0.794" office:value-type="float"/>
          <table:table-cell office:value="0.06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714" office:value-type="float"/>
          <table:table-cell office:value="0.075" office:value-type="float"/>
          <table:table-cell office:value="0.754" office:value-type="float"/>
          <table:table-cell office:value="0.052" office:value-type="float"/>
          <table:table-cell office:value="0.759" office:value-type="float"/>
          <table:table-cell office:value="0.032" office:value-type="float"/>
          <table:table-cell office:value="0.776" office:value-type="float"/>
          <table:table-cell office:value="0.042" office:value-type="float"/>
          <table:table-cell office:value="0.775" office:value-type="float"/>
          <table:table-cell office:value="0.03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764" office:value-type="float"/>
          <table:table-cell office:value="0.069" office:value-type="float"/>
          <table:table-cell office:value="0.795" office:value-type="float"/>
          <table:table-cell office:value="0.05" office:value-type="float"/>
          <table:table-cell office:value="0.767" office:value-type="float"/>
          <table:table-cell office:value="0.048" office:value-type="float"/>
          <table:table-cell office:value="0.798" office:value-type="float"/>
          <table:table-cell office:value="0.044" office:value-type="float"/>
          <table:table-cell office:value="0.812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728" office:value-type="float"/>
          <table:table-cell office:value="0.075" office:value-type="float"/>
          <table:table-cell office:value="0.81" office:value-type="float"/>
          <table:table-cell office:value="0.079" office:value-type="float"/>
          <table:table-cell office:value="0.83" office:value-type="float"/>
          <table:table-cell office:value="0.078" office:value-type="float"/>
          <table:table-cell office:value="0.867" office:value-type="float"/>
          <table:table-cell office:value="0.045" office:value-type="float"/>
          <table:table-cell office:value="0.829" office:value-type="float"/>
          <table:table-cell office:value="0.05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791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14" office:value-type="float"/>
          <table:table-cell office:value-type="string">
            <text:p>-</text:p>
          </table:table-cell>
          <table:table-cell office:value="0.636" office:value-type="float"/>
          <table:table-cell office:value-type="string">
            <text:p>-</text:p>
          </table:table-cell>
          <table:table-cell office:value="0.782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759" office:value-type="float"/>
          <table:table-cell office:value-type="string">
            <text:p>-</text:p>
          </table:table-cell>
          <table:table-cell office:value="0.752" office:value-type="float"/>
          <table:table-cell office:value-type="string">
            <text:p>-</text:p>
          </table:table-cell>
          <table:table-cell office:value="0.761" office:value-type="float"/>
          <table:table-cell office:value-type="string">
            <text:p>-</text:p>
          </table:table-cell>
          <table:table-cell office:value="0.79" office:value-type="float"/>
          <table:table-cell office:value-type="string">
            <text:p>-</text:p>
          </table:table-cell>
          <table:table-cell office:value="0.7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606" office:value-type="float"/>
          <table:table-cell office:value-type="string">
            <text:p>-</text:p>
          </table:table-cell>
          <table:table-cell office:value="0.725" office:value-type="float"/>
          <table:table-cell office:value-type="string">
            <text:p>-</text:p>
          </table:table-cell>
          <table:table-cell office:value="0.77" office:value-type="float"/>
          <table:table-cell office:value-type="string">
            <text:p>-</text:p>
          </table:table-cell>
          <table:table-cell office:value="0.792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39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673" office:value-type="float"/>
          <table:table-cell office:value-type="string">
            <text:p>-</text:p>
          </table:table-cell>
          <table:table-cell office:value="0.703" office:value-type="float"/>
          <table:table-cell office:value-type="string">
            <text:p>-</text:p>
          </table:table-cell>
          <table:table-cell office:value="0.777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724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677" office:value-type="float"/>
          <table:table-cell office:value-type="string">
            <text:p>-</text:p>
          </table:table-cell>
          <table:table-cell office:value="0.723" office:value-type="float"/>
          <table:table-cell office:value-type="string">
            <text:p>-</text:p>
          </table:table-cell>
          <table:table-cell office:value="0.782" office:value-type="float"/>
          <table:table-cell office:value-type="string">
            <text:p>-</text:p>
          </table:table-cell>
          <table:table-cell office:value="0.774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754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 office:value="0.791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 office:value="0.8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 office:value="0.807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773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796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14" office:value-type="float"/>
          <table:table-cell office:value-type="string">
            <text:p>-</text:p>
          </table:table-cell>
          <table:table-cell office:value="0.636" office:value-type="float"/>
          <table:table-cell office:value-type="string">
            <text:p>-</text:p>
          </table:table-cell>
          <table:table-cell office:value="0.78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758" office:value-type="float"/>
          <table:table-cell office:value-type="string">
            <text:p>-</text:p>
          </table:table-cell>
          <table:table-cell office:value="0.761" office:value-type="float"/>
          <table:table-cell office:value-type="string">
            <text:p>-</text:p>
          </table:table-cell>
          <table:table-cell office:value="0.765" office:value-type="float"/>
          <table:table-cell office:value-type="string">
            <text:p>-</text:p>
          </table:table-cell>
          <table:table-cell office:value="0.792" office:value-type="float"/>
          <table:table-cell office:value-type="string">
            <text:p>-</text:p>
          </table:table-cell>
          <table:table-cell office:value="0.7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614" office:value-type="float"/>
          <table:table-cell office:value-type="string">
            <text:p>-</text:p>
          </table:table-cell>
          <table:table-cell office:value="0.731" office:value-type="float"/>
          <table:table-cell office:value-type="string">
            <text:p>-</text:p>
          </table:table-cell>
          <table:table-cell office:value="0.775" office:value-type="float"/>
          <table:table-cell office:value-type="string">
            <text:p>-</text:p>
          </table:table-cell>
          <table:table-cell office:value="0.794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5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691" office:value-type="float"/>
          <table:table-cell office:value-type="string">
            <text:p>-</text:p>
          </table:table-cell>
          <table:table-cell office:value="0.707" office:value-type="float"/>
          <table:table-cell office:value-type="string">
            <text:p>-</text:p>
          </table:table-cell>
          <table:table-cell office:value="0.785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737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686" office:value-type="float"/>
          <table:table-cell office:value-type="string">
            <text:p>-</text:p>
          </table:table-cell>
          <table:table-cell office:value="0.725" office:value-type="float"/>
          <table:table-cell office:value-type="string">
            <text:p>-</text:p>
          </table:table-cell>
          <table:table-cell office:value="0.781" office:value-type="float"/>
          <table:table-cell office:value-type="string">
            <text:p>-</text:p>
          </table:table-cell>
          <table:table-cell office:value="0.776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762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 office:value="0.8" office:value-type="float"/>
          <table:table-cell office:value-type="string">
            <text:p>-</text:p>
          </table:table-cell>
          <table:table-cell office:value="0.812" office:value-type="float"/>
          <table:table-cell office:value-type="string">
            <text:p>-</text:p>
          </table:table-cell>
          <table:table-cell office:value="0.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04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 office:value="0.809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778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782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11" office:value-type="float"/>
          <table:table-cell office:value-type="string">
            <text:p>-</text:p>
          </table:table-cell>
          <table:table-cell office:value="0.629" office:value-type="float"/>
          <table:table-cell office:value-type="string">
            <text:p>-</text:p>
          </table:table-cell>
          <table:table-cell office:value="0.763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97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765" office:value-type="float"/>
          <table:table-cell office:value-type="string">
            <text:p>-</text:p>
          </table:table-cell>
          <table:table-cell office:value="0.748" office:value-type="float"/>
          <table:table-cell office:value-type="string">
            <text:p>-</text:p>
          </table:table-cell>
          <table:table-cell office:value="0.76" office:value-type="float"/>
          <table:table-cell office:value-type="string">
            <text:p>-</text:p>
          </table:table-cell>
          <table:table-cell office:value="0.79" office:value-type="float"/>
          <table:table-cell office:value-type="string">
            <text:p>-</text:p>
          </table:table-cell>
          <table:table-cell office:value="0.7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614" office:value-type="float"/>
          <table:table-cell office:value-type="string">
            <text:p>-</text:p>
          </table:table-cell>
          <table:table-cell office:value="0.734" office:value-type="float"/>
          <table:table-cell office:value-type="string">
            <text:p>-</text:p>
          </table:table-cell>
          <table:table-cell office:value="0.776" office:value-type="float"/>
          <table:table-cell office:value-type="string">
            <text:p>-</text:p>
          </table:table-cell>
          <table:table-cell office:value="0.798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45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685" office:value-type="float"/>
          <table:table-cell office:value-type="string">
            <text:p>-</text:p>
          </table:table-cell>
          <table:table-cell office:value="0.719" office:value-type="float"/>
          <table:table-cell office:value-type="string">
            <text:p>-</text:p>
          </table:table-cell>
          <table:table-cell office:value="0.791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741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688" office:value-type="float"/>
          <table:table-cell office:value-type="string">
            <text:p>-</text:p>
          </table:table-cell>
          <table:table-cell office:value="0.732" office:value-type="float"/>
          <table:table-cell office:value-type="string">
            <text:p>-</text:p>
          </table:table-cell>
          <table:table-cell office:value="0.792" office:value-type="float"/>
          <table:table-cell office:value-type="string">
            <text:p>-</text:p>
          </table:table-cell>
          <table:table-cell office:value="0.782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75" office:value-type="float"/>
          <table:table-cell office:value-type="string">
            <text:p>-</text:p>
          </table:table-cell>
          <table:table-cell office:value="0.801" office:value-type="float"/>
          <table:table-cell office:value-type="string">
            <text:p>-</text:p>
          </table:table-cell>
          <table:table-cell office:value="0.784" office:value-type="float"/>
          <table:table-cell office:value-type="string">
            <text:p>-</text:p>
          </table:table-cell>
          <table:table-cell office:value="0.808" office:value-type="float"/>
          <table:table-cell office:value-type="string">
            <text:p>-</text:p>
          </table:table-cell>
          <table:table-cell office:value="0.7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08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12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778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1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1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68" office:value-type="float"/>
          <table:table-cell office:value="0.043" office:value-type="float"/>
          <table:table-cell office:value="0.871" office:value-type="float"/>
          <table:table-cell office:value="0.026" office:value-type="float"/>
          <table:table-cell office:value="0.882" office:value-type="float"/>
          <table:table-cell office:value="0.022" office:value-type="float"/>
          <table:table-cell office:value="0.885" office:value-type="float"/>
          <table:table-cell office:value="0.017" office:value-type="float"/>
          <table:table-cell office:value="0.885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709" office:value-type="float"/>
          <table:table-cell office:value="0.074" office:value-type="float"/>
          <table:table-cell office:value="0.781" office:value-type="float"/>
          <table:table-cell office:value="0.085" office:value-type="float"/>
          <table:table-cell office:value="0.818" office:value-type="float"/>
          <table:table-cell office:value="0.059" office:value-type="float"/>
          <table:table-cell office:value="0.829" office:value-type="float"/>
          <table:table-cell office:value="0.036" office:value-type="float"/>
          <table:table-cell office:value="0.831" office:value-type="float"/>
          <table:table-cell office:value="0.04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29" office:value-type="float"/>
          <table:table-cell office:value="0.052" office:value-type="float"/>
          <table:table-cell office:value="0.658" office:value-type="float"/>
          <table:table-cell office:value="0.052" office:value-type="float"/>
          <table:table-cell office:value="0.7" office:value-type="float"/>
          <table:table-cell office:value="0.052" office:value-type="float"/>
          <table:table-cell office:value="0.686" office:value-type="float"/>
          <table:table-cell office:value="0.042" office:value-type="float"/>
          <table:table-cell office:value="0.704" office:value-type="float"/>
          <table:table-cell office:value="0.05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879" office:value-type="float"/>
          <table:table-cell office:value="0.023" office:value-type="float"/>
          <table:table-cell office:value="0.905" office:value-type="float"/>
          <table:table-cell office:value="0.025" office:value-type="float"/>
          <table:table-cell office:value="0.911" office:value-type="float"/>
          <table:table-cell office:value="0.034" office:value-type="float"/>
          <table:table-cell office:value="0.917" office:value-type="float"/>
          <table:table-cell office:value="0.03" office:value-type="float"/>
          <table:table-cell office:value="0.936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778" office:value-type="float"/>
          <table:table-cell office:value="0.038" office:value-type="float"/>
          <table:table-cell office:value="0.811" office:value-type="float"/>
          <table:table-cell office:value="0.029" office:value-type="float"/>
          <table:table-cell office:value="0.825" office:value-type="float"/>
          <table:table-cell office:value="0.034" office:value-type="float"/>
          <table:table-cell office:value="0.832" office:value-type="float"/>
          <table:table-cell office:value="0.046" office:value-type="float"/>
          <table:table-cell office:value="0.875" office:value-type="float"/>
          <table:table-cell office:value="0.0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771" office:value-type="float"/>
          <table:table-cell office:value="0.043" office:value-type="float"/>
          <table:table-cell office:value="0.8" office:value-type="float"/>
          <table:table-cell office:value="0.041" office:value-type="float"/>
          <table:table-cell office:value="0.821" office:value-type="float"/>
          <table:table-cell office:value="0.039" office:value-type="float"/>
          <table:table-cell office:value="0.833" office:value-type="float"/>
          <table:table-cell office:value="0.027" office:value-type="float"/>
          <table:table-cell office:value="0.837" office:value-type="float"/>
          <table:table-cell office:value="0.03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771" office:value-type="float"/>
          <table:table-cell office:value="0.029" office:value-type="float"/>
          <table:table-cell office:value="0.771" office:value-type="float"/>
          <table:table-cell office:value="0.024" office:value-type="float"/>
          <table:table-cell office:value="0.814" office:value-type="float"/>
          <table:table-cell office:value="0.041" office:value-type="float"/>
          <table:table-cell office:value="0.819" office:value-type="float"/>
          <table:table-cell office:value="0.038" office:value-type="float"/>
          <table:table-cell office:value="0.841" office:value-type="float"/>
          <table:table-cell office:value="0.02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78" office:value-type="float"/>
          <table:table-cell office:value="0.042" office:value-type="float"/>
          <table:table-cell office:value="0.813" office:value-type="float"/>
          <table:table-cell office:value="0.025" office:value-type="float"/>
          <table:table-cell office:value="0.819" office:value-type="float"/>
          <table:table-cell office:value="0.057" office:value-type="float"/>
          <table:table-cell office:value="0.857" office:value-type="float"/>
          <table:table-cell office:value="0.023" office:value-type="float"/>
          <table:table-cell office:value="0.862" office:value-type="float"/>
          <table:table-cell office:value="0.02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765" office:value-type="float"/>
          <table:table-cell office:value="0.045" office:value-type="float"/>
          <table:table-cell office:value="0.762" office:value-type="float"/>
          <table:table-cell office:value="0.048" office:value-type="float"/>
          <table:table-cell office:value="0.767" office:value-type="float"/>
          <table:table-cell office:value="0.041" office:value-type="float"/>
          <table:table-cell office:value="0.763" office:value-type="float"/>
          <table:table-cell office:value="0.044" office:value-type="float"/>
          <table:table-cell office:value="0.79" office:value-type="float"/>
          <table:table-cell office:value="0.07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851" office:value-type="float"/>
          <table:table-cell office:value="0.039" office:value-type="float"/>
          <table:table-cell office:value="0.863" office:value-type="float"/>
          <table:table-cell office:value="0.021" office:value-type="float"/>
          <table:table-cell office:value="0.88" office:value-type="float"/>
          <table:table-cell office:value="0.015" office:value-type="float"/>
          <table:table-cell office:value="0.878" office:value-type="float"/>
          <table:table-cell office:value="0.021" office:value-type="float"/>
          <table:table-cell office:value="0.879" office:value-type="float"/>
          <table:table-cell office:value="0.02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73" office:value-type="float"/>
          <table:table-cell office:value="0.036" office:value-type="float"/>
          <table:table-cell office:value="0.77" office:value-type="float"/>
          <table:table-cell office:value="0.038" office:value-type="float"/>
          <table:table-cell office:value="0.768" office:value-type="float"/>
          <table:table-cell office:value="0.053" office:value-type="float"/>
          <table:table-cell office:value="0.788" office:value-type="float"/>
          <table:table-cell office:value="0.044" office:value-type="float"/>
          <table:table-cell office:value="0.813" office:value-type="float"/>
          <table:table-cell office:value="0.02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795" office:value-type="float"/>
          <table:table-cell office:value="0.027" office:value-type="float"/>
          <table:table-cell office:value="0.818" office:value-type="float"/>
          <table:table-cell office:value="0.027" office:value-type="float"/>
          <table:table-cell office:value="0.829" office:value-type="float"/>
          <table:table-cell office:value="0.047" office:value-type="float"/>
          <table:table-cell office:value="0.844" office:value-type="float"/>
          <table:table-cell office:value="0.026" office:value-type="float"/>
          <table:table-cell office:value="0.88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9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728" office:value-type="float"/>
          <table:table-cell office:value-type="string">
            <text:p>-</text:p>
          </table:table-cell>
          <table:table-cell office:value="0.822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62" office:value-type="float"/>
          <table:table-cell office:value-type="string">
            <text:p>-</text:p>
          </table:table-cell>
          <table:table-cell office:value="0.666" office:value-type="float"/>
          <table:table-cell office:value-type="string">
            <text:p>-</text:p>
          </table:table-cell>
          <table:table-cell office:value="0.695" office:value-type="float"/>
          <table:table-cell office:value-type="string">
            <text:p>-</text:p>
          </table:table-cell>
          <table:table-cell office:value="0.685" office:value-type="float"/>
          <table:table-cell office:value-type="string">
            <text:p>-</text:p>
          </table:table-cell>
          <table:table-cell office:value="0.70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01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796" office:value-type="float"/>
          <table:table-cell office:value-type="string">
            <text:p>-</text:p>
          </table:table-cell>
          <table:table-cell office:value="0.824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784" office:value-type="float"/>
          <table:table-cell office:value-type="string">
            <text:p>-</text:p>
          </table:table-cell>
          <table:table-cell office:value="0.819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78" office:value-type="float"/>
          <table:table-cell office:value-type="string">
            <text:p>-</text:p>
          </table:table-cell>
          <table:table-cell office:value="0.778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792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776" office:value-type="float"/>
          <table:table-cell office:value-type="string">
            <text:p>-</text:p>
          </table:table-cell>
          <table:table-cell office:value="0.771" office:value-type="float"/>
          <table:table-cell office:value-type="string">
            <text:p>-</text:p>
          </table:table-cell>
          <table:table-cell office:value="0.779" office:value-type="float"/>
          <table:table-cell office:value-type="string">
            <text:p>-</text:p>
          </table:table-cell>
          <table:table-cell office:value="0.774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882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736" office:value-type="float"/>
          <table:table-cell office:value-type="string">
            <text:p>-</text:p>
          </table:table-cell>
          <table:table-cell office:value="0.778" office:value-type="float"/>
          <table:table-cell office:value-type="string">
            <text:p>-</text:p>
          </table:table-cell>
          <table:table-cell office:value="0.779" office:value-type="float"/>
          <table:table-cell office:value-type="string">
            <text:p>-</text:p>
          </table:table-cell>
          <table:table-cell office:value="0.799" office:value-type="float"/>
          <table:table-cell office:value-type="string">
            <text:p>-</text:p>
          </table:table-cell>
          <table:table-cell office:value="0.8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823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97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727" office:value-type="float"/>
          <table:table-cell office:value-type="string">
            <text:p>-</text:p>
          </table:table-cell>
          <table:table-cell office:value="0.823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621" office:value-type="float"/>
          <table:table-cell office:value-type="string">
            <text:p>-</text:p>
          </table:table-cell>
          <table:table-cell office:value="0.665" office:value-type="float"/>
          <table:table-cell office:value-type="string">
            <text:p>-</text:p>
          </table:table-cell>
          <table:table-cell office:value="0.701" office:value-type="float"/>
          <table:table-cell office:value-type="string">
            <text:p>-</text:p>
          </table:table-cell>
          <table:table-cell office:value="0.685" office:value-type="float"/>
          <table:table-cell office:value-type="string">
            <text:p>-</text:p>
          </table:table-cell>
          <table:table-cell office:value="0.7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07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795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785" office:value-type="float"/>
          <table:table-cell office:value-type="string">
            <text:p>-</text:p>
          </table:table-cell>
          <table:table-cell office:value="0.824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782" office:value-type="float"/>
          <table:table-cell office:value-type="string">
            <text:p>-</text:p>
          </table:table-cell>
          <table:table-cell office:value="0.779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795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784" office:value-type="float"/>
          <table:table-cell office:value-type="string">
            <text:p>-</text:p>
          </table:table-cell>
          <table:table-cell office:value="0.773" office:value-type="float"/>
          <table:table-cell office:value-type="string">
            <text:p>-</text:p>
          </table:table-cell>
          <table:table-cell office:value="0.784" office:value-type="float"/>
          <table:table-cell office:value-type="string">
            <text:p>-</text:p>
          </table:table-cell>
          <table:table-cell office:value="0.78" office:value-type="float"/>
          <table:table-cell office:value-type="string">
            <text:p>-</text:p>
          </table:table-cell>
          <table:table-cell office:value="0.8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884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739" office:value-type="float"/>
          <table:table-cell office:value-type="string">
            <text:p>-</text:p>
          </table:table-cell>
          <table:table-cell office:value="0.783" office:value-type="float"/>
          <table:table-cell office:value-type="string">
            <text:p>-</text:p>
          </table:table-cell>
          <table:table-cell office:value="0.784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 office:value="0.8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824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737" office:value-type="float"/>
          <table:table-cell office:value-type="string">
            <text:p>-</text:p>
          </table:table-cell>
          <table:table-cell office:value="0.816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641" office:value-type="float"/>
          <table:table-cell office:value-type="string">
            <text:p>-</text:p>
          </table:table-cell>
          <table:table-cell office:value="0.679" office:value-type="float"/>
          <table:table-cell office:value-type="string">
            <text:p>-</text:p>
          </table:table-cell>
          <table:table-cell office:value="0.71" office:value-type="float"/>
          <table:table-cell office:value-type="string">
            <text:p>-</text:p>
          </table:table-cell>
          <table:table-cell office:value="0.7" office:value-type="float"/>
          <table:table-cell office:value-type="string">
            <text:p>-</text:p>
          </table:table-cell>
          <table:table-cell office:value="0.7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07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02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797" office:value-type="float"/>
          <table:table-cell office:value-type="string">
            <text:p>-</text:p>
          </table:table-cell>
          <table:table-cell office:value="0.823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787" office:value-type="float"/>
          <table:table-cell office:value-type="string">
            <text:p>-</text:p>
          </table:table-cell>
          <table:table-cell office:value="0.785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01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782" office:value-type="float"/>
          <table:table-cell office:value-type="string">
            <text:p>-</text:p>
          </table:table-cell>
          <table:table-cell office:value="0.783" office:value-type="float"/>
          <table:table-cell office:value-type="string">
            <text:p>-</text:p>
          </table:table-cell>
          <table:table-cell office:value="0.786" office:value-type="float"/>
          <table:table-cell office:value-type="string">
            <text:p>-</text:p>
          </table:table-cell>
          <table:table-cell office:value="0.784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885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748" office:value-type="float"/>
          <table:table-cell office:value-type="string">
            <text:p>-</text:p>
          </table:table-cell>
          <table:table-cell office:value="0.792" office:value-type="float"/>
          <table:table-cell office:value-type="string">
            <text:p>-</text:p>
          </table:table-cell>
          <table:table-cell office:value="0.792" office:value-type="float"/>
          <table:table-cell office:value-type="string">
            <text:p>-</text:p>
          </table:table-cell>
          <table:table-cell office:value="0.812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833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2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1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54" office:value-type="float"/>
          <table:table-cell office:value="0.049" office:value-type="float"/>
          <table:table-cell office:value="0.868" office:value-type="float"/>
          <table:table-cell office:value="0.038" office:value-type="float"/>
          <table:table-cell office:value="0.88" office:value-type="float"/>
          <table:table-cell office:value="0.04" office:value-type="float"/>
          <table:table-cell office:value="0.882" office:value-type="float"/>
          <table:table-cell office:value="0.033" office:value-type="float"/>
          <table:table-cell office:value="0.888" office:value-type="float"/>
          <table:table-cell office:value="0.04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85" office:value-type="float"/>
          <table:table-cell office:value="0.035" office:value-type="float"/>
          <table:table-cell office:value="0.776" office:value-type="float"/>
          <table:table-cell office:value="0.083" office:value-type="float"/>
          <table:table-cell office:value="0.832" office:value-type="float"/>
          <table:table-cell office:value="0.085" office:value-type="float"/>
          <table:table-cell office:value="0.845" office:value-type="float"/>
          <table:table-cell office:value="0.059" office:value-type="float"/>
          <table:table-cell office:value="0.837" office:value-type="float"/>
          <table:table-cell office:value="0.05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37" office:value-type="float"/>
          <table:table-cell office:value="0.091" office:value-type="float"/>
          <table:table-cell office:value="0.677" office:value-type="float"/>
          <table:table-cell office:value="0.069" office:value-type="float"/>
          <table:table-cell office:value="0.734" office:value-type="float"/>
          <table:table-cell office:value="0.07" office:value-type="float"/>
          <table:table-cell office:value="0.741" office:value-type="float"/>
          <table:table-cell office:value="0.037" office:value-type="float"/>
          <table:table-cell office:value="0.75" office:value-type="float"/>
          <table:table-cell office:value="0.05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916" office:value-type="float"/>
          <table:table-cell office:value="0.019" office:value-type="float"/>
          <table:table-cell office:value="0.926" office:value-type="float"/>
          <table:table-cell office:value="0.017" office:value-type="float"/>
          <table:table-cell office:value="0.929" office:value-type="float"/>
          <table:table-cell office:value="0.02" office:value-type="float"/>
          <table:table-cell office:value="0.933" office:value-type="float"/>
          <table:table-cell office:value="0.021" office:value-type="float"/>
          <table:table-cell office:value="0.936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946" office:value-type="float"/>
          <table:table-cell office:value="0.051" office:value-type="float"/>
          <table:table-cell office:value="0.966" office:value-type="float"/>
          <table:table-cell office:value="0.011" office:value-type="float"/>
          <table:table-cell office:value="0.967" office:value-type="float"/>
          <table:table-cell office:value="0.009" office:value-type="float"/>
          <table:table-cell office:value="0.971" office:value-type="float"/>
          <table:table-cell office:value="0.016" office:value-type="float"/>
          <table:table-cell office:value="0.98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54" office:value-type="float"/>
          <table:table-cell office:value="0.048" office:value-type="float"/>
          <table:table-cell office:value="0.875" office:value-type="float"/>
          <table:table-cell office:value="0.027" office:value-type="float"/>
          <table:table-cell office:value="0.912" office:value-type="float"/>
          <table:table-cell office:value="0.026" office:value-type="float"/>
          <table:table-cell office:value="0.925" office:value-type="float"/>
          <table:table-cell office:value="0.021" office:value-type="float"/>
          <table:table-cell office:value="0.937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7" office:value-type="float"/>
          <table:table-cell office:value="0.053" office:value-type="float"/>
          <table:table-cell office:value="0.885" office:value-type="float"/>
          <table:table-cell office:value="0.031" office:value-type="float"/>
          <table:table-cell office:value="0.914" office:value-type="float"/>
          <table:table-cell office:value="0.039" office:value-type="float"/>
          <table:table-cell office:value="0.913" office:value-type="float"/>
          <table:table-cell office:value="0.041" office:value-type="float"/>
          <table:table-cell office:value="0.917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58" office:value-type="float"/>
          <table:table-cell office:value="0.06" office:value-type="float"/>
          <table:table-cell office:value="0.893" office:value-type="float"/>
          <table:table-cell office:value="0.018" office:value-type="float"/>
          <table:table-cell office:value="0.909" office:value-type="float"/>
          <table:table-cell office:value="0.035" office:value-type="float"/>
          <table:table-cell office:value="0.93" office:value-type="float"/>
          <table:table-cell office:value="0.022" office:value-type="float"/>
          <table:table-cell office:value="0.93" office:value-type="float"/>
          <table:table-cell office:value="0.02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74" office:value-type="float"/>
          <table:table-cell office:value="0.047" office:value-type="float"/>
          <table:table-cell office:value="0.878" office:value-type="float"/>
          <table:table-cell office:value="0.029" office:value-type="float"/>
          <table:table-cell office:value="0.873" office:value-type="float"/>
          <table:table-cell office:value="0.045" office:value-type="float"/>
          <table:table-cell office:value="0.87" office:value-type="float"/>
          <table:table-cell office:value="0.038" office:value-type="float"/>
          <table:table-cell office:value="0.874" office:value-type="float"/>
          <table:table-cell office:value="0.06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892" office:value-type="float"/>
          <table:table-cell office:value="0.041" office:value-type="float"/>
          <table:table-cell office:value="0.911" office:value-type="float"/>
          <table:table-cell office:value="0.035" office:value-type="float"/>
          <table:table-cell office:value="0.924" office:value-type="float"/>
          <table:table-cell office:value="0.02" office:value-type="float"/>
          <table:table-cell office:value="0.929" office:value-type="float"/>
          <table:table-cell office:value="0.02" office:value-type="float"/>
          <table:table-cell office:value="0.926" office:value-type="float"/>
          <table:table-cell office:value="0.02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46" office:value-type="float"/>
          <table:table-cell office:value="0.044" office:value-type="float"/>
          <table:table-cell office:value="0.881" office:value-type="float"/>
          <table:table-cell office:value="0.036" office:value-type="float"/>
          <table:table-cell office:value="0.876" office:value-type="float"/>
          <table:table-cell office:value="0.042" office:value-type="float"/>
          <table:table-cell office:value="0.901" office:value-type="float"/>
          <table:table-cell office:value="0.03" office:value-type="float"/>
          <table:table-cell office:value="0.908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9" office:value-type="float"/>
          <table:table-cell office:value="0.033" office:value-type="float"/>
          <table:table-cell office:value="0.887" office:value-type="float"/>
          <table:table-cell office:value="0.043" office:value-type="float"/>
          <table:table-cell office:value="0.893" office:value-type="float"/>
          <table:table-cell office:value="0.059" office:value-type="float"/>
          <table:table-cell office:value="0.917" office:value-type="float"/>
          <table:table-cell office:value="0.028" office:value-type="float"/>
          <table:table-cell office:value="0.938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87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89" office:value-type="float"/>
          <table:table-cell office:value-type="string">
            <text:p>-</text:p>
          </table:table-cell>
          <table:table-cell office:value="0.737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646" office:value-type="float"/>
          <table:table-cell office:value-type="string">
            <text:p>-</text:p>
          </table:table-cell>
          <table:table-cell office:value="0.686" office:value-type="float"/>
          <table:table-cell office:value-type="string">
            <text:p>-</text:p>
          </table:table-cell>
          <table:table-cell office:value="0.736" office:value-type="float"/>
          <table:table-cell office:value-type="string">
            <text:p>-</text:p>
          </table:table-cell>
          <table:table-cell office:value="0.739" office:value-type="float"/>
          <table:table-cell office:value-type="string">
            <text:p>-</text:p>
          </table:table-cell>
          <table:table-cell office:value="0.7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02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97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89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97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81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8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87" office:value-type="float"/>
          <table:table-cell office:value-type="string">
            <text:p>-</text:p>
          </table:table-cell>
          <table:table-cell office:value="0.737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647" office:value-type="float"/>
          <table:table-cell office:value-type="string">
            <text:p>-</text:p>
          </table:table-cell>
          <table:table-cell office:value="0.688" office:value-type="float"/>
          <table:table-cell office:value-type="string">
            <text:p>-</text:p>
          </table:table-cell>
          <table:table-cell office:value="0.742" office:value-type="float"/>
          <table:table-cell office:value-type="string">
            <text:p>-</text:p>
          </table:table-cell>
          <table:table-cell office:value="0.745" office:value-type="float"/>
          <table:table-cell office:value-type="string">
            <text:p>-</text:p>
          </table:table-cell>
          <table:table-cell office:value="0.7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95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93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03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8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85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87" office:value-type="float"/>
          <table:table-cell office:value-type="string">
            <text:p>-</text:p>
          </table:table-cell>
          <table:table-cell office:value="0.736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661" office:value-type="float"/>
          <table:table-cell office:value-type="string">
            <text:p>-</text:p>
          </table:table-cell>
          <table:table-cell office:value="0.696" office:value-type="float"/>
          <table:table-cell office:value-type="string">
            <text:p>-</text:p>
          </table:table-cell>
          <table:table-cell office:value="0.748" office:value-type="float"/>
          <table:table-cell office:value-type="string">
            <text:p>-</text:p>
          </table:table-cell>
          <table:table-cell office:value="0.749" office:value-type="float"/>
          <table:table-cell office:value-type="string">
            <text:p>-</text:p>
          </table:table-cell>
          <table:table-cell office:value="0.7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11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94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01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88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3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29" office:value-type="float"/>
          <table:table-cell office:value="0.047" office:value-type="float"/>
          <table:table-cell office:value="0.856" office:value-type="float"/>
          <table:table-cell office:value="0.049" office:value-type="float"/>
          <table:table-cell office:value="0.872" office:value-type="float"/>
          <table:table-cell office:value="0.037" office:value-type="float"/>
          <table:table-cell office:value="0.873" office:value-type="float"/>
          <table:table-cell office:value="0.031" office:value-type="float"/>
          <table:table-cell office:value="0.882" office:value-type="float"/>
          <table:table-cell office:value="0.02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83" office:value-type="float"/>
          <table:table-cell office:value="0.067" office:value-type="float"/>
          <table:table-cell office:value="0.771" office:value-type="float"/>
          <table:table-cell office:value="0.093" office:value-type="float"/>
          <table:table-cell office:value="0.843" office:value-type="float"/>
          <table:table-cell office:value="0.066" office:value-type="float"/>
          <table:table-cell office:value="0.858" office:value-type="float"/>
          <table:table-cell office:value="0.045" office:value-type="float"/>
          <table:table-cell office:value="0.859" office:value-type="float"/>
          <table:table-cell office:value="0.03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9" office:value-type="float"/>
          <table:table-cell office:value="0.085" office:value-type="float"/>
          <table:table-cell office:value="0.719" office:value-type="float"/>
          <table:table-cell office:value="0.072" office:value-type="float"/>
          <table:table-cell office:value="0.778" office:value-type="float"/>
          <table:table-cell office:value="0.074" office:value-type="float"/>
          <table:table-cell office:value="0.783" office:value-type="float"/>
          <table:table-cell office:value="0.053" office:value-type="float"/>
          <table:table-cell office:value="0.789" office:value-type="float"/>
          <table:table-cell office:value="0.06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915" office:value-type="float"/>
          <table:table-cell office:value="0.028" office:value-type="float"/>
          <table:table-cell office:value="0.92" office:value-type="float"/>
          <table:table-cell office:value="0.023" office:value-type="float"/>
          <table:table-cell office:value="0.923" office:value-type="float"/>
          <table:table-cell office:value="0.023" office:value-type="float"/>
          <table:table-cell office:value="0.933" office:value-type="float"/>
          <table:table-cell office:value="0.018" office:value-type="float"/>
          <table:table-cell office:value="0.934" office:value-type="float"/>
          <table:table-cell office:value="0.0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89" office:value-type="float"/>
          <table:table-cell office:value="0.054" office:value-type="float"/>
          <table:table-cell office:value="0.915" office:value-type="float"/>
          <table:table-cell office:value="0.021" office:value-type="float"/>
          <table:table-cell office:value="0.919" office:value-type="float"/>
          <table:table-cell office:value="0.017" office:value-type="float"/>
          <table:table-cell office:value="0.924" office:value-type="float"/>
          <table:table-cell office:value="0.022" office:value-type="float"/>
          <table:table-cell office:value="0.932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926" office:value-type="float"/>
          <table:table-cell office:value="0.042" office:value-type="float"/>
          <table:table-cell office:value="0.932" office:value-type="float"/>
          <table:table-cell office:value="0.018" office:value-type="float"/>
          <table:table-cell office:value="0.95" office:value-type="float"/>
          <table:table-cell office:value="0.017" office:value-type="float"/>
          <table:table-cell office:value="0.957" office:value-type="float"/>
          <table:table-cell office:value="0.014" office:value-type="float"/>
          <table:table-cell office:value="0.965" office:value-type="float"/>
          <table:table-cell office:value="0.00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68" office:value-type="float"/>
          <table:table-cell office:value="0.049" office:value-type="float"/>
          <table:table-cell office:value="0.884" office:value-type="float"/>
          <table:table-cell office:value="0.027" office:value-type="float"/>
          <table:table-cell office:value="0.907" office:value-type="float"/>
          <table:table-cell office:value="0.03" office:value-type="float"/>
          <table:table-cell office:value="0.912" office:value-type="float"/>
          <table:table-cell office:value="0.031" office:value-type="float"/>
          <table:table-cell office:value="0.92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79" office:value-type="float"/>
          <table:table-cell office:value="0.044" office:value-type="float"/>
          <table:table-cell office:value="0.907" office:value-type="float"/>
          <table:table-cell office:value="0.012" office:value-type="float"/>
          <table:table-cell office:value="0.918" office:value-type="float"/>
          <table:table-cell office:value="0.023" office:value-type="float"/>
          <table:table-cell office:value="0.929" office:value-type="float"/>
          <table:table-cell office:value="0.014" office:value-type="float"/>
          <table:table-cell office:value="0.932" office:value-type="float"/>
          <table:table-cell office:value="0.0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93" office:value-type="float"/>
          <table:table-cell office:value="0.038" office:value-type="float"/>
          <table:table-cell office:value="0.898" office:value-type="float"/>
          <table:table-cell office:value="0.028" office:value-type="float"/>
          <table:table-cell office:value="0.887" office:value-type="float"/>
          <table:table-cell office:value="0.026" office:value-type="float"/>
          <table:table-cell office:value="0.887" office:value-type="float"/>
          <table:table-cell office:value="0.025" office:value-type="float"/>
          <table:table-cell office:value="0.895" office:value-type="float"/>
          <table:table-cell office:value="0.03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903" office:value-type="float"/>
          <table:table-cell office:value="0.055" office:value-type="float"/>
          <table:table-cell office:value="0.92" office:value-type="float"/>
          <table:table-cell office:value="0.036" office:value-type="float"/>
          <table:table-cell office:value="0.935" office:value-type="float"/>
          <table:table-cell office:value="0.014" office:value-type="float"/>
          <table:table-cell office:value="0.937" office:value-type="float"/>
          <table:table-cell office:value="0.012" office:value-type="float"/>
          <table:table-cell office:value="0.94" office:value-type="float"/>
          <table:table-cell office:value="0.0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71" office:value-type="float"/>
          <table:table-cell office:value="0.043" office:value-type="float"/>
          <table:table-cell office:value="0.907" office:value-type="float"/>
          <table:table-cell office:value="0.026" office:value-type="float"/>
          <table:table-cell office:value="0.907" office:value-type="float"/>
          <table:table-cell office:value="0.032" office:value-type="float"/>
          <table:table-cell office:value="0.915" office:value-type="float"/>
          <table:table-cell office:value="0.021" office:value-type="float"/>
          <table:table-cell office:value="0.92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93" office:value-type="float"/>
          <table:table-cell office:value="0.049" office:value-type="float"/>
          <table:table-cell office:value="0.912" office:value-type="float"/>
          <table:table-cell office:value="0.027" office:value-type="float"/>
          <table:table-cell office:value="0.919" office:value-type="float"/>
          <table:table-cell office:value="0.029" office:value-type="float"/>
          <table:table-cell office:value="0.93" office:value-type="float"/>
          <table:table-cell office:value="0.013" office:value-type="float"/>
          <table:table-cell office:value="0.934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47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75" office:value-type="float"/>
          <table:table-cell office:value-type="string">
            <text:p>-</text:p>
          </table:table-cell>
          <table:table-cell office:value="0.762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702" office:value-type="float"/>
          <table:table-cell office:value-type="string">
            <text:p>-</text:p>
          </table:table-cell>
          <table:table-cell office:value="0.725" office:value-type="float"/>
          <table:table-cell office:value-type="string">
            <text:p>-</text:p>
          </table:table-cell>
          <table:table-cell office:value="0.784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2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5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87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99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2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96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47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74" office:value-type="float"/>
          <table:table-cell office:value-type="string">
            <text:p>-</text:p>
          </table:table-cell>
          <table:table-cell office:value="0.762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701" office:value-type="float"/>
          <table:table-cell office:value-type="string">
            <text:p>-</text:p>
          </table:table-cell>
          <table:table-cell office:value="0.73" office:value-type="float"/>
          <table:table-cell office:value-type="string">
            <text:p>-</text:p>
          </table:table-cell>
          <table:table-cell office:value="0.797" office:value-type="float"/>
          <table:table-cell office:value-type="string">
            <text:p>-</text:p>
          </table:table-cell>
          <table:table-cell office:value="0.798" office:value-type="float"/>
          <table:table-cell office:value-type="string">
            <text:p>-</text:p>
          </table:table-cell>
          <table:table-cell office:value="0.8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5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02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24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97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45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8" office:value-type="float"/>
          <table:table-cell office:value-type="string">
            <text:p>-</text:p>
          </table:table-cell>
          <table:table-cell office:value="0.754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2" office:value-type="float"/>
          <table:table-cell office:value-type="string">
            <text:p>-</text:p>
          </table:table-cell>
          <table:table-cell office:value="0.738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 office:value="0.807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23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58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93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06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3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03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4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95" office:value-type="float"/>
          <table:table-cell office:value="0.044" office:value-type="float"/>
          <table:table-cell office:value="0.912" office:value-type="float"/>
          <table:table-cell office:value="0.035" office:value-type="float"/>
          <table:table-cell office:value="0.92" office:value-type="float"/>
          <table:table-cell office:value="0.025" office:value-type="float"/>
          <table:table-cell office:value="0.921" office:value-type="float"/>
          <table:table-cell office:value="0.022" office:value-type="float"/>
          <table:table-cell office:value="0.922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75" office:value-type="float"/>
          <table:table-cell office:value="0.062" office:value-type="float"/>
          <table:table-cell office:value="0.77" office:value-type="float"/>
          <table:table-cell office:value="0.099" office:value-type="float"/>
          <table:table-cell office:value="0.833" office:value-type="float"/>
          <table:table-cell office:value="0.07" office:value-type="float"/>
          <table:table-cell office:value="0.849" office:value-type="float"/>
          <table:table-cell office:value="0.052" office:value-type="float"/>
          <table:table-cell office:value="0.843" office:value-type="float"/>
          <table:table-cell office:value="0.04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702" office:value-type="float"/>
          <table:table-cell office:value="0.088" office:value-type="float"/>
          <table:table-cell office:value="0.747" office:value-type="float"/>
          <table:table-cell office:value="0.068" office:value-type="float"/>
          <table:table-cell office:value="0.798" office:value-type="float"/>
          <table:table-cell office:value="0.072" office:value-type="float"/>
          <table:table-cell office:value="0.801" office:value-type="float"/>
          <table:table-cell office:value="0.052" office:value-type="float"/>
          <table:table-cell office:value="0.81" office:value-type="float"/>
          <table:table-cell office:value="0.05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907" office:value-type="float"/>
          <table:table-cell office:value="0.025" office:value-type="float"/>
          <table:table-cell office:value="0.93" office:value-type="float"/>
          <table:table-cell office:value="0.017" office:value-type="float"/>
          <table:table-cell office:value="0.931" office:value-type="float"/>
          <table:table-cell office:value="0.026" office:value-type="float"/>
          <table:table-cell office:value="0.937" office:value-type="float"/>
          <table:table-cell office:value="0.019" office:value-type="float"/>
          <table:table-cell office:value="0.936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83" office:value-type="float"/>
          <table:table-cell office:value="0.045" office:value-type="float"/>
          <table:table-cell office:value="0.908" office:value-type="float"/>
          <table:table-cell office:value="0.021" office:value-type="float"/>
          <table:table-cell office:value="0.908" office:value-type="float"/>
          <table:table-cell office:value="0.018" office:value-type="float"/>
          <table:table-cell office:value="0.915" office:value-type="float"/>
          <table:table-cell office:value="0.035" office:value-type="float"/>
          <table:table-cell office:value="0.94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81" office:value-type="float"/>
          <table:table-cell office:value="0.049" office:value-type="float"/>
          <table:table-cell office:value="0.896" office:value-type="float"/>
          <table:table-cell office:value="0.032" office:value-type="float"/>
          <table:table-cell office:value="0.917" office:value-type="float"/>
          <table:table-cell office:value="0.03" office:value-type="float"/>
          <table:table-cell office:value="0.931" office:value-type="float"/>
          <table:table-cell office:value="0.021" office:value-type="float"/>
          <table:table-cell office:value="0.935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921" office:value-type="float"/>
          <table:table-cell office:value="0.039" office:value-type="float"/>
          <table:table-cell office:value="0.924" office:value-type="float"/>
          <table:table-cell office:value="0.026" office:value-type="float"/>
          <table:table-cell office:value="0.934" office:value-type="float"/>
          <table:table-cell office:value="0.029" office:value-type="float"/>
          <table:table-cell office:value="0.932" office:value-type="float"/>
          <table:table-cell office:value="0.029" office:value-type="float"/>
          <table:table-cell office:value="0.94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903" office:value-type="float"/>
          <table:table-cell office:value="0.038" office:value-type="float"/>
          <table:table-cell office:value="0.923" office:value-type="float"/>
          <table:table-cell office:value="0.013" office:value-type="float"/>
          <table:table-cell office:value="0.934" office:value-type="float"/>
          <table:table-cell office:value="0.026" office:value-type="float"/>
          <table:table-cell office:value="0.947" office:value-type="float"/>
          <table:table-cell office:value="0.01" office:value-type="float"/>
          <table:table-cell office:value="0.95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9" office:value-type="float"/>
          <table:table-cell office:value="0.035" office:value-type="float"/>
          <table:table-cell office:value="0.902" office:value-type="float"/>
          <table:table-cell office:value="0.027" office:value-type="float"/>
          <table:table-cell office:value="0.909" office:value-type="float"/>
          <table:table-cell office:value="0.034" office:value-type="float"/>
          <table:table-cell office:value="0.904" office:value-type="float"/>
          <table:table-cell office:value="0.031" office:value-type="float"/>
          <table:table-cell office:value="0.915" office:value-type="float"/>
          <table:table-cell office:value="0.04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929" office:value-type="float"/>
          <table:table-cell office:value="0.04" office:value-type="float"/>
          <table:table-cell office:value="0.931" office:value-type="float"/>
          <table:table-cell office:value="0.025" office:value-type="float"/>
          <table:table-cell office:value="0.942" office:value-type="float"/>
          <table:table-cell office:value="0.021" office:value-type="float"/>
          <table:table-cell office:value="0.95" office:value-type="float"/>
          <table:table-cell office:value="0.017" office:value-type="float"/>
          <table:table-cell office:value="0.956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91" office:value-type="float"/>
          <table:table-cell office:value="0.025" office:value-type="float"/>
          <table:table-cell office:value="0.907" office:value-type="float"/>
          <table:table-cell office:value="0.021" office:value-type="float"/>
          <table:table-cell office:value="0.9" office:value-type="float"/>
          <table:table-cell office:value="0.039" office:value-type="float"/>
          <table:table-cell office:value="0.914" office:value-type="float"/>
          <table:table-cell office:value="0.024" office:value-type="float"/>
          <table:table-cell office:value="0.926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1" office:value-type="float"/>
          <table:table-cell office:value="0.036" office:value-type="float"/>
          <table:table-cell office:value="0.92" office:value-type="float"/>
          <table:table-cell office:value="0.028" office:value-type="float"/>
          <table:table-cell office:value="0.92" office:value-type="float"/>
          <table:table-cell office:value="0.04" office:value-type="float"/>
          <table:table-cell office:value="0.939" office:value-type="float"/>
          <table:table-cell office:value="0.017" office:value-type="float"/>
          <table:table-cell office:value="0.952" office:value-type="float"/>
          <table:table-cell office:value="0.01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92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73" office:value-type="float"/>
          <table:table-cell office:value-type="string">
            <text:p>-</text:p>
          </table:table-cell>
          <table:table-cell office:value="0.748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714" office:value-type="float"/>
          <table:table-cell office:value-type="string">
            <text:p>-</text:p>
          </table:table-cell>
          <table:table-cell office:value="0.763" office:value-type="float"/>
          <table:table-cell office:value-type="string">
            <text:p>-</text:p>
          </table:table-cell>
          <table:table-cell office:value="0.819" office:value-type="float"/>
          <table:table-cell office:value-type="string">
            <text:p>-</text:p>
          </table:table-cell>
          <table:table-cell office:value="0.822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04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12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21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09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91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72" office:value-type="float"/>
          <table:table-cell office:value-type="string">
            <text:p>-</text:p>
          </table:table-cell>
          <table:table-cell office:value="0.751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713" office:value-type="float"/>
          <table:table-cell office:value-type="string">
            <text:p>-</text:p>
          </table:table-cell>
          <table:table-cell office:value="0.764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05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25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919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7" office:value-type="float"/>
          <table:table-cell office:value-type="string">
            <text:p>-</text:p>
          </table:table-cell>
          <table:table-cell office:value="0.738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4" office:value-type="float"/>
          <table:table-cell office:value-type="string">
            <text:p>-</text:p>
          </table:table-cell>
          <table:table-cell office:value="0.782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08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24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5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77" office:value-type="float"/>
          <table:table-cell office:value="0.051" office:value-type="float"/>
          <table:table-cell office:value="0.896" office:value-type="float"/>
          <table:table-cell office:value="0.043" office:value-type="float"/>
          <table:table-cell office:value="0.907" office:value-type="float"/>
          <table:table-cell office:value="0.029" office:value-type="float"/>
          <table:table-cell office:value="0.909" office:value-type="float"/>
          <table:table-cell office:value="0.026" office:value-type="float"/>
          <table:table-cell office:value="0.907" office:value-type="float"/>
          <table:table-cell office:value="0.02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66" office:value-type="float"/>
          <table:table-cell office:value="0.075" office:value-type="float"/>
          <table:table-cell office:value="0.762" office:value-type="float"/>
          <table:table-cell office:value="0.107" office:value-type="float"/>
          <table:table-cell office:value="0.838" office:value-type="float"/>
          <table:table-cell office:value="0.074" office:value-type="float"/>
          <table:table-cell office:value="0.846" office:value-type="float"/>
          <table:table-cell office:value="0.043" office:value-type="float"/>
          <table:table-cell office:value="0.836" office:value-type="float"/>
          <table:table-cell office:value="0.04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72" office:value-type="float"/>
          <table:table-cell office:value="0.078" office:value-type="float"/>
          <table:table-cell office:value="0.703" office:value-type="float"/>
          <table:table-cell office:value="0.063" office:value-type="float"/>
          <table:table-cell office:value="0.75" office:value-type="float"/>
          <table:table-cell office:value="0.078" office:value-type="float"/>
          <table:table-cell office:value="0.75" office:value-type="float"/>
          <table:table-cell office:value="0.051" office:value-type="float"/>
          <table:table-cell office:value="0.762" office:value-type="float"/>
          <table:table-cell office:value="0.06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878" office:value-type="float"/>
          <table:table-cell office:value="0.032" office:value-type="float"/>
          <table:table-cell office:value="0.904" office:value-type="float"/>
          <table:table-cell office:value="0.029" office:value-type="float"/>
          <table:table-cell office:value="0.909" office:value-type="float"/>
          <table:table-cell office:value="0.035" office:value-type="float"/>
          <table:table-cell office:value="0.912" office:value-type="float"/>
          <table:table-cell office:value="0.028" office:value-type="float"/>
          <table:table-cell office:value="0.912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47" office:value-type="float"/>
          <table:table-cell office:value="0.053" office:value-type="float"/>
          <table:table-cell office:value="0.867" office:value-type="float"/>
          <table:table-cell office:value="0.032" office:value-type="float"/>
          <table:table-cell office:value="0.867" office:value-type="float"/>
          <table:table-cell office:value="0.028" office:value-type="float"/>
          <table:table-cell office:value="0.877" office:value-type="float"/>
          <table:table-cell office:value="0.041" office:value-type="float"/>
          <table:table-cell office:value="0.906" office:value-type="float"/>
          <table:table-cell office:value="0.02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51" office:value-type="float"/>
          <table:table-cell office:value="0.054" office:value-type="float"/>
          <table:table-cell office:value="0.852" office:value-type="float"/>
          <table:table-cell office:value="0.037" office:value-type="float"/>
          <table:table-cell office:value="0.874" office:value-type="float"/>
          <table:table-cell office:value="0.033" office:value-type="float"/>
          <table:table-cell office:value="0.885" office:value-type="float"/>
          <table:table-cell office:value="0.03" office:value-type="float"/>
          <table:table-cell office:value="0.893" office:value-type="float"/>
          <table:table-cell office:value="0.02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76" office:value-type="float"/>
          <table:table-cell office:value="0.039" office:value-type="float"/>
          <table:table-cell office:value="0.877" office:value-type="float"/>
          <table:table-cell office:value="0.034" office:value-type="float"/>
          <table:table-cell office:value="0.892" office:value-type="float"/>
          <table:table-cell office:value="0.042" office:value-type="float"/>
          <table:table-cell office:value="0.893" office:value-type="float"/>
          <table:table-cell office:value="0.044" office:value-type="float"/>
          <table:table-cell office:value="0.903" office:value-type="float"/>
          <table:table-cell office:value="0.03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36" office:value-type="float"/>
          <table:table-cell office:value="0.046" office:value-type="float"/>
          <table:table-cell office:value="0.873" office:value-type="float"/>
          <table:table-cell office:value="0.027" office:value-type="float"/>
          <table:table-cell office:value="0.891" office:value-type="float"/>
          <table:table-cell office:value="0.046" office:value-type="float"/>
          <table:table-cell office:value="0.914" office:value-type="float"/>
          <table:table-cell office:value="0.018" office:value-type="float"/>
          <table:table-cell office:value="0.921" office:value-type="float"/>
          <table:table-cell office:value="0.03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69" office:value-type="float"/>
          <table:table-cell office:value="0.04" office:value-type="float"/>
          <table:table-cell office:value="0.877" office:value-type="float"/>
          <table:table-cell office:value="0.03" office:value-type="float"/>
          <table:table-cell office:value="0.886" office:value-type="float"/>
          <table:table-cell office:value="0.038" office:value-type="float"/>
          <table:table-cell office:value="0.878" office:value-type="float"/>
          <table:table-cell office:value="0.037" office:value-type="float"/>
          <table:table-cell office:value="0.891" office:value-type="float"/>
          <table:table-cell office:value="0.05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912" office:value-type="float"/>
          <table:table-cell office:value="0.046" office:value-type="float"/>
          <table:table-cell office:value="0.914" office:value-type="float"/>
          <table:table-cell office:value="0.025" office:value-type="float"/>
          <table:table-cell office:value="0.927" office:value-type="float"/>
          <table:table-cell office:value="0.019" office:value-type="float"/>
          <table:table-cell office:value="0.939" office:value-type="float"/>
          <table:table-cell office:value="0.015" office:value-type="float"/>
          <table:table-cell office:value="0.946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54" office:value-type="float"/>
          <table:table-cell office:value="0.023" office:value-type="float"/>
          <table:table-cell office:value="0.882" office:value-type="float"/>
          <table:table-cell office:value="0.027" office:value-type="float"/>
          <table:table-cell office:value="0.873" office:value-type="float"/>
          <table:table-cell office:value="0.046" office:value-type="float"/>
          <table:table-cell office:value="0.886" office:value-type="float"/>
          <table:table-cell office:value="0.03" office:value-type="float"/>
          <table:table-cell office:value="0.898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79" office:value-type="float"/>
          <table:table-cell office:value="0.042" office:value-type="float"/>
          <table:table-cell office:value="0.889" office:value-type="float"/>
          <table:table-cell office:value="0.03" office:value-type="float"/>
          <table:table-cell office:value="0.892" office:value-type="float"/>
          <table:table-cell office:value="0.046" office:value-type="float"/>
          <table:table-cell office:value="0.91" office:value-type="float"/>
          <table:table-cell office:value="0.019" office:value-type="float"/>
          <table:table-cell office:value="0.93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906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65" office:value-type="float"/>
          <table:table-cell office:value-type="string">
            <text:p>-</text:p>
          </table:table-cell>
          <table:table-cell office:value="0.753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67" office:value-type="float"/>
          <table:table-cell office:value-type="string">
            <text:p>-</text:p>
          </table:table-cell>
          <table:table-cell office:value="0.706" office:value-type="float"/>
          <table:table-cell office:value-type="string">
            <text:p>-</text:p>
          </table:table-cell>
          <table:table-cell office:value="0.757" office:value-type="float"/>
          <table:table-cell office:value-type="string">
            <text:p>-</text:p>
          </table:table-cell>
          <table:table-cell office:value="0.764" office:value-type="float"/>
          <table:table-cell office:value-type="string">
            <text:p>-</text:p>
          </table:table-cell>
          <table:table-cell office:value="0.7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0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7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82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97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55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89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2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7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09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904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63" office:value-type="float"/>
          <table:table-cell office:value-type="string">
            <text:p>-</text:p>
          </table:table-cell>
          <table:table-cell office:value="0.756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666" office:value-type="float"/>
          <table:table-cell office:value-type="string">
            <text:p>-</text:p>
          </table:table-cell>
          <table:table-cell office:value="0.706" office:value-type="float"/>
          <table:table-cell office:value-type="string">
            <text:p>-</text:p>
          </table:table-cell>
          <table:table-cell office:value="0.766" office:value-type="float"/>
          <table:table-cell office:value-type="string">
            <text:p>-</text:p>
          </table:table-cell>
          <table:table-cell office:value="0.771" office:value-type="float"/>
          <table:table-cell office:value-type="string">
            <text:p>-</text:p>
          </table:table-cell>
          <table:table-cell office:value="0.7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07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71" office:value-type="float"/>
          <table:table-cell office:value-type="string">
            <text:p>-</text:p>
          </table:table-cell>
          <table:table-cell office:value="0.887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83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6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95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78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1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904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69" office:value-type="float"/>
          <table:table-cell office:value-type="string">
            <text:p>-</text:p>
          </table:table-cell>
          <table:table-cell office:value="0.742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694" office:value-type="float"/>
          <table:table-cell office:value-type="string">
            <text:p>-</text:p>
          </table:table-cell>
          <table:table-cell office:value="0.724" office:value-type="float"/>
          <table:table-cell office:value-type="string">
            <text:p>-</text:p>
          </table:table-cell>
          <table:table-cell office:value="0.774" office:value-type="float"/>
          <table:table-cell office:value-type="string">
            <text:p>-</text:p>
          </table:table-cell>
          <table:table-cell office:value="0.776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1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74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88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01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62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96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82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6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69" office:value-type="float"/>
          <table:table-cell office:value="0.044" office:value-type="float"/>
          <table:table-cell office:value="0.892" office:value-type="float"/>
          <table:table-cell office:value="0.041" office:value-type="float"/>
          <table:table-cell office:value="0.908" office:value-type="float"/>
          <table:table-cell office:value="0.031" office:value-type="float"/>
          <table:table-cell office:value="0.909" office:value-type="float"/>
          <table:table-cell office:value="0.029" office:value-type="float"/>
          <table:table-cell office:value="0.913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55" office:value-type="float"/>
          <table:table-cell office:value="0.07" office:value-type="float"/>
          <table:table-cell office:value="0.755" office:value-type="float"/>
          <table:table-cell office:value="0.109" office:value-type="float"/>
          <table:table-cell office:value="0.842" office:value-type="float"/>
          <table:table-cell office:value="0.077" office:value-type="float"/>
          <table:table-cell office:value="0.865" office:value-type="float"/>
          <table:table-cell office:value="0.052" office:value-type="float"/>
          <table:table-cell office:value="0.858" office:value-type="float"/>
          <table:table-cell office:value="0.04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729" office:value-type="float"/>
          <table:table-cell office:value="0.079" office:value-type="float"/>
          <table:table-cell office:value="0.764" office:value-type="float"/>
          <table:table-cell office:value="0.064" office:value-type="float"/>
          <table:table-cell office:value="0.811" office:value-type="float"/>
          <table:table-cell office:value="0.067" office:value-type="float"/>
          <table:table-cell office:value="0.823" office:value-type="float"/>
          <table:table-cell office:value="0.04" office:value-type="float"/>
          <table:table-cell office:value="0.828" office:value-type="float"/>
          <table:table-cell office:value="0.04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9" office:value-type="float"/>
          <table:table-cell office:value="0.034" office:value-type="float"/>
          <table:table-cell office:value="0.914" office:value-type="float"/>
          <table:table-cell office:value="0.026" office:value-type="float"/>
          <table:table-cell office:value="0.919" office:value-type="float"/>
          <table:table-cell office:value="0.029" office:value-type="float"/>
          <table:table-cell office:value="0.926" office:value-type="float"/>
          <table:table-cell office:value="0.021" office:value-type="float"/>
          <table:table-cell office:value="0.929" office:value-type="float"/>
          <table:table-cell office:value="0.0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6" office:value-type="float"/>
          <table:table-cell office:value="0.056" office:value-type="float"/>
          <table:table-cell office:value="0.892" office:value-type="float"/>
          <table:table-cell office:value="0.027" office:value-type="float"/>
          <table:table-cell office:value="0.898" office:value-type="float"/>
          <table:table-cell office:value="0.023" office:value-type="float"/>
          <table:table-cell office:value="0.907" office:value-type="float"/>
          <table:table-cell office:value="0.031" office:value-type="float"/>
          <table:table-cell office:value="0.932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81" office:value-type="float"/>
          <table:table-cell office:value="0.048" office:value-type="float"/>
          <table:table-cell office:value="0.893" office:value-type="float"/>
          <table:table-cell office:value="0.032" office:value-type="float"/>
          <table:table-cell office:value="0.914" office:value-type="float"/>
          <table:table-cell office:value="0.027" office:value-type="float"/>
          <table:table-cell office:value="0.92" office:value-type="float"/>
          <table:table-cell office:value="0.023" office:value-type="float"/>
          <table:table-cell office:value="0.925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87" office:value-type="float"/>
          <table:table-cell office:value="0.044" office:value-type="float"/>
          <table:table-cell office:value="0.896" office:value-type="float"/>
          <table:table-cell office:value="0.032" office:value-type="float"/>
          <table:table-cell office:value="0.913" office:value-type="float"/>
          <table:table-cell office:value="0.034" office:value-type="float"/>
          <table:table-cell office:value="0.915" office:value-type="float"/>
          <table:table-cell office:value="0.035" office:value-type="float"/>
          <table:table-cell office:value="0.927" office:value-type="float"/>
          <table:table-cell office:value="0.02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84" office:value-type="float"/>
          <table:table-cell office:value="0.042" office:value-type="float"/>
          <table:table-cell office:value="0.919" office:value-type="float"/>
          <table:table-cell office:value="0.016" office:value-type="float"/>
          <table:table-cell office:value="0.929" office:value-type="float"/>
          <table:table-cell office:value="0.023" office:value-type="float"/>
          <table:table-cell office:value="0.942" office:value-type="float"/>
          <table:table-cell office:value="0.012" office:value-type="float"/>
          <table:table-cell office:value="0.943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96" office:value-type="float"/>
          <table:table-cell office:value="0.04" office:value-type="float"/>
          <table:table-cell office:value="0.906" office:value-type="float"/>
          <table:table-cell office:value="0.023" office:value-type="float"/>
          <table:table-cell office:value="0.919" office:value-type="float"/>
          <table:table-cell office:value="0.028" office:value-type="float"/>
          <table:table-cell office:value="0.913" office:value-type="float"/>
          <table:table-cell office:value="0.031" office:value-type="float"/>
          <table:table-cell office:value="0.927" office:value-type="float"/>
          <table:table-cell office:value="0.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91" office:value-type="float"/>
          <table:table-cell office:value="0.051" office:value-type="float"/>
          <table:table-cell office:value="0.925" office:value-type="float"/>
          <table:table-cell office:value="0.027" office:value-type="float"/>
          <table:table-cell office:value="0.937" office:value-type="float"/>
          <table:table-cell office:value="0.017" office:value-type="float"/>
          <table:table-cell office:value="0.947" office:value-type="float"/>
          <table:table-cell office:value="0.013" office:value-type="float"/>
          <table:table-cell office:value="0.951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85" office:value-type="float"/>
          <table:table-cell office:value="0.03" office:value-type="float"/>
          <table:table-cell office:value="0.91" office:value-type="float"/>
          <table:table-cell office:value="0.02" office:value-type="float"/>
          <table:table-cell office:value="0.91" office:value-type="float"/>
          <table:table-cell office:value="0.034" office:value-type="float"/>
          <table:table-cell office:value="0.924" office:value-type="float"/>
          <table:table-cell office:value="0.02" office:value-type="float"/>
          <table:table-cell office:value="0.933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98" office:value-type="float"/>
          <table:table-cell office:value="0.05" office:value-type="float"/>
          <table:table-cell office:value="0.915" office:value-type="float"/>
          <table:table-cell office:value="0.032" office:value-type="float"/>
          <table:table-cell office:value="0.921" office:value-type="float"/>
          <table:table-cell office:value="0.038" office:value-type="float"/>
          <table:table-cell office:value="0.935" office:value-type="float"/>
          <table:table-cell office:value="0.014" office:value-type="float"/>
          <table:table-cell office:value="0.946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93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51" office:value-type="float"/>
          <table:table-cell office:value-type="string">
            <text:p>-</text:p>
          </table:table-cell>
          <table:table-cell office:value="0.739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751" office:value-type="float"/>
          <table:table-cell office:value-type="string">
            <text:p>-</text:p>
          </table:table-cell>
          <table:table-cell office:value="0.788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85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06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08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5" office:value-type="float"/>
          <table:table-cell office:value-type="string">
            <text:p>-</text:p>
          </table:table-cell>
          <table:table-cell office:value="0.742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744" office:value-type="float"/>
          <table:table-cell office:value-type="string">
            <text:p>-</text:p>
          </table:table-cell>
          <table:table-cell office:value="0.785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86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07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1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88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51" office:value-type="float"/>
          <table:table-cell office:value-type="string">
            <text:p>-</text:p>
          </table:table-cell>
          <table:table-cell office:value="0.728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68" office:value-type="float"/>
          <table:table-cell office:value-type="string">
            <text:p>-</text:p>
          </table:table-cell>
          <table:table-cell office:value="0.801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53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9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23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1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11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7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48" office:value-type="float"/>
          <table:table-cell office:value="0.045" office:value-type="float"/>
          <table:table-cell office:value="0.852" office:value-type="float"/>
          <table:table-cell office:value="0.032" office:value-type="float"/>
          <table:table-cell office:value="0.856" office:value-type="float"/>
          <table:table-cell office:value="0.029" office:value-type="float"/>
          <table:table-cell office:value="0.861" office:value-type="float"/>
          <table:table-cell office:value="0.021" office:value-type="float"/>
          <table:table-cell office:value="0.86" office:value-type="float"/>
          <table:table-cell office:value="0.02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87" office:value-type="float"/>
          <table:table-cell office:value="0.096" office:value-type="float"/>
          <table:table-cell office:value="0.769" office:value-type="float"/>
          <table:table-cell office:value="0.105" office:value-type="float"/>
          <table:table-cell office:value="0.841" office:value-type="float"/>
          <table:table-cell office:value="0.06" office:value-type="float"/>
          <table:table-cell office:value="0.839" office:value-type="float"/>
          <table:table-cell office:value="0.03" office:value-type="float"/>
          <table:table-cell office:value="0.836" office:value-type="float"/>
          <table:table-cell office:value="0.03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59" office:value-type="float"/>
          <table:table-cell office:value="0.048" office:value-type="float"/>
          <table:table-cell office:value="0.666" office:value-type="float"/>
          <table:table-cell office:value="0.053" office:value-type="float"/>
          <table:table-cell office:value="0.709" office:value-type="float"/>
          <table:table-cell office:value="0.062" office:value-type="float"/>
          <table:table-cell office:value="0.712" office:value-type="float"/>
          <table:table-cell office:value="0.042" office:value-type="float"/>
          <table:table-cell office:value="0.722" office:value-type="float"/>
          <table:table-cell office:value="0.05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828" office:value-type="float"/>
          <table:table-cell office:value="0.037" office:value-type="float"/>
          <table:table-cell office:value="0.854" office:value-type="float"/>
          <table:table-cell office:value="0.046" office:value-type="float"/>
          <table:table-cell office:value="0.856" office:value-type="float"/>
          <table:table-cell office:value="0.044" office:value-type="float"/>
          <table:table-cell office:value="0.856" office:value-type="float"/>
          <table:table-cell office:value="0.039" office:value-type="float"/>
          <table:table-cell office:value="0.869" office:value-type="float"/>
          <table:table-cell office:value="0.03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782" office:value-type="float"/>
          <table:table-cell office:value="0.046" office:value-type="float"/>
          <table:table-cell office:value="0.801" office:value-type="float"/>
          <table:table-cell office:value="0.041" office:value-type="float"/>
          <table:table-cell office:value="0.808" office:value-type="float"/>
          <table:table-cell office:value="0.04" office:value-type="float"/>
          <table:table-cell office:value="0.826" office:value-type="float"/>
          <table:table-cell office:value="0.048" office:value-type="float"/>
          <table:table-cell office:value="0.862" office:value-type="float"/>
          <table:table-cell office:value="0.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79" office:value-type="float"/>
          <table:table-cell office:value="0.046" office:value-type="float"/>
          <table:table-cell office:value="0.789" office:value-type="float"/>
          <table:table-cell office:value="0.052" office:value-type="float"/>
          <table:table-cell office:value="0.808" office:value-type="float"/>
          <table:table-cell office:value="0.045" office:value-type="float"/>
          <table:table-cell office:value="0.817" office:value-type="float"/>
          <table:table-cell office:value="0.042" office:value-type="float"/>
          <table:table-cell office:value="0.837" office:value-type="float"/>
          <table:table-cell office:value="0.04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784" office:value-type="float"/>
          <table:table-cell office:value="0.043" office:value-type="float"/>
          <table:table-cell office:value="0.788" office:value-type="float"/>
          <table:table-cell office:value="0.041" office:value-type="float"/>
          <table:table-cell office:value="0.818" office:value-type="float"/>
          <table:table-cell office:value="0.054" office:value-type="float"/>
          <table:table-cell office:value="0.83" office:value-type="float"/>
          <table:table-cell office:value="0.051" office:value-type="float"/>
          <table:table-cell office:value="0.851" office:value-type="float"/>
          <table:table-cell office:value="0.03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769" office:value-type="float"/>
          <table:table-cell office:value="0.043" office:value-type="float"/>
          <table:table-cell office:value="0.825" office:value-type="float"/>
          <table:table-cell office:value="0.027" office:value-type="float"/>
          <table:table-cell office:value="0.838" office:value-type="float"/>
          <table:table-cell office:value="0.048" office:value-type="float"/>
          <table:table-cell office:value="0.864" office:value-type="float"/>
          <table:table-cell office:value="0.022" office:value-type="float"/>
          <table:table-cell office:value="0.871" office:value-type="float"/>
          <table:table-cell office:value="0.03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794" office:value-type="float"/>
          <table:table-cell office:value="0.038" office:value-type="float"/>
          <table:table-cell office:value="0.803" office:value-type="float"/>
          <table:table-cell office:value="0.037" office:value-type="float"/>
          <table:table-cell office:value="0.803" office:value-type="float"/>
          <table:table-cell office:value="0.049" office:value-type="float"/>
          <table:table-cell office:value="0.8" office:value-type="float"/>
          <table:table-cell office:value="0.045" office:value-type="float"/>
          <table:table-cell office:value="0.821" office:value-type="float"/>
          <table:table-cell office:value="0.06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894" office:value-type="float"/>
          <table:table-cell office:value="0.05" office:value-type="float"/>
          <table:table-cell office:value="0.898" office:value-type="float"/>
          <table:table-cell office:value="0.029" office:value-type="float"/>
          <table:table-cell office:value="0.9" office:value-type="float"/>
          <table:table-cell office:value="0.027" office:value-type="float"/>
          <table:table-cell office:value="0.906" office:value-type="float"/>
          <table:table-cell office:value="0.026" office:value-type="float"/>
          <table:table-cell office:value="0.915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774" office:value-type="float"/>
          <table:table-cell office:value="0.018" office:value-type="float"/>
          <table:table-cell office:value="0.807" office:value-type="float"/>
          <table:table-cell office:value="0.039" office:value-type="float"/>
          <table:table-cell office:value="0.809" office:value-type="float"/>
          <table:table-cell office:value="0.053" office:value-type="float"/>
          <table:table-cell office:value="0.829" office:value-type="float"/>
          <table:table-cell office:value="0.038" office:value-type="float"/>
          <table:table-cell office:value="0.843" office:value-type="float"/>
          <table:table-cell office:value="0.03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15" office:value-type="float"/>
          <table:table-cell office:value="0.036" office:value-type="float"/>
          <table:table-cell office:value="0.813" office:value-type="float"/>
          <table:table-cell office:value="0.044" office:value-type="float"/>
          <table:table-cell office:value="0.827" office:value-type="float"/>
          <table:table-cell office:value="0.055" office:value-type="float"/>
          <table:table-cell office:value="0.849" office:value-type="float"/>
          <table:table-cell office:value="0.023" office:value-type="float"/>
          <table:table-cell office:value="0.876" office:value-type="float"/>
          <table:table-cell office:value="0.03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705" office:value-type="float"/>
          <table:table-cell office:value-type="string">
            <text:p>-</text:p>
          </table:table-cell>
          <table:table-cell office:value="0.788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654" office:value-type="float"/>
          <table:table-cell office:value-type="string">
            <text:p>-</text:p>
          </table:table-cell>
          <table:table-cell office:value="0.67" office:value-type="float"/>
          <table:table-cell office:value-type="string">
            <text:p>-</text:p>
          </table:table-cell>
          <table:table-cell office:value="0.71" office:value-type="float"/>
          <table:table-cell office:value-type="string">
            <text:p>-</text:p>
          </table:table-cell>
          <table:table-cell office:value="0.719" office:value-type="float"/>
          <table:table-cell office:value-type="string">
            <text:p>-</text:p>
          </table:table-cell>
          <table:table-cell office:value="0.7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85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03" office:value-type="float"/>
          <table:table-cell office:value-type="string">
            <text:p>-</text:p>
          </table:table-cell>
          <table:table-cell office:value="0.815" office:value-type="float"/>
          <table:table-cell office:value-type="string">
            <text:p>-</text:p>
          </table:table-cell>
          <table:table-cell office:value="0.817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08" office:value-type="float"/>
          <table:table-cell office:value-type="string">
            <text:p>-</text:p>
          </table:table-cell>
          <table:table-cell office:value="0.81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 office:value="0.8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795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782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08" office:value-type="float"/>
          <table:table-cell office:value-type="string">
            <text:p>-</text:p>
          </table:table-cell>
          <table:table-cell office:value="0.815" office:value-type="float"/>
          <table:table-cell office:value-type="string">
            <text:p>-</text:p>
          </table:table-cell>
          <table:table-cell office:value="0.818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21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788" office:value-type="float"/>
          <table:table-cell office:value-type="string">
            <text:p>-</text:p>
          </table:table-cell>
          <table:table-cell office:value="0.816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839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73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702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649" office:value-type="float"/>
          <table:table-cell office:value-type="string">
            <text:p>-</text:p>
          </table:table-cell>
          <table:table-cell office:value="0.672" office:value-type="float"/>
          <table:table-cell office:value-type="string">
            <text:p>-</text:p>
          </table:table-cell>
          <table:table-cell office:value="0.718" office:value-type="float"/>
          <table:table-cell office:value-type="string">
            <text:p>-</text:p>
          </table:table-cell>
          <table:table-cell office:value="0.725" office:value-type="float"/>
          <table:table-cell office:value-type="string">
            <text:p>-</text:p>
          </table:table-cell>
          <table:table-cell office:value="0.7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855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03" office:value-type="float"/>
          <table:table-cell office:value-type="string">
            <text:p>-</text:p>
          </table:table-cell>
          <table:table-cell office:value="0.817" office:value-type="float"/>
          <table:table-cell office:value-type="string">
            <text:p>-</text:p>
          </table:table-cell>
          <table:table-cell office:value="0.825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08" office:value-type="float"/>
          <table:table-cell office:value-type="string">
            <text:p>-</text:p>
          </table:table-cell>
          <table:table-cell office:value="0.819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797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785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17" office:value-type="float"/>
          <table:table-cell office:value-type="string">
            <text:p>-</text:p>
          </table:table-cell>
          <table:table-cell office:value="0.818" office:value-type="float"/>
          <table:table-cell office:value-type="string">
            <text:p>-</text:p>
          </table:table-cell>
          <table:table-cell office:value="0.823" office:value-type="float"/>
          <table:table-cell office:value-type="string">
            <text:p>-</text:p>
          </table:table-cell>
          <table:table-cell office:value="0.816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789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839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81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709" office:value-type="float"/>
          <table:table-cell office:value-type="string">
            <text:p>-</text:p>
          </table:table-cell>
          <table:table-cell office:value="0.781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67" office:value-type="float"/>
          <table:table-cell office:value-type="string">
            <text:p>-</text:p>
          </table:table-cell>
          <table:table-cell office:value="0.68" office:value-type="float"/>
          <table:table-cell office:value-type="string">
            <text:p>-</text:p>
          </table:table-cell>
          <table:table-cell office:value="0.723" office:value-type="float"/>
          <table:table-cell office:value-type="string">
            <text:p>-</text:p>
          </table:table-cell>
          <table:table-cell office:value="0.729" office:value-type="float"/>
          <table:table-cell office:value-type="string">
            <text:p>-</text:p>
          </table:table-cell>
          <table:table-cell office:value="0.7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856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11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23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16" office:value-type="float"/>
          <table:table-cell office:value-type="string">
            <text:p>-</text:p>
          </table:table-cell>
          <table:table-cell office:value="0.812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04" office:value-type="float"/>
          <table:table-cell office:value-type="string">
            <text:p>-</text:p>
          </table:table-cell>
          <table:table-cell office:value="0.808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79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13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18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23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793" office:value-type="float"/>
          <table:table-cell office:value-type="string">
            <text:p>-</text:p>
          </table:table-cell>
          <table:table-cell office:value="0.824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846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8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54" office:value-type="float"/>
          <table:table-cell office:value="0.045" office:value-type="float"/>
          <table:table-cell office:value="0.885" office:value-type="float"/>
          <table:table-cell office:value="0.043" office:value-type="float"/>
          <table:table-cell office:value="0.898" office:value-type="float"/>
          <table:table-cell office:value="0.034" office:value-type="float"/>
          <table:table-cell office:value="0.9" office:value-type="float"/>
          <table:table-cell office:value="0.031" office:value-type="float"/>
          <table:table-cell office:value="0.903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53" office:value-type="float"/>
          <table:table-cell office:value="0.064" office:value-type="float"/>
          <table:table-cell office:value="0.746" office:value-type="float"/>
          <table:table-cell office:value="0.104" office:value-type="float"/>
          <table:table-cell office:value="0.833" office:value-type="float"/>
          <table:table-cell office:value="0.081" office:value-type="float"/>
          <table:table-cell office:value="0.859" office:value-type="float"/>
          <table:table-cell office:value="0.052" office:value-type="float"/>
          <table:table-cell office:value="0.852" office:value-type="float"/>
          <table:table-cell office:value="0.04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724" office:value-type="float"/>
          <table:table-cell office:value="0.075" office:value-type="float"/>
          <table:table-cell office:value="0.754" office:value-type="float"/>
          <table:table-cell office:value="0.063" office:value-type="float"/>
          <table:table-cell office:value="0.8" office:value-type="float"/>
          <table:table-cell office:value="0.064" office:value-type="float"/>
          <table:table-cell office:value="0.805" office:value-type="float"/>
          <table:table-cell office:value="0.043" office:value-type="float"/>
          <table:table-cell office:value="0.813" office:value-type="float"/>
          <table:table-cell office:value="0.05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901" office:value-type="float"/>
          <table:table-cell office:value="0.038" office:value-type="float"/>
          <table:table-cell office:value="0.911" office:value-type="float"/>
          <table:table-cell office:value="0.031" office:value-type="float"/>
          <table:table-cell office:value="0.922" office:value-type="float"/>
          <table:table-cell office:value="0.031" office:value-type="float"/>
          <table:table-cell office:value="0.928" office:value-type="float"/>
          <table:table-cell office:value="0.023" office:value-type="float"/>
          <table:table-cell office:value="0.93" office:value-type="float"/>
          <table:table-cell office:value="0.0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73" office:value-type="float"/>
          <table:table-cell office:value="0.051" office:value-type="float"/>
          <table:table-cell office:value="0.897" office:value-type="float"/>
          <table:table-cell office:value="0.031" office:value-type="float"/>
          <table:table-cell office:value="0.907" office:value-type="float"/>
          <table:table-cell office:value="0.026" office:value-type="float"/>
          <table:table-cell office:value="0.918" office:value-type="float"/>
          <table:table-cell office:value="0.026" office:value-type="float"/>
          <table:table-cell office:value="0.933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92" office:value-type="float"/>
          <table:table-cell office:value="0.048" office:value-type="float"/>
          <table:table-cell office:value="0.898" office:value-type="float"/>
          <table:table-cell office:value="0.035" office:value-type="float"/>
          <table:table-cell office:value="0.916" office:value-type="float"/>
          <table:table-cell office:value="0.027" office:value-type="float"/>
          <table:table-cell office:value="0.923" office:value-type="float"/>
          <table:table-cell office:value="0.026" office:value-type="float"/>
          <table:table-cell office:value="0.929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9" office:value-type="float"/>
          <table:table-cell office:value="0.049" office:value-type="float"/>
          <table:table-cell office:value="0.899" office:value-type="float"/>
          <table:table-cell office:value="0.038" office:value-type="float"/>
          <table:table-cell office:value="0.916" office:value-type="float"/>
          <table:table-cell office:value="0.04" office:value-type="float"/>
          <table:table-cell office:value="0.927" office:value-type="float"/>
          <table:table-cell office:value="0.036" office:value-type="float"/>
          <table:table-cell office:value="0.939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82" office:value-type="float"/>
          <table:table-cell office:value="0.048" office:value-type="float"/>
          <table:table-cell office:value="0.921" office:value-type="float"/>
          <table:table-cell office:value="0.018" office:value-type="float"/>
          <table:table-cell office:value="0.932" office:value-type="float"/>
          <table:table-cell office:value="0.027" office:value-type="float"/>
          <table:table-cell office:value="0.946" office:value-type="float"/>
          <table:table-cell office:value="0.012" office:value-type="float"/>
          <table:table-cell office:value="0.948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97" office:value-type="float"/>
          <table:table-cell office:value="0.04" office:value-type="float"/>
          <table:table-cell office:value="0.909" office:value-type="float"/>
          <table:table-cell office:value="0.029" office:value-type="float"/>
          <table:table-cell office:value="0.91" office:value-type="float"/>
          <table:table-cell office:value="0.03" office:value-type="float"/>
          <table:table-cell office:value="0.908" office:value-type="float"/>
          <table:table-cell office:value="0.029" office:value-type="float"/>
          <table:table-cell office:value="0.921" office:value-type="float"/>
          <table:table-cell office:value="0.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913" office:value-type="float"/>
          <table:table-cell office:value="0.046" office:value-type="float"/>
          <table:table-cell office:value="0.929" office:value-type="float"/>
          <table:table-cell office:value="0.03" office:value-type="float"/>
          <table:table-cell office:value="0.941" office:value-type="float"/>
          <table:table-cell office:value="0.016" office:value-type="float"/>
          <table:table-cell office:value="0.946" office:value-type="float"/>
          <table:table-cell office:value="0.013" office:value-type="float"/>
          <table:table-cell office:value="0.952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98" office:value-type="float"/>
          <table:table-cell office:value="0.038" office:value-type="float"/>
          <table:table-cell office:value="0.928" office:value-type="float"/>
          <table:table-cell office:value="0.023" office:value-type="float"/>
          <table:table-cell office:value="0.931" office:value-type="float"/>
          <table:table-cell office:value="0.033" office:value-type="float"/>
          <table:table-cell office:value="0.942" office:value-type="float"/>
          <table:table-cell office:value="0.019" office:value-type="float"/>
          <table:table-cell office:value="0.949" office:value-type="float"/>
          <table:table-cell office:value="0.01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07" office:value-type="float"/>
          <table:table-cell office:value="0.045" office:value-type="float"/>
          <table:table-cell office:value="0.919" office:value-type="float"/>
          <table:table-cell office:value="0.036" office:value-type="float"/>
          <table:table-cell office:value="0.927" office:value-type="float"/>
          <table:table-cell office:value="0.043" office:value-type="float"/>
          <table:table-cell office:value="0.943" office:value-type="float"/>
          <table:table-cell office:value="0.015" office:value-type="float"/>
          <table:table-cell office:value="0.951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71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51" office:value-type="float"/>
          <table:table-cell office:value-type="string">
            <text:p>-</text:p>
          </table:table-cell>
          <table:table-cell office:value="0.723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747" office:value-type="float"/>
          <table:table-cell office:value-type="string">
            <text:p>-</text:p>
          </table:table-cell>
          <table:table-cell office:value="0.774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823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99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06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69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49" office:value-type="float"/>
          <table:table-cell office:value-type="string">
            <text:p>-</text:p>
          </table:table-cell>
          <table:table-cell office:value="0.726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743" office:value-type="float"/>
          <table:table-cell office:value-type="string">
            <text:p>-</text:p>
          </table:table-cell>
          <table:table-cell office:value="0.774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25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09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2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71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5" office:value-type="float"/>
          <table:table-cell office:value-type="string">
            <text:p>-</text:p>
          </table:table-cell>
          <table:table-cell office:value="0.716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61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03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3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11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9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21" office:value-type="float"/>
          <table:table-cell office:value="0.053" office:value-type="float"/>
          <table:table-cell office:value="0.84" office:value-type="float"/>
          <table:table-cell office:value="0.044" office:value-type="float"/>
          <table:table-cell office:value="0.852" office:value-type="float"/>
          <table:table-cell office:value="0.046" office:value-type="float"/>
          <table:table-cell office:value="0.857" office:value-type="float"/>
          <table:table-cell office:value="0.035" office:value-type="float"/>
          <table:table-cell office:value="0.855" office:value-type="float"/>
          <table:table-cell office:value="0.03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44" office:value-type="float"/>
          <table:table-cell office:value="0.055" office:value-type="float"/>
          <table:table-cell office:value="0.722" office:value-type="float"/>
          <table:table-cell office:value="0.086" office:value-type="float"/>
          <table:table-cell office:value="0.785" office:value-type="float"/>
          <table:table-cell office:value="0.078" office:value-type="float"/>
          <table:table-cell office:value="0.784" office:value-type="float"/>
          <table:table-cell office:value="0.057" office:value-type="float"/>
          <table:table-cell office:value="0.786" office:value-type="float"/>
          <table:table-cell office:value="0.04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14" office:value-type="float"/>
          <table:table-cell office:value="0.077" office:value-type="float"/>
          <table:table-cell office:value="0.624" office:value-type="float"/>
          <table:table-cell office:value="0.077" office:value-type="float"/>
          <table:table-cell office:value="0.682" office:value-type="float"/>
          <table:table-cell office:value="0.099" office:value-type="float"/>
          <table:table-cell office:value="0.698" office:value-type="float"/>
          <table:table-cell office:value="0.075" office:value-type="float"/>
          <table:table-cell office:value="0.716" office:value-type="float"/>
          <table:table-cell office:value="0.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859" office:value-type="float"/>
          <table:table-cell office:value="0.033" office:value-type="float"/>
          <table:table-cell office:value="0.879" office:value-type="float"/>
          <table:table-cell office:value="0.034" office:value-type="float"/>
          <table:table-cell office:value="0.884" office:value-type="float"/>
          <table:table-cell office:value="0.029" office:value-type="float"/>
          <table:table-cell office:value="0.879" office:value-type="float"/>
          <table:table-cell office:value="0.037" office:value-type="float"/>
          <table:table-cell office:value="0.886" office:value-type="float"/>
          <table:table-cell office:value="0.02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17" office:value-type="float"/>
          <table:table-cell office:value="0.04" office:value-type="float"/>
          <table:table-cell office:value="0.832" office:value-type="float"/>
          <table:table-cell office:value="0.046" office:value-type="float"/>
          <table:table-cell office:value="0.847" office:value-type="float"/>
          <table:table-cell office:value="0.039" office:value-type="float"/>
          <table:table-cell office:value="0.848" office:value-type="float"/>
          <table:table-cell office:value="0.06" office:value-type="float"/>
          <table:table-cell office:value="0.894" office:value-type="float"/>
          <table:table-cell office:value="0.02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3" office:value-type="float"/>
          <table:table-cell office:value="0.057" office:value-type="float"/>
          <table:table-cell office:value="0.837" office:value-type="float"/>
          <table:table-cell office:value="0.052" office:value-type="float"/>
          <table:table-cell office:value="0.858" office:value-type="float"/>
          <table:table-cell office:value="0.038" office:value-type="float"/>
          <table:table-cell office:value="0.865" office:value-type="float"/>
          <table:table-cell office:value="0.035" office:value-type="float"/>
          <table:table-cell office:value="0.87" office:value-type="float"/>
          <table:table-cell office:value="0.03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05" office:value-type="float"/>
          <table:table-cell office:value="0.058" office:value-type="float"/>
          <table:table-cell office:value="0.819" office:value-type="float"/>
          <table:table-cell office:value="0.048" office:value-type="float"/>
          <table:table-cell office:value="0.854" office:value-type="float"/>
          <table:table-cell office:value="0.054" office:value-type="float"/>
          <table:table-cell office:value="0.865" office:value-type="float"/>
          <table:table-cell office:value="0.053" office:value-type="float"/>
          <table:table-cell office:value="0.885" office:value-type="float"/>
          <table:table-cell office:value="0.02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773" office:value-type="float"/>
          <table:table-cell office:value="0.056" office:value-type="float"/>
          <table:table-cell office:value="0.827" office:value-type="float"/>
          <table:table-cell office:value="0.034" office:value-type="float"/>
          <table:table-cell office:value="0.852" office:value-type="float"/>
          <table:table-cell office:value="0.05" office:value-type="float"/>
          <table:table-cell office:value="0.888" office:value-type="float"/>
          <table:table-cell office:value="0.027" office:value-type="float"/>
          <table:table-cell office:value="0.896" office:value-type="float"/>
          <table:table-cell office:value="0.03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13" office:value-type="float"/>
          <table:table-cell office:value="0.053" office:value-type="float"/>
          <table:table-cell office:value="0.826" office:value-type="float"/>
          <table:table-cell office:value="0.046" office:value-type="float"/>
          <table:table-cell office:value="0.828" office:value-type="float"/>
          <table:table-cell office:value="0.054" office:value-type="float"/>
          <table:table-cell office:value="0.831" office:value-type="float"/>
          <table:table-cell office:value="0.048" office:value-type="float"/>
          <table:table-cell office:value="0.838" office:value-type="float"/>
          <table:table-cell office:value="0.07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868" office:value-type="float"/>
          <table:table-cell office:value="0.059" office:value-type="float"/>
          <table:table-cell office:value="0.88" office:value-type="float"/>
          <table:table-cell office:value="0.044" office:value-type="float"/>
          <table:table-cell office:value="0.903" office:value-type="float"/>
          <table:table-cell office:value="0.026" office:value-type="float"/>
          <table:table-cell office:value="0.912" office:value-type="float"/>
          <table:table-cell office:value="0.024" office:value-type="float"/>
          <table:table-cell office:value="0.909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793" office:value-type="float"/>
          <table:table-cell office:value="0.035" office:value-type="float"/>
          <table:table-cell office:value="0.83" office:value-type="float"/>
          <table:table-cell office:value="0.049" office:value-type="float"/>
          <table:table-cell office:value="0.845" office:value-type="float"/>
          <table:table-cell office:value="0.056" office:value-type="float"/>
          <table:table-cell office:value="0.861" office:value-type="float"/>
          <table:table-cell office:value="0.043" office:value-type="float"/>
          <table:table-cell office:value="0.882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77" office:value-type="float"/>
          <table:table-cell office:value="0.03" office:value-type="float"/>
          <table:table-cell office:value="0.881" office:value-type="float"/>
          <table:table-cell office:value="0.045" office:value-type="float"/>
          <table:table-cell office:value="0.897" office:value-type="float"/>
          <table:table-cell office:value="0.048" office:value-type="float"/>
          <table:table-cell office:value="0.918" office:value-type="float"/>
          <table:table-cell office:value="0.026" office:value-type="float"/>
          <table:table-cell office:value="0.939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53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49" office:value-type="float"/>
          <table:table-cell office:value-type="string">
            <text:p>-</text:p>
          </table:table-cell>
          <table:table-cell office:value="0.7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597" office:value-type="float"/>
          <table:table-cell office:value-type="string">
            <text:p>-</text:p>
          </table:table-cell>
          <table:table-cell office:value="0.608" office:value-type="float"/>
          <table:table-cell office:value-type="string">
            <text:p>-</text:p>
          </table:table-cell>
          <table:table-cell office:value="0.676" office:value-type="float"/>
          <table:table-cell office:value-type="string">
            <text:p>-</text:p>
          </table:table-cell>
          <table:table-cell office:value="0.697" office:value-type="float"/>
          <table:table-cell office:value-type="string">
            <text:p>-</text:p>
          </table:table-cell>
          <table:table-cell office:value="0.7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885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37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73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31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794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34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04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15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51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48" office:value-type="float"/>
          <table:table-cell office:value-type="string">
            <text:p>-</text:p>
          </table:table-cell>
          <table:table-cell office:value="0.703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591" office:value-type="float"/>
          <table:table-cell office:value-type="string">
            <text:p>-</text:p>
          </table:table-cell>
          <table:table-cell office:value="0.607" office:value-type="float"/>
          <table:table-cell office:value-type="string">
            <text:p>-</text:p>
          </table:table-cell>
          <table:table-cell office:value="0.689" office:value-type="float"/>
          <table:table-cell office:value-type="string">
            <text:p>-</text:p>
          </table:table-cell>
          <table:table-cell office:value="0.707" office:value-type="float"/>
          <table:table-cell office:value-type="string">
            <text:p>-</text:p>
          </table:table-cell>
          <table:table-cell office:value="0.7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89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39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7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31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797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47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1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18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51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49" office:value-type="float"/>
          <table:table-cell office:value-type="string">
            <text:p>-</text:p>
          </table:table-cell>
          <table:table-cell office:value="0.695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62" office:value-type="float"/>
          <table:table-cell office:value-type="string">
            <text:p>-</text:p>
          </table:table-cell>
          <table:table-cell office:value="0.629" office:value-type="float"/>
          <table:table-cell office:value-type="string">
            <text:p>-</text:p>
          </table:table-cell>
          <table:table-cell office:value="0.705" office:value-type="float"/>
          <table:table-cell office:value-type="string">
            <text:p>-</text:p>
          </table:table-cell>
          <table:table-cell office:value="0.718" office:value-type="float"/>
          <table:table-cell office:value-type="string">
            <text:p>-</text:p>
          </table:table-cell>
          <table:table-cell office:value="0.7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886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49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8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41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02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39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06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22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3" table:number-rows-spanned="1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2" table:number-rows-spanned="3"/>
          <table:covered-table-cell table:style-name="Default"/>
          <table:table-cell table:style-name="ce8" table:number-columns-spanned="1" table:number-rows-spanned="4"/>
          <table:table-cell table:style-name="ce8" table:number-columns-spanned="10" table:number-rows-spann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3" table:number-rows-spanned="1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2" table:number-rows-spanned="3"/>
          <table:covered-table-cell table:style-name="Default"/>
          <table:table-cell table:style-name="ce8" table:number-columns-spanned="1" table:number-rows-spanned="4"/>
          <table:table-cell table:style-name="ce8" table:number-columns-spanned="10" table:number-rows-spann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utoencoder PKLot" table:style-name="ta2">
        <table:table-column table:style-name="co1" table:default-cell-style-name="Default"/>
        <table:table-column table:style-name="co2" table:default-cell-style-name="ce37"/>
        <table:table-column table:style-name="co3" table:default-cell-style-name="ce33"/>
        <table:table-column table:style-name="co4" table:default-cell-style-name="ce41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3"/>
          <table:table-cell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/>
          <table:table-cell table:style-name="ce48" office:value-type="string" calcext:value-type="string">
            <text:p>Input size</text:p>
          </table:table-cell>
          <table:table-cell table:style-name="ce51" office:value-type="string" calcext:value-type="string">
            <text:p>(64,64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1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Filter List:</text:p>
          </table:table-cell>
          <table:table-cell table:style-name="ce51" office:value-type="string" calcext:value-type="string">
            <text:p>[8,16,32,64,128]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49" office:value-type="string" calcext:value-type="string">
            <text:p>Min camadas:</text:p>
          </table:table-cell>
          <table:table-cell table:style-name="ce51" office:value-type="float" office:value="3" calcext:value-type="float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Max camadas:</text:p>
          </table:table-cell>
          <table:table-cell table:style-name="ce51" office:value-type="float" office:value="5" calcext:value-type="float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49" office:value-type="string" calcext:value-type="string">
            <text:p>Latent Dimension:</text:p>
          </table:table-cell>
          <table:table-cell table:style-name="ce51" office:value-type="string" calcext:value-type="string">
            <text:p>random(256,51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 table:style-name="ce49" office:value-type="string" calcext:value-type="string">
            <text:p>Epocas autoencoder:</text:p>
          </table:table-cell>
          <table:table-cell table:style-name="ce51" office:value-type="string" calcext:value-type="string">
            <text:p>K-300 / CNR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01" office:value-type="float"/>
          <table:table-cell office:value="0.028" office:value-type="float"/>
          <table:table-cell office:value="0.928" office:value-type="float"/>
          <table:table-cell office:value="0.024" office:value-type="float"/>
          <table:table-cell office:value="0.941" office:value-type="float"/>
          <table:table-cell office:value="0.018" office:value-type="float"/>
          <table:table-cell office:value="0.932" office:value-type="float"/>
          <table:table-cell office:value="0.04" office:value-type="float"/>
          <table:table-cell office:value="0.947" office:value-type="float"/>
          <table:table-cell office:value="0.015" office:value-type="float"/>
          <table:table-cell/>
          <table:table-cell table:style-name="ce49" office:value-type="string" calcext:value-type="string">
            <text:p>Epocas classificador: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786" office:value-type="float"/>
          <table:table-cell office:value="0.051" office:value-type="float"/>
          <table:table-cell office:value="0.833" office:value-type="float"/>
          <table:table-cell office:value="0.032" office:value-type="float"/>
          <table:table-cell office:value="0.856" office:value-type="float"/>
          <table:table-cell office:value="0.029" office:value-type="float"/>
          <table:table-cell office:value="0.862" office:value-type="float"/>
          <table:table-cell office:value="0.03" office:value-type="float"/>
          <table:table-cell office:value="0.86" office:value-type="float"/>
          <table:table-cell office:value="0.03" office:value-type="float"/>
          <table:table-cell/>
          <table:table-cell table:style-name="ce49" office:value-type="string" calcext:value-type="string">
            <text:p>Número de modelos:</text:p>
          </table:table-cell>
          <table:table-cell table:style-name="ce51" office:value-type="float" office:value="10" calcext:value-type="float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799" office:value-type="float"/>
          <table:table-cell office:value="0.036" office:value-type="float"/>
          <table:table-cell office:value="0.818" office:value-type="float"/>
          <table:table-cell office:value="0.035" office:value-type="float"/>
          <table:table-cell office:value="0.852" office:value-type="float"/>
          <table:table-cell office:value="0.027" office:value-type="float"/>
          <table:table-cell office:value="0.845" office:value-type="float"/>
          <table:table-cell office:value="0.029" office:value-type="float"/>
          <table:table-cell office:value="0.842" office:value-type="float"/>
          <table:table-cell office:value="0.02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783" office:value-type="float"/>
          <table:table-cell office:value="0.033" office:value-type="float"/>
          <table:table-cell office:value="0.804" office:value-type="float"/>
          <table:table-cell office:value="0.03" office:value-type="float"/>
          <table:table-cell office:value="0.826" office:value-type="float"/>
          <table:table-cell office:value="0.033" office:value-type="float"/>
          <table:table-cell office:value="0.815" office:value-type="float"/>
          <table:table-cell office:value="0.045" office:value-type="float"/>
          <table:table-cell office:value="0.831" office:value-type="float"/>
          <table:table-cell office:value="0.041" office:value-type="float"/>
          <table:table-cell/>
          <table:table-cell table:style-name="ce50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796" office:value-type="float"/>
          <table:table-cell office:value="0.033" office:value-type="float"/>
          <table:table-cell office:value="0.822" office:value-type="float"/>
          <table:table-cell office:value="0.03" office:value-type="float"/>
          <table:table-cell office:value="0.835" office:value-type="float"/>
          <table:table-cell office:value="0.033" office:value-type="float"/>
          <table:table-cell office:value="0.858" office:value-type="float"/>
          <table:table-cell office:value="0.051" office:value-type="float"/>
          <table:table-cell office:value="0.881" office:value-type="float"/>
          <table:table-cell office:value="0.021" office:value-type="float"/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280" calcext:value-type="float">
            <text:p>28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813" office:value-type="float"/>
          <table:table-cell office:value="0.035" office:value-type="float"/>
          <table:table-cell office:value="0.793" office:value-type="float"/>
          <table:table-cell office:value="0.047" office:value-type="float"/>
          <table:table-cell office:value="0.789" office:value-type="float"/>
          <table:table-cell office:value="0.035" office:value-type="float"/>
          <table:table-cell office:value="0.781" office:value-type="float"/>
          <table:table-cell office:value="0.049" office:value-type="float"/>
          <table:table-cell office:value="0.79" office:value-type="float"/>
          <table:table-cell office:value="0.029" office:value-type="float"/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881" office:value-type="float"/>
          <table:table-cell office:value="0.019" office:value-type="float"/>
          <table:table-cell office:value="0.882" office:value-type="float"/>
          <table:table-cell office:value="0.033" office:value-type="float"/>
          <table:table-cell office:value="0.899" office:value-type="float"/>
          <table:table-cell office:value="0.011" office:value-type="float"/>
          <table:table-cell office:value="0.886" office:value-type="float"/>
          <table:table-cell office:value="0.025" office:value-type="float"/>
          <table:table-cell office:value="0.889" office:value-type="float"/>
          <table:table-cell office:value="0.023" office:value-type="float"/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8" calcext:value-type="float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747" office:value-type="float"/>
          <table:table-cell office:value="0.043" office:value-type="float"/>
          <table:table-cell office:value="0.794" office:value-type="float"/>
          <table:table-cell office:value="0.039" office:value-type="float"/>
          <table:table-cell office:value="0.818" office:value-type="float"/>
          <table:table-cell office:value="0.024" office:value-type="float"/>
          <table:table-cell office:value="0.795" office:value-type="float"/>
          <table:table-cell office:value="0.046" office:value-type="float"/>
          <table:table-cell office:value="0.799" office:value-type="float"/>
          <table:table-cell office:value="0.049" office:value-type="float"/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27" office:value-type="float"/>
          <table:table-cell office:value="0.026" office:value-type="float"/>
          <table:table-cell office:value="0.843" office:value-type="float"/>
          <table:table-cell office:value="0.025" office:value-type="float"/>
          <table:table-cell office:value="0.86" office:value-type="float"/>
          <table:table-cell office:value="0.035" office:value-type="float"/>
          <table:table-cell office:value="0.844" office:value-type="float"/>
          <table:table-cell office:value="0.024" office:value-type="float"/>
          <table:table-cell office:value="0.867" office:value-type="float"/>
          <table:table-cell office:value="0.025" office:value-type="float"/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 table:style-name="ce50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2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1000" calcext:value-type="float">
            <text:p>10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05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13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799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nfos:</text:p>
          </table:table-cell>
          <table:table-cell table:style-name="ce51" office:value-type="string" calcext:value-type="string">
            <text:p>Balanceado cam/class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1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3" office:value-type="float"/>
          <table:table-cell office:value-type="string">
            <text:p>-</text:p>
          </table:table-cell>
          <table:table-cell office:value="0.797" office:value-type="float"/>
          <table:table-cell office:value-type="string">
            <text:p>-</text:p>
          </table:table-cell>
          <table:table-cell office:value="0.796" office:value-type="float"/>
          <table:table-cell office:value-type="string">
            <text:p>-</text:p>
          </table:table-cell>
          <table:table-cell office:value="0.792" office:value-type="float"/>
          <table:table-cell office:value-type="string">
            <text:p>-</text:p>
          </table:table-cell>
          <table:table-cell office:value="0.8" office:value-type="float"/>
          <table:table-cell office:value-type="string">
            <text:p>-</text:p>
          </table:table-cell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/>
          <table:table-cell table:style-name="ce50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754" office:value-type="float"/>
          <table:table-cell office:value-type="string">
            <text:p>-</text:p>
          </table:table-cell>
          <table:table-cell office:value="0.805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 office:value="0.807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reino:</text:p>
          </table:table-cell>
          <table:table-cell table:style-name="ce51" office:value-type="float" office:value="1024" calcext:value-type="float">
            <text:p>10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85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Validação:</text:p>
          </table:table-cell>
          <table:table-cell table:style-name="ce51" office:value-type="float" office:value="64" calcext:value-type="float">
            <text:p>6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string" calcext:value-type="string">
            <text:p>Restan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Treino:</text:p>
          </table:table-cell>
          <table:table-cell table:style-name="ce51" office:value-type="string" calcext:value-type="string">
            <text:p>Primeiros 5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05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Validação:</text:p>
          </table:table-cell>
          <table:table-cell table:style-name="ce51" office:value-type="string" calcext:value-type="string">
            <text:p>1 d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18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</text:p>
          </table:table-cell>
          <table:table-cell table:style-name="ce51" office:value-type="string" calcext:value-type="string">
            <text:p>Restante dos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04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P=0.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16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36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04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76" office:value-type="float"/>
          <table:table-cell office:value-type="string">
            <text:p>-</text:p>
          </table:table-cell>
          <table:table-cell office:value="0.806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 office:value="0.809" office:value-type="float"/>
          <table:table-cell office:value-type="string">
            <text:p>-</text:p>
          </table:table-cell>
          <table:table-cell office:value="0.8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13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79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787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798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13" office:value-type="float"/>
          <table:table-cell office:value-type="string">
            <text:p>-</text:p>
          </table:table-cell>
          <table:table-cell office:value="0.788" office:value-type="float"/>
          <table:table-cell office:value-type="string">
            <text:p>-</text:p>
          </table:table-cell>
          <table:table-cell office:value="0.788" office:value-type="float"/>
          <table:table-cell office:value-type="string">
            <text:p>-</text:p>
          </table:table-cell>
          <table:table-cell office:value="0.78" office:value-type="float"/>
          <table:table-cell office:value-type="string">
            <text:p>-</text:p>
          </table:table-cell>
          <table:table-cell office:value="0.7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74" office:value-type="float"/>
          <table:table-cell office:value-type="string">
            <text:p>-</text:p>
          </table:table-cell>
          <table:table-cell office:value="0.796" office:value-type="float"/>
          <table:table-cell office:value-type="string">
            <text:p>-</text:p>
          </table:table-cell>
          <table:table-cell office:value="0.817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7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836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2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26" office:value-type="float"/>
          <table:table-cell office:value="0.018" office:value-type="float"/>
          <table:table-cell office:value="0.937" office:value-type="float"/>
          <table:table-cell office:value="0.013" office:value-type="float"/>
          <table:table-cell office:value="0.945" office:value-type="float"/>
          <table:table-cell office:value="0.007" office:value-type="float"/>
          <table:table-cell office:value="0.94" office:value-type="float"/>
          <table:table-cell office:value="0.017" office:value-type="float"/>
          <table:table-cell office:value="0.947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955" office:value-type="float"/>
          <table:table-cell office:value="0.014" office:value-type="float"/>
          <table:table-cell office:value="0.966" office:value-type="float"/>
          <table:table-cell office:value="0.01" office:value-type="float"/>
          <table:table-cell office:value="0.975" office:value-type="float"/>
          <table:table-cell office:value="0.009" office:value-type="float"/>
          <table:table-cell office:value="0.978" office:value-type="float"/>
          <table:table-cell office:value="0.008" office:value-type="float"/>
          <table:table-cell office:value="0.981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84" office:value-type="float"/>
          <table:table-cell office:value="0.023" office:value-type="float"/>
          <table:table-cell office:value="0.873" office:value-type="float"/>
          <table:table-cell office:value="0.039" office:value-type="float"/>
          <table:table-cell office:value="0.915" office:value-type="float"/>
          <table:table-cell office:value="0.03" office:value-type="float"/>
          <table:table-cell office:value="0.925" office:value-type="float"/>
          <table:table-cell office:value="0.024" office:value-type="float"/>
          <table:table-cell office:value="0.936" office:value-type="float"/>
          <table:table-cell office:value="0.01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68" office:value-type="float"/>
          <table:table-cell office:value="0.045" office:value-type="float"/>
          <table:table-cell office:value="0.903" office:value-type="float"/>
          <table:table-cell office:value="0.027" office:value-type="float"/>
          <table:table-cell office:value="0.923" office:value-type="float"/>
          <table:table-cell office:value="0.018" office:value-type="float"/>
          <table:table-cell office:value="0.91" office:value-type="float"/>
          <table:table-cell office:value="0.033" office:value-type="float"/>
          <table:table-cell office:value="0.919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64" office:value-type="float"/>
          <table:table-cell office:value="0.036" office:value-type="float"/>
          <table:table-cell office:value="0.89" office:value-type="float"/>
          <table:table-cell office:value="0.028" office:value-type="float"/>
          <table:table-cell office:value="0.906" office:value-type="float"/>
          <table:table-cell office:value="0.026" office:value-type="float"/>
          <table:table-cell office:value="0.923" office:value-type="float"/>
          <table:table-cell office:value="0.035" office:value-type="float"/>
          <table:table-cell office:value="0.938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02" office:value-type="float"/>
          <table:table-cell office:value="0.024" office:value-type="float"/>
          <table:table-cell office:value="0.886" office:value-type="float"/>
          <table:table-cell office:value="0.026" office:value-type="float"/>
          <table:table-cell office:value="0.876" office:value-type="float"/>
          <table:table-cell office:value="0.04" office:value-type="float"/>
          <table:table-cell office:value="0.87" office:value-type="float"/>
          <table:table-cell office:value="0.042" office:value-type="float"/>
          <table:table-cell office:value="0.884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07" office:value-type="float"/>
          <table:table-cell office:value="0.017" office:value-type="float"/>
          <table:table-cell office:value="0.926" office:value-type="float"/>
          <table:table-cell office:value="0.023" office:value-type="float"/>
          <table:table-cell office:value="0.94" office:value-type="float"/>
          <table:table-cell office:value="0.006" office:value-type="float"/>
          <table:table-cell office:value="0.936" office:value-type="float"/>
          <table:table-cell office:value="0.018" office:value-type="float"/>
          <table:table-cell office:value="0.939" office:value-type="float"/>
          <table:table-cell office:value="0.00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84" office:value-type="float"/>
          <table:table-cell office:value="0.046" office:value-type="float"/>
          <table:table-cell office:value="0.885" office:value-type="float"/>
          <table:table-cell office:value="0.034" office:value-type="float"/>
          <table:table-cell office:value="0.899" office:value-type="float"/>
          <table:table-cell office:value="0.015" office:value-type="float"/>
          <table:table-cell office:value="0.89" office:value-type="float"/>
          <table:table-cell office:value="0.03" office:value-type="float"/>
          <table:table-cell office:value="0.88" office:value-type="float"/>
          <table:table-cell office:value="0.03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03" office:value-type="float"/>
          <table:table-cell office:value="0.012" office:value-type="float"/>
          <table:table-cell office:value="0.916" office:value-type="float"/>
          <table:table-cell office:value="0.014" office:value-type="float"/>
          <table:table-cell office:value="0.925" office:value-type="float"/>
          <table:table-cell office:value="0.023" office:value-type="float"/>
          <table:table-cell office:value="0.929" office:value-type="float"/>
          <table:table-cell office:value="0.011" office:value-type="float"/>
          <table:table-cell office:value="0.932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61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09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88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91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2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62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12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28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68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64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77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8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13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5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3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3" office:value-type="float"/>
          <table:table-cell office:value="0.017" office:value-type="float"/>
          <table:table-cell office:value="0.931" office:value-type="float"/>
          <table:table-cell office:value="0.016" office:value-type="float"/>
          <table:table-cell office:value="0.939" office:value-type="float"/>
          <table:table-cell office:value="0.007" office:value-type="float"/>
          <table:table-cell office:value="0.937" office:value-type="float"/>
          <table:table-cell office:value="0.013" office:value-type="float"/>
          <table:table-cell office:value="0.95" office:value-type="float"/>
          <table:table-cell office:value="0.00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904" office:value-type="float"/>
          <table:table-cell office:value="0.032" office:value-type="float"/>
          <table:table-cell office:value="0.925" office:value-type="float"/>
          <table:table-cell office:value="0.02" office:value-type="float"/>
          <table:table-cell office:value="0.936" office:value-type="float"/>
          <table:table-cell office:value="0.01" office:value-type="float"/>
          <table:table-cell office:value="0.944" office:value-type="float"/>
          <table:table-cell office:value="0.01" office:value-type="float"/>
          <table:table-cell office:value="0.94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51" office:value-type="float"/>
          <table:table-cell office:value="0.013" office:value-type="float"/>
          <table:table-cell office:value="0.951" office:value-type="float"/>
          <table:table-cell office:value="0.008" office:value-type="float"/>
          <table:table-cell office:value="0.957" office:value-type="float"/>
          <table:table-cell office:value="0.008" office:value-type="float"/>
          <table:table-cell office:value="0.964" office:value-type="float"/>
          <table:table-cell office:value="0.006" office:value-type="float"/>
          <table:table-cell office:value="0.966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81" office:value-type="float"/>
          <table:table-cell office:value="0.029" office:value-type="float"/>
          <table:table-cell office:value="0.9" office:value-type="float"/>
          <table:table-cell office:value="0.018" office:value-type="float"/>
          <table:table-cell office:value="0.921" office:value-type="float"/>
          <table:table-cell office:value="0.017" office:value-type="float"/>
          <table:table-cell office:value="0.916" office:value-type="float"/>
          <table:table-cell office:value="0.024" office:value-type="float"/>
          <table:table-cell office:value="0.932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93" office:value-type="float"/>
          <table:table-cell office:value="0.024" office:value-type="float"/>
          <table:table-cell office:value="0.912" office:value-type="float"/>
          <table:table-cell office:value="0.016" office:value-type="float"/>
          <table:table-cell office:value="0.924" office:value-type="float"/>
          <table:table-cell office:value="0.012" office:value-type="float"/>
          <table:table-cell office:value="0.931" office:value-type="float"/>
          <table:table-cell office:value="0.019" office:value-type="float"/>
          <table:table-cell office:value="0.939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21" office:value-type="float"/>
          <table:table-cell office:value="0.014" office:value-type="float"/>
          <table:table-cell office:value="0.914" office:value-type="float"/>
          <table:table-cell office:value="0.018" office:value-type="float"/>
          <table:table-cell office:value="0.898" office:value-type="float"/>
          <table:table-cell office:value="0.019" office:value-type="float"/>
          <table:table-cell office:value="0.894" office:value-type="float"/>
          <table:table-cell office:value="0.027" office:value-type="float"/>
          <table:table-cell office:value="0.908" office:value-type="float"/>
          <table:table-cell office:value="0.0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11" office:value-type="float"/>
          <table:table-cell office:value="0.02" office:value-type="float"/>
          <table:table-cell office:value="0.94" office:value-type="float"/>
          <table:table-cell office:value="0.012" office:value-type="float"/>
          <table:table-cell office:value="0.951" office:value-type="float"/>
          <table:table-cell office:value="0.007" office:value-type="float"/>
          <table:table-cell office:value="0.948" office:value-type="float"/>
          <table:table-cell office:value="0.009" office:value-type="float"/>
          <table:table-cell office:value="0.95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876" office:value-type="float"/>
          <table:table-cell office:value="0.037" office:value-type="float"/>
          <table:table-cell office:value="0.919" office:value-type="float"/>
          <table:table-cell office:value="0.015" office:value-type="float"/>
          <table:table-cell office:value="0.929" office:value-type="float"/>
          <table:table-cell office:value="0.01" office:value-type="float"/>
          <table:table-cell office:value="0.922" office:value-type="float"/>
          <table:table-cell office:value="0.014" office:value-type="float"/>
          <table:table-cell office:value="0.916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22" office:value-type="float"/>
          <table:table-cell office:value="0.013" office:value-type="float"/>
          <table:table-cell office:value="0.935" office:value-type="float"/>
          <table:table-cell office:value="0.011" office:value-type="float"/>
          <table:table-cell office:value="0.94" office:value-type="float"/>
          <table:table-cell office:value="0.013" office:value-type="float"/>
          <table:table-cell office:value="0.941" office:value-type="float"/>
          <table:table-cell office:value="0.011" office:value-type="float"/>
          <table:table-cell office:value="0.946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6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92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05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38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92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6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93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05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97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24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87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99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83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4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39" office:value-type="float"/>
          <table:table-cell office:value="0.01" office:value-type="float"/>
          <table:table-cell office:value="0.948" office:value-type="float"/>
          <table:table-cell office:value="0.01" office:value-type="float"/>
          <table:table-cell office:value="0.956" office:value-type="float"/>
          <table:table-cell office:value="0.005" office:value-type="float"/>
          <table:table-cell office:value="0.948" office:value-type="float"/>
          <table:table-cell office:value="0.015" office:value-type="float"/>
          <table:table-cell office:value="0.953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9" office:value-type="float"/>
          <table:table-cell office:value="0.024" office:value-type="float"/>
          <table:table-cell office:value="0.92" office:value-type="float"/>
          <table:table-cell office:value="0.027" office:value-type="float"/>
          <table:table-cell office:value="0.935" office:value-type="float"/>
          <table:table-cell office:value="0.013" office:value-type="float"/>
          <table:table-cell office:value="0.94" office:value-type="float"/>
          <table:table-cell office:value="0.013" office:value-type="float"/>
          <table:table-cell office:value="0.939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25" office:value-type="float"/>
          <table:table-cell office:value="0.015" office:value-type="float"/>
          <table:table-cell office:value="0.924" office:value-type="float"/>
          <table:table-cell office:value="0.015" office:value-type="float"/>
          <table:table-cell office:value="0.938" office:value-type="float"/>
          <table:table-cell office:value="0.017" office:value-type="float"/>
          <table:table-cell office:value="0.937" office:value-type="float"/>
          <table:table-cell office:value="0.015" office:value-type="float"/>
          <table:table-cell office:value="0.938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935" office:value-type="float"/>
          <table:table-cell office:value="0.02" office:value-type="float"/>
          <table:table-cell office:value="0.942" office:value-type="float"/>
          <table:table-cell office:value="0.015" office:value-type="float"/>
          <table:table-cell office:value="0.946" office:value-type="float"/>
          <table:table-cell office:value="0.015" office:value-type="float"/>
          <table:table-cell office:value="0.936" office:value-type="float"/>
          <table:table-cell office:value="0.027" office:value-type="float"/>
          <table:table-cell office:value="0.943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925" office:value-type="float"/>
          <table:table-cell office:value="0.018" office:value-type="float"/>
          <table:table-cell office:value="0.936" office:value-type="float"/>
          <table:table-cell office:value="0.013" office:value-type="float"/>
          <table:table-cell office:value="0.947" office:value-type="float"/>
          <table:table-cell office:value="0.012" office:value-type="float"/>
          <table:table-cell office:value="0.952" office:value-type="float"/>
          <table:table-cell office:value="0.016" office:value-type="float"/>
          <table:table-cell office:value="0.961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36" office:value-type="float"/>
          <table:table-cell office:value="0.015" office:value-type="float"/>
          <table:table-cell office:value="0.926" office:value-type="float"/>
          <table:table-cell office:value="0.018" office:value-type="float"/>
          <table:table-cell office:value="0.933" office:value-type="float"/>
          <table:table-cell office:value="0.015" office:value-type="float"/>
          <table:table-cell office:value="0.926" office:value-type="float"/>
          <table:table-cell office:value="0.018" office:value-type="float"/>
          <table:table-cell office:value="0.932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43" office:value-type="float"/>
          <table:table-cell office:value="0.006" office:value-type="float"/>
          <table:table-cell office:value="0.943" office:value-type="float"/>
          <table:table-cell office:value="0.013" office:value-type="float"/>
          <table:table-cell office:value="0.956" office:value-type="float"/>
          <table:table-cell office:value="0.004" office:value-type="float"/>
          <table:table-cell office:value="0.957" office:value-type="float"/>
          <table:table-cell office:value="0.007" office:value-type="float"/>
          <table:table-cell office:value="0.962" office:value-type="float"/>
          <table:table-cell office:value="0.0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914" office:value-type="float"/>
          <table:table-cell office:value="0.018" office:value-type="float"/>
          <table:table-cell office:value="0.93" office:value-type="float"/>
          <table:table-cell office:value="0.016" office:value-type="float"/>
          <table:table-cell office:value="0.938" office:value-type="float"/>
          <table:table-cell office:value="0.007" office:value-type="float"/>
          <table:table-cell office:value="0.929" office:value-type="float"/>
          <table:table-cell office:value="0.018" office:value-type="float"/>
          <table:table-cell office:value="0.926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36" office:value-type="float"/>
          <table:table-cell office:value="0.009" office:value-type="float"/>
          <table:table-cell office:value="0.94" office:value-type="float"/>
          <table:table-cell office:value="0.01" office:value-type="float"/>
          <table:table-cell office:value="0.944" office:value-type="float"/>
          <table:table-cell office:value="0.014" office:value-type="float"/>
          <table:table-cell office:value="0.946" office:value-type="float"/>
          <table:table-cell office:value="0.009" office:value-type="float"/>
          <table:table-cell office:value="0.953" office:value-type="float"/>
          <table:table-cell office:value="0.00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4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51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28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08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46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5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14" office:value-type="float"/>
          <table:table-cell office:value="0.016" office:value-type="float"/>
          <table:table-cell office:value="0.931" office:value-type="float"/>
          <table:table-cell office:value="0.013" office:value-type="float"/>
          <table:table-cell office:value="0.938" office:value-type="float"/>
          <table:table-cell office:value="0.008" office:value-type="float"/>
          <table:table-cell office:value="0.93" office:value-type="float"/>
          <table:table-cell office:value="0.028" office:value-type="float"/>
          <table:table-cell office:value="0.939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71" office:value-type="float"/>
          <table:table-cell office:value="0.039" office:value-type="float"/>
          <table:table-cell office:value="0.893" office:value-type="float"/>
          <table:table-cell office:value="0.025" office:value-type="float"/>
          <table:table-cell office:value="0.903" office:value-type="float"/>
          <table:table-cell office:value="0.018" office:value-type="float"/>
          <table:table-cell office:value="0.915" office:value-type="float"/>
          <table:table-cell office:value="0.015" office:value-type="float"/>
          <table:table-cell office:value="0.911" office:value-type="float"/>
          <table:table-cell office:value="0.01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98" office:value-type="float"/>
          <table:table-cell office:value="0.016" office:value-type="float"/>
          <table:table-cell office:value="0.889" office:value-type="float"/>
          <table:table-cell office:value="0.018" office:value-type="float"/>
          <table:table-cell office:value="0.902" office:value-type="float"/>
          <table:table-cell office:value="0.023" office:value-type="float"/>
          <table:table-cell office:value="0.899" office:value-type="float"/>
          <table:table-cell office:value="0.021" office:value-type="float"/>
          <table:table-cell office:value="0.901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96" office:value-type="float"/>
          <table:table-cell office:value="0.023" office:value-type="float"/>
          <table:table-cell office:value="0.903" office:value-type="float"/>
          <table:table-cell office:value="0.019" office:value-type="float"/>
          <table:table-cell office:value="0.909" office:value-type="float"/>
          <table:table-cell office:value="0.02" office:value-type="float"/>
          <table:table-cell office:value="0.899" office:value-type="float"/>
          <table:table-cell office:value="0.036" office:value-type="float"/>
          <table:table-cell office:value="0.91" office:value-type="float"/>
          <table:table-cell office:value="0.03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7" office:value-type="float"/>
          <table:table-cell office:value="0.028" office:value-type="float"/>
          <table:table-cell office:value="0.895" office:value-type="float"/>
          <table:table-cell office:value="0.023" office:value-type="float"/>
          <table:table-cell office:value="0.907" office:value-type="float"/>
          <table:table-cell office:value="0.026" office:value-type="float"/>
          <table:table-cell office:value="0.924" office:value-type="float"/>
          <table:table-cell office:value="0.03" office:value-type="float"/>
          <table:table-cell office:value="0.936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17" office:value-type="float"/>
          <table:table-cell office:value="0.017" office:value-type="float"/>
          <table:table-cell office:value="0.907" office:value-type="float"/>
          <table:table-cell office:value="0.02" office:value-type="float"/>
          <table:table-cell office:value="0.911" office:value-type="float"/>
          <table:table-cell office:value="0.025" office:value-type="float"/>
          <table:table-cell office:value="0.905" office:value-type="float"/>
          <table:table-cell office:value="0.022" office:value-type="float"/>
          <table:table-cell office:value="0.913" office:value-type="float"/>
          <table:table-cell office:value="0.0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35" office:value-type="float"/>
          <table:table-cell office:value="0.008" office:value-type="float"/>
          <table:table-cell office:value="0.935" office:value-type="float"/>
          <table:table-cell office:value="0.013" office:value-type="float"/>
          <table:table-cell office:value="0.946" office:value-type="float"/>
          <table:table-cell office:value="0.006" office:value-type="float"/>
          <table:table-cell office:value="0.949" office:value-type="float"/>
          <table:table-cell office:value="0.009" office:value-type="float"/>
          <table:table-cell office:value="0.951" office:value-type="float"/>
          <table:table-cell office:value="0.00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881" office:value-type="float"/>
          <table:table-cell office:value="0.024" office:value-type="float"/>
          <table:table-cell office:value="0.906" office:value-type="float"/>
          <table:table-cell office:value="0.016" office:value-type="float"/>
          <table:table-cell office:value="0.917" office:value-type="float"/>
          <table:table-cell office:value="0.011" office:value-type="float"/>
          <table:table-cell office:value="0.905" office:value-type="float"/>
          <table:table-cell office:value="0.026" office:value-type="float"/>
          <table:table-cell office:value="0.901" office:value-type="float"/>
          <table:table-cell office:value="0.02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13" office:value-type="float"/>
          <table:table-cell office:value="0.013" office:value-type="float"/>
          <table:table-cell office:value="0.916" office:value-type="float"/>
          <table:table-cell office:value="0.011" office:value-type="float"/>
          <table:table-cell office:value="0.922" office:value-type="float"/>
          <table:table-cell office:value="0.022" office:value-type="float"/>
          <table:table-cell office:value="0.922" office:value-type="float"/>
          <table:table-cell office:value="0.015" office:value-type="float"/>
          <table:table-cell office:value="0.93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93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15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13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88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32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94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17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98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25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85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09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05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79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26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85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6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3" office:value-type="float"/>
          <table:table-cell office:value="0.012" office:value-type="float"/>
          <table:table-cell office:value="0.935" office:value-type="float"/>
          <table:table-cell office:value="0.012" office:value-type="float"/>
          <table:table-cell office:value="0.944" office:value-type="float"/>
          <table:table-cell office:value="0.006" office:value-type="float"/>
          <table:table-cell office:value="0.939" office:value-type="float"/>
          <table:table-cell office:value="0.015" office:value-type="float"/>
          <table:table-cell office:value="0.948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82" office:value-type="float"/>
          <table:table-cell office:value="0.031" office:value-type="float"/>
          <table:table-cell office:value="0.908" office:value-type="float"/>
          <table:table-cell office:value="0.019" office:value-type="float"/>
          <table:table-cell office:value="0.923" office:value-type="float"/>
          <table:table-cell office:value="0.012" office:value-type="float"/>
          <table:table-cell office:value="0.935" office:value-type="float"/>
          <table:table-cell office:value="0.008" office:value-type="float"/>
          <table:table-cell office:value="0.93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19" office:value-type="float"/>
          <table:table-cell office:value="0.014" office:value-type="float"/>
          <table:table-cell office:value="0.922" office:value-type="float"/>
          <table:table-cell office:value="0.012" office:value-type="float"/>
          <table:table-cell office:value="0.933" office:value-type="float"/>
          <table:table-cell office:value="0.015" office:value-type="float"/>
          <table:table-cell office:value="0.932" office:value-type="float"/>
          <table:table-cell office:value="0.011" office:value-type="float"/>
          <table:table-cell office:value="0.932" office:value-type="float"/>
          <table:table-cell office:value="0.0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904" office:value-type="float"/>
          <table:table-cell office:value="0.023" office:value-type="float"/>
          <table:table-cell office:value="0.919" office:value-type="float"/>
          <table:table-cell office:value="0.017" office:value-type="float"/>
          <table:table-cell office:value="0.929" office:value-type="float"/>
          <table:table-cell office:value="0.014" office:value-type="float"/>
          <table:table-cell office:value="0.925" office:value-type="float"/>
          <table:table-cell office:value="0.024" office:value-type="float"/>
          <table:table-cell office:value="0.938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91" office:value-type="float"/>
          <table:table-cell office:value="0.02" office:value-type="float"/>
          <table:table-cell office:value="0.933" office:value-type="float"/>
          <table:table-cell office:value="0.015" office:value-type="float"/>
          <table:table-cell office:value="0.944" office:value-type="float"/>
          <table:table-cell office:value="0.011" office:value-type="float"/>
          <table:table-cell office:value="0.95" office:value-type="float"/>
          <table:table-cell office:value="0.016" office:value-type="float"/>
          <table:table-cell office:value="0.954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36" office:value-type="float"/>
          <table:table-cell office:value="0.011" office:value-type="float"/>
          <table:table-cell office:value="0.935" office:value-type="float"/>
          <table:table-cell office:value="0.012" office:value-type="float"/>
          <table:table-cell office:value="0.942" office:value-type="float"/>
          <table:table-cell office:value="0.018" office:value-type="float"/>
          <table:table-cell office:value="0.941" office:value-type="float"/>
          <table:table-cell office:value="0.014" office:value-type="float"/>
          <table:table-cell office:value="0.95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32" office:value-type="float"/>
          <table:table-cell office:value="0.009" office:value-type="float"/>
          <table:table-cell office:value="0.94" office:value-type="float"/>
          <table:table-cell office:value="0.013" office:value-type="float"/>
          <table:table-cell office:value="0.952" office:value-type="float"/>
          <table:table-cell office:value="0.004" office:value-type="float"/>
          <table:table-cell office:value="0.958" office:value-type="float"/>
          <table:table-cell office:value="0.006" office:value-type="float"/>
          <table:table-cell office:value="0.96" office:value-type="float"/>
          <table:table-cell office:value="0.0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906" office:value-type="float"/>
          <table:table-cell office:value="0.021" office:value-type="float"/>
          <table:table-cell office:value="0.928" office:value-type="float"/>
          <table:table-cell office:value="0.014" office:value-type="float"/>
          <table:table-cell office:value="0.94" office:value-type="float"/>
          <table:table-cell office:value="0.007" office:value-type="float"/>
          <table:table-cell office:value="0.937" office:value-type="float"/>
          <table:table-cell office:value="0.016" office:value-type="float"/>
          <table:table-cell office:value="0.937" office:value-type="float"/>
          <table:table-cell office:value="0.01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33" office:value-type="float"/>
          <table:table-cell office:value="0.011" office:value-type="float"/>
          <table:table-cell office:value="0.943" office:value-type="float"/>
          <table:table-cell office:value="0.01" office:value-type="float"/>
          <table:table-cell office:value="0.947" office:value-type="float"/>
          <table:table-cell office:value="0.013" office:value-type="float"/>
          <table:table-cell office:value="0.95" office:value-type="float"/>
          <table:table-cell office:value="0.009" office:value-type="float"/>
          <table:table-cell office:value="0.954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99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2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18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99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2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19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12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1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11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7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855" office:value-type="float"/>
          <table:table-cell office:value="0.034" office:value-type="float"/>
          <table:table-cell office:value="0.882" office:value-type="float"/>
          <table:table-cell office:value="0.022" office:value-type="float"/>
          <table:table-cell office:value="0.89" office:value-type="float"/>
          <table:table-cell office:value="0.014" office:value-type="float"/>
          <table:table-cell office:value="0.874" office:value-type="float"/>
          <table:table-cell office:value="0.038" office:value-type="float"/>
          <table:table-cell office:value="0.889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11" office:value-type="float"/>
          <table:table-cell office:value="0.054" office:value-type="float"/>
          <table:table-cell office:value="0.835" office:value-type="float"/>
          <table:table-cell office:value="0.034" office:value-type="float"/>
          <table:table-cell office:value="0.853" office:value-type="float"/>
          <table:table-cell office:value="0.03" office:value-type="float"/>
          <table:table-cell office:value="0.866" office:value-type="float"/>
          <table:table-cell office:value="0.026" office:value-type="float"/>
          <table:table-cell office:value="0.869" office:value-type="float"/>
          <table:table-cell office:value="0.02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33" office:value-type="float"/>
          <table:table-cell office:value="0.028" office:value-type="float"/>
          <table:table-cell office:value="0.84" office:value-type="float"/>
          <table:table-cell office:value="0.026" office:value-type="float"/>
          <table:table-cell office:value="0.854" office:value-type="float"/>
          <table:table-cell office:value="0.032" office:value-type="float"/>
          <table:table-cell office:value="0.847" office:value-type="float"/>
          <table:table-cell office:value="0.034" office:value-type="float"/>
          <table:table-cell office:value="0.859" office:value-type="float"/>
          <table:table-cell office:value="0.02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02" office:value-type="float"/>
          <table:table-cell office:value="0.037" office:value-type="float"/>
          <table:table-cell office:value="0.828" office:value-type="float"/>
          <table:table-cell office:value="0.026" office:value-type="float"/>
          <table:table-cell office:value="0.842" office:value-type="float"/>
          <table:table-cell office:value="0.029" office:value-type="float"/>
          <table:table-cell office:value="0.839" office:value-type="float"/>
          <table:table-cell office:value="0.043" office:value-type="float"/>
          <table:table-cell office:value="0.861" office:value-type="float"/>
          <table:table-cell office:value="0.03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04" office:value-type="float"/>
          <table:table-cell office:value="0.037" office:value-type="float"/>
          <table:table-cell office:value="0.845" office:value-type="float"/>
          <table:table-cell office:value="0.026" office:value-type="float"/>
          <table:table-cell office:value="0.859" office:value-type="float"/>
          <table:table-cell office:value="0.022" office:value-type="float"/>
          <table:table-cell office:value="0.879" office:value-type="float"/>
          <table:table-cell office:value="0.032" office:value-type="float"/>
          <table:table-cell office:value="0.894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843" office:value-type="float"/>
          <table:table-cell office:value="0.031" office:value-type="float"/>
          <table:table-cell office:value="0.841" office:value-type="float"/>
          <table:table-cell office:value="0.021" office:value-type="float"/>
          <table:table-cell office:value="0.831" office:value-type="float"/>
          <table:table-cell office:value="0.034" office:value-type="float"/>
          <table:table-cell office:value="0.825" office:value-type="float"/>
          <table:table-cell office:value="0.018" office:value-type="float"/>
          <table:table-cell office:value="0.843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25" office:value-type="float"/>
          <table:table-cell office:value="0.011" office:value-type="float"/>
          <table:table-cell office:value="0.923" office:value-type="float"/>
          <table:table-cell office:value="0.016" office:value-type="float"/>
          <table:table-cell office:value="0.926" office:value-type="float"/>
          <table:table-cell office:value="0.014" office:value-type="float"/>
          <table:table-cell office:value="0.921" office:value-type="float"/>
          <table:table-cell office:value="0.019" office:value-type="float"/>
          <table:table-cell office:value="0.924" office:value-type="float"/>
          <table:table-cell office:value="0.01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795" office:value-type="float"/>
          <table:table-cell office:value="0.037" office:value-type="float"/>
          <table:table-cell office:value="0.842" office:value-type="float"/>
          <table:table-cell office:value="0.024" office:value-type="float"/>
          <table:table-cell office:value="0.859" office:value-type="float"/>
          <table:table-cell office:value="0.018" office:value-type="float"/>
          <table:table-cell office:value="0.844" office:value-type="float"/>
          <table:table-cell office:value="0.034" office:value-type="float"/>
          <table:table-cell office:value="0.853" office:value-type="float"/>
          <table:table-cell office:value="0.03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5" office:value-type="float"/>
          <table:table-cell office:value="0.027" office:value-type="float"/>
          <table:table-cell office:value="0.853" office:value-type="float"/>
          <table:table-cell office:value="0.024" office:value-type="float"/>
          <table:table-cell office:value="0.862" office:value-type="float"/>
          <table:table-cell office:value="0.031" office:value-type="float"/>
          <table:table-cell office:value="0.866" office:value-type="float"/>
          <table:table-cell office:value="0.025" office:value-type="float"/>
          <table:table-cell office:value="0.883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873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33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48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18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15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56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09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86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874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33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8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51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23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21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6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14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853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863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864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21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38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02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47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23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795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85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8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27" office:value-type="float"/>
          <table:table-cell office:value="0.014" office:value-type="float"/>
          <table:table-cell office:value="0.932" office:value-type="float"/>
          <table:table-cell office:value="0.011" office:value-type="float"/>
          <table:table-cell office:value="0.943" office:value-type="float"/>
          <table:table-cell office:value="0.004" office:value-type="float"/>
          <table:table-cell office:value="0.938" office:value-type="float"/>
          <table:table-cell office:value="0.016" office:value-type="float"/>
          <table:table-cell office:value="0.945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93" office:value-type="float"/>
          <table:table-cell office:value="0.039" office:value-type="float"/>
          <table:table-cell office:value="0.918" office:value-type="float"/>
          <table:table-cell office:value="0.019" office:value-type="float"/>
          <table:table-cell office:value="0.931" office:value-type="float"/>
          <table:table-cell office:value="0.013" office:value-type="float"/>
          <table:table-cell office:value="0.94" office:value-type="float"/>
          <table:table-cell office:value="0.009" office:value-type="float"/>
          <table:table-cell office:value="0.936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28" office:value-type="float"/>
          <table:table-cell office:value="0.016" office:value-type="float"/>
          <table:table-cell office:value="0.928" office:value-type="float"/>
          <table:table-cell office:value="0.009" office:value-type="float"/>
          <table:table-cell office:value="0.936" office:value-type="float"/>
          <table:table-cell office:value="0.012" office:value-type="float"/>
          <table:table-cell office:value="0.935" office:value-type="float"/>
          <table:table-cell office:value="0.011" office:value-type="float"/>
          <table:table-cell office:value="0.938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904" office:value-type="float"/>
          <table:table-cell office:value="0.03" office:value-type="float"/>
          <table:table-cell office:value="0.923" office:value-type="float"/>
          <table:table-cell office:value="0.017" office:value-type="float"/>
          <table:table-cell office:value="0.933" office:value-type="float"/>
          <table:table-cell office:value="0.015" office:value-type="float"/>
          <table:table-cell office:value="0.936" office:value-type="float"/>
          <table:table-cell office:value="0.021" office:value-type="float"/>
          <table:table-cell office:value="0.945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908" office:value-type="float"/>
          <table:table-cell office:value="0.026" office:value-type="float"/>
          <table:table-cell office:value="0.934" office:value-type="float"/>
          <table:table-cell office:value="0.016" office:value-type="float"/>
          <table:table-cell office:value="0.947" office:value-type="float"/>
          <table:table-cell office:value="0.009" office:value-type="float"/>
          <table:table-cell office:value="0.951" office:value-type="float"/>
          <table:table-cell office:value="0.015" office:value-type="float"/>
          <table:table-cell office:value="0.957" office:value-type="float"/>
          <table:table-cell office:value="0.00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29" office:value-type="float"/>
          <table:table-cell office:value="0.016" office:value-type="float"/>
          <table:table-cell office:value="0.932" office:value-type="float"/>
          <table:table-cell office:value="0.011" office:value-type="float"/>
          <table:table-cell office:value="0.927" office:value-type="float"/>
          <table:table-cell office:value="0.017" office:value-type="float"/>
          <table:table-cell office:value="0.923" office:value-type="float"/>
          <table:table-cell office:value="0.014" office:value-type="float"/>
          <table:table-cell office:value="0.934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28" office:value-type="float"/>
          <table:table-cell office:value="0.011" office:value-type="float"/>
          <table:table-cell office:value="0.944" office:value-type="float"/>
          <table:table-cell office:value="0.01" office:value-type="float"/>
          <table:table-cell office:value="0.953" office:value-type="float"/>
          <table:table-cell office:value="0.004" office:value-type="float"/>
          <table:table-cell office:value="0.956" office:value-type="float"/>
          <table:table-cell office:value="0.004" office:value-type="float"/>
          <table:table-cell office:value="0.959" office:value-type="float"/>
          <table:table-cell office:value="0.00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919" office:value-type="float"/>
          <table:table-cell office:value="0.026" office:value-type="float"/>
          <table:table-cell office:value="0.947" office:value-type="float"/>
          <table:table-cell office:value="0.011" office:value-type="float"/>
          <table:table-cell office:value="0.957" office:value-type="float"/>
          <table:table-cell office:value="0.006" office:value-type="float"/>
          <table:table-cell office:value="0.952" office:value-type="float"/>
          <table:table-cell office:value="0.014" office:value-type="float"/>
          <table:table-cell office:value="0.953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36" office:value-type="float"/>
          <table:table-cell office:value="0.01" office:value-type="float"/>
          <table:table-cell office:value="0.943" office:value-type="float"/>
          <table:table-cell office:value="0.01" office:value-type="float"/>
          <table:table-cell office:value="0.945" office:value-type="float"/>
          <table:table-cell office:value="0.011" office:value-type="float"/>
          <table:table-cell office:value="0.949" office:value-type="float"/>
          <table:table-cell office:value="0.007" office:value-type="float"/>
          <table:table-cell office:value="0.956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2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37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15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09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1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9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879" office:value-type="float"/>
          <table:table-cell office:value="0.031" office:value-type="float"/>
          <table:table-cell office:value="0.903" office:value-type="float"/>
          <table:table-cell office:value="0.013" office:value-type="float"/>
          <table:table-cell office:value="0.909" office:value-type="float"/>
          <table:table-cell office:value="0.009" office:value-type="float"/>
          <table:table-cell office:value="0.897" office:value-type="float"/>
          <table:table-cell office:value="0.032" office:value-type="float"/>
          <table:table-cell office:value="0.907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41" office:value-type="float"/>
          <table:table-cell office:value="0.051" office:value-type="float"/>
          <table:table-cell office:value="0.873" office:value-type="float"/>
          <table:table-cell office:value="0.03" office:value-type="float"/>
          <table:table-cell office:value="0.895" office:value-type="float"/>
          <table:table-cell office:value="0.025" office:value-type="float"/>
          <table:table-cell office:value="0.903" office:value-type="float"/>
          <table:table-cell office:value="0.018" office:value-type="float"/>
          <table:table-cell office:value="0.903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64" office:value-type="float"/>
          <table:table-cell office:value="0.034" office:value-type="float"/>
          <table:table-cell office:value="0.876" office:value-type="float"/>
          <table:table-cell office:value="0.021" office:value-type="float"/>
          <table:table-cell office:value="0.892" office:value-type="float"/>
          <table:table-cell office:value="0.027" office:value-type="float"/>
          <table:table-cell office:value="0.888" office:value-type="float"/>
          <table:table-cell office:value="0.025" office:value-type="float"/>
          <table:table-cell office:value="0.89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21" office:value-type="float"/>
          <table:table-cell office:value="0.048" office:value-type="float"/>
          <table:table-cell office:value="0.864" office:value-type="float"/>
          <table:table-cell office:value="0.031" office:value-type="float"/>
          <table:table-cell office:value="0.886" office:value-type="float"/>
          <table:table-cell office:value="0.024" office:value-type="float"/>
          <table:table-cell office:value="0.882" office:value-type="float"/>
          <table:table-cell office:value="0.039" office:value-type="float"/>
          <table:table-cell office:value="0.895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02" office:value-type="float"/>
          <table:table-cell office:value="0.044" office:value-type="float"/>
          <table:table-cell office:value="0.852" office:value-type="float"/>
          <table:table-cell office:value="0.033" office:value-type="float"/>
          <table:table-cell office:value="0.879" office:value-type="float"/>
          <table:table-cell office:value="0.018" office:value-type="float"/>
          <table:table-cell office:value="0.903" office:value-type="float"/>
          <table:table-cell office:value="0.03" office:value-type="float"/>
          <table:table-cell office:value="0.917" office:value-type="float"/>
          <table:table-cell office:value="0.01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859" office:value-type="float"/>
          <table:table-cell office:value="0.033" office:value-type="float"/>
          <table:table-cell office:value="0.865" office:value-type="float"/>
          <table:table-cell office:value="0.023" office:value-type="float"/>
          <table:table-cell office:value="0.864" office:value-type="float"/>
          <table:table-cell office:value="0.029" office:value-type="float"/>
          <table:table-cell office:value="0.86" office:value-type="float"/>
          <table:table-cell office:value="0.024" office:value-type="float"/>
          <table:table-cell office:value="0.874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01" office:value-type="float"/>
          <table:table-cell office:value="0.016" office:value-type="float"/>
          <table:table-cell office:value="0.906" office:value-type="float"/>
          <table:table-cell office:value="0.024" office:value-type="float"/>
          <table:table-cell office:value="0.924" office:value-type="float"/>
          <table:table-cell office:value="0.006" office:value-type="float"/>
          <table:table-cell office:value="0.926" office:value-type="float"/>
          <table:table-cell office:value="0.011" office:value-type="float"/>
          <table:table-cell office:value="0.926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801" office:value-type="float"/>
          <table:table-cell office:value="0.045" office:value-type="float"/>
          <table:table-cell office:value="0.867" office:value-type="float"/>
          <table:table-cell office:value="0.027" office:value-type="float"/>
          <table:table-cell office:value="0.893" office:value-type="float"/>
          <table:table-cell office:value="0.011" office:value-type="float"/>
          <table:table-cell office:value="0.879" office:value-type="float"/>
          <table:table-cell office:value="0.027" office:value-type="float"/>
          <table:table-cell office:value="0.88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05" office:value-type="float"/>
          <table:table-cell office:value="0.019" office:value-type="float"/>
          <table:table-cell office:value="0.919" office:value-type="float"/>
          <table:table-cell office:value="0.02" office:value-type="float"/>
          <table:table-cell office:value="0.928" office:value-type="float"/>
          <table:table-cell office:value="0.019" office:value-type="float"/>
          <table:table-cell office:value="0.934" office:value-type="float"/>
          <table:table-cell office:value="0.017" office:value-type="float"/>
          <table:table-cell office:value="0.946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68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87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45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19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8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19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7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48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27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8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25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59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78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31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06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67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06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utoencoder CNR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/>
          <table:table-cell table:style-name="ce48" office:value-type="string" calcext:value-type="string">
            <text:p>Input size</text:p>
          </table:table-cell>
          <table:table-cell table:style-name="ce51" office:value-type="string" calcext:value-type="string">
            <text:p>(64,64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PUC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Filter List:</text:p>
          </table:table-cell>
          <table:table-cell table:style-name="ce51" office:value-type="string" calcext:value-type="string">
            <text:p>[8,16,32,64,128]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49" office:value-type="string" calcext:value-type="string">
            <text:p>Min camadas:</text:p>
          </table:table-cell>
          <table:table-cell table:style-name="ce51" office:value-type="float" office:value="3" calcext:value-type="float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Max camadas:</text:p>
          </table:table-cell>
          <table:table-cell table:style-name="ce51" office:value-type="float" office:value="5" calcext:value-type="float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49" office:value-type="string" calcext:value-type="string">
            <text:p>Latent Dimension:</text:p>
          </table:table-cell>
          <table:table-cell table:style-name="ce51" office:value-type="string" calcext:value-type="string">
            <text:p>random(256,51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 table:style-name="ce49" office:value-type="string" calcext:value-type="string">
            <text:p>Epocas autoencoder:</text:p>
          </table:table-cell>
          <table:table-cell table:style-name="ce51" office:value-type="string" calcext:value-type="string">
            <text:p>K-300 / CNR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-</text:p>
          </table:table-cell>
          <table:table-cell office:value="0.948" office:value-type="float"/>
          <table:table-cell office:value="0.014" office:value-type="float"/>
          <table:table-cell office:value="0.968" office:value-type="float"/>
          <table:table-cell office:value="0.012" office:value-type="float"/>
          <table:table-cell office:value="0.977" office:value-type="float"/>
          <table:table-cell office:value="0.01" office:value-type="float"/>
          <table:table-cell office:value="0.981" office:value-type="float"/>
          <table:table-cell office:value="0.007" office:value-type="float"/>
          <table:table-cell office:value="0.984" office:value-type="float"/>
          <table:table-cell office:value="0.005" office:value-type="float"/>
          <table:table-cell/>
          <table:table-cell table:style-name="ce49" office:value-type="string" calcext:value-type="string">
            <text:p>Epocas classificador: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85" office:value-type="float"/>
          <table:table-cell office:value="0.063" office:value-type="float"/>
          <table:table-cell office:value="0.877" office:value-type="float"/>
          <table:table-cell office:value="0.055" office:value-type="float"/>
          <table:table-cell office:value="0.911" office:value-type="float"/>
          <table:table-cell office:value="0.051" office:value-type="float"/>
          <table:table-cell office:value="0.935" office:value-type="float"/>
          <table:table-cell office:value="0.027" office:value-type="float"/>
          <table:table-cell office:value="0.941" office:value-type="float"/>
          <table:table-cell office:value="0.036" office:value-type="float"/>
          <table:table-cell/>
          <table:table-cell table:style-name="ce49" office:value-type="string" calcext:value-type="string">
            <text:p>Número de modelos:</text:p>
          </table:table-cell>
          <table:table-cell table:style-name="ce51" office:value-type="float" office:value="10" calcext:value-type="float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="0.688" office:value-type="float"/>
          <table:table-cell office:value="0.044" office:value-type="float"/>
          <table:table-cell office:value="0.715" office:value-type="float"/>
          <table:table-cell office:value="0.056" office:value-type="float"/>
          <table:table-cell office:value="0.767" office:value-type="float"/>
          <table:table-cell office:value="0.057" office:value-type="float"/>
          <table:table-cell office:value="0.776" office:value-type="float"/>
          <table:table-cell office:value="0.05" office:value-type="float"/>
          <table:table-cell office:value="0.804" office:value-type="float"/>
          <table:table-cell office:value="0.03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 table:style-name="ce50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962" office:value-type="float"/>
          <table:table-cell office:value-type="string">
            <text:p>-</text:p>
          </table:table-cell>
          <table:table-cell office:value="0.979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 office:value="0.989" office:value-type="float"/>
          <table:table-cell office:value-type="string">
            <text:p>-</text:p>
          </table:table-cell>
          <table:table-cell office:value="0.99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280" calcext:value-type="float">
            <text:p>28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33" office:value-type="string" calcext:value-type="string">
            <text:p>UFPR04</text:p>
          </table:table-cell>
          <table:table-cell table:style-name="ce44" office:value-type="string" calcext:value-type="string">
            <text:p>Soma</text:p>
          </table:table-cell>
          <table:table-cell office:value="0.862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="0.683" office:value-type="float"/>
          <table:table-cell office:value-type="string">
            <text:p>-</text:p>
          </table:table-cell>
          <table:table-cell office:value="0.743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 office:value="0.801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8" calcext:value-type="float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963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 office:value="0.989" office:value-type="float"/>
          <table:table-cell office:value-type="string">
            <text:p>-</text:p>
          </table:table-cell>
          <table:table-cell office:value="0.99" office:value-type="float"/>
          <table:table-cell office:value-type="string">
            <text:p>-</text:p>
          </table:table-cell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Multiplicação</text:p>
          </table:table-cell>
          <table:table-cell office:value="0.878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 table:style-name="ce50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="0.683" office:value-type="float"/>
          <table:table-cell office:value-type="string">
            <text:p>-</text:p>
          </table:table-cell>
          <table:table-cell office:value="0.734" office:value-type="float"/>
          <table:table-cell office:value-type="string">
            <text:p>-</text:p>
          </table:table-cell>
          <table:table-cell office:value="0.796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1000" calcext:value-type="float">
            <text:p>10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958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 office:value="0.988" office:value-type="float"/>
          <table:table-cell office:value-type="string">
            <text:p>-</text:p>
          </table:table-cell>
          <table:table-cell office:value="0.99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Votação</text:p>
          </table:table-cell>
          <table:table-cell office:value="0.839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nfos:</text:p>
          </table:table-cell>
          <table:table-cell table:style-name="ce51" office:value-type="string" calcext:value-type="string">
            <text:p>Balanceado cam/class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office:value="0.702" office:value-type="float"/>
          <table:table-cell office:value-type="string">
            <text:p>-</text:p>
          </table:table-cell>
          <table:table-cell office:value="0.763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50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9" office:value-type="string" calcext:value-type="string">
            <text:p>Imgs Treino:</text:p>
          </table:table-cell>
          <table:table-cell table:style-name="ce51" office:value-type="float" office:value="1024" calcext:value-type="float">
            <text:p>10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4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Imgs Validação:</text:p>
          </table:table-cell>
          <table:table-cell table:style-name="ce51" office:value-type="float" office:value="64" calcext:value-type="float">
            <text:p>6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string" calcext:value-type="string">
            <text:p>Restan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Dias Treino:</text:p>
          </table:table-cell>
          <table:table-cell table:style-name="ce51" office:value-type="string" calcext:value-type="string">
            <text:p>Primeiros 5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49" office:value-type="string" calcext:value-type="string">
            <text:p>Dias Validação:</text:p>
          </table:table-cell>
          <table:table-cell table:style-name="ce51" office:value-type="string" calcext:value-type="string">
            <text:p>1 d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 table:style-name="ce49" office:value-type="string" calcext:value-type="string">
            <text:p>Dias </text:p>
          </table:table-cell>
          <table:table-cell table:style-name="ce51" office:value-type="string" calcext:value-type="string">
            <text:p>Restante dos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-</text:p>
          </table:table-cell>
          <table:table-cell office:value="0.834" office:value-type="float"/>
          <table:table-cell office:value="0.044" office:value-type="float"/>
          <table:table-cell office:value="0.865" office:value-type="float"/>
          <table:table-cell office:value="0.051" office:value-type="float"/>
          <table:table-cell office:value="0.869" office:value-type="float"/>
          <table:table-cell office:value="0.053" office:value-type="float"/>
          <table:table-cell office:value="0.885" office:value-type="float"/>
          <table:table-cell office:value="0.036" office:value-type="float"/>
          <table:table-cell office:value="0.906" office:value-type="float"/>
          <table:table-cell office:value="0.023" office:value-type="float"/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P=0.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925" office:value-type="float"/>
          <table:table-cell office:value="0.023" office:value-type="float"/>
          <table:table-cell office:value="0.947" office:value-type="float"/>
          <table:table-cell office:value="0.015" office:value-type="float"/>
          <table:table-cell office:value="0.955" office:value-type="float"/>
          <table:table-cell office:value="0.021" office:value-type="float"/>
          <table:table-cell office:value="0.963" office:value-type="float"/>
          <table:table-cell office:value="0.012" office:value-type="float"/>
          <table:table-cell office:value="0.967" office:value-type="float"/>
          <table:table-cell office:value="0.0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="0.751" office:value-type="float"/>
          <table:table-cell office:value="0.096" office:value-type="float"/>
          <table:table-cell office:value="0.763" office:value-type="float"/>
          <table:table-cell office:value="0.091" office:value-type="float"/>
          <table:table-cell office:value="0.782" office:value-type="float"/>
          <table:table-cell office:value="0.088" office:value-type="float"/>
          <table:table-cell office:value="0.837" office:value-type="float"/>
          <table:table-cell office:value="0.067" office:value-type="float"/>
          <table:table-cell office:value="0.866" office:value-type="float"/>
          <table:table-cell office:value="0.04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54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33" office:value-type="string" calcext:value-type="string">
            <text:p>UFPR04</text:p>
          </table:table-cell>
          <table:table-cell table:style-name="ce44" office:value-type="string" calcext:value-type="string">
            <text:p>Soma</text:p>
          </table:table-cell>
          <table:table-cell office:value="0.9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="0.755" office:value-type="float"/>
          <table:table-cell office:value-type="string">
            <text:p>-</text:p>
          </table:table-cell>
          <table:table-cell office:value="0.797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57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Multiplic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="0.746" office:value-type="float"/>
          <table:table-cell office:value-type="string">
            <text:p>-</text:p>
          </table:table-cell>
          <table:table-cell office:value="0.78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52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Vot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office:value="0.795" office:value-type="float"/>
          <table:table-cell office:value-type="string">
            <text:p>-</text:p>
          </table:table-cell>
          <table:table-cell office:value="0.817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5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-</text:p>
          </table:table-cell>
          <table:table-cell office:value="0.746" office:value-type="float"/>
          <table:table-cell office:value="0.055" office:value-type="float"/>
          <table:table-cell office:value="0.791" office:value-type="float"/>
          <table:table-cell office:value="0.04" office:value-type="float"/>
          <table:table-cell office:value="0.84" office:value-type="float"/>
          <table:table-cell office:value="0.033" office:value-type="float"/>
          <table:table-cell office:value="0.856" office:value-type="float"/>
          <table:table-cell office:value="0.026" office:value-type="float"/>
          <table:table-cell office:value="0.855" office:value-type="float"/>
          <table:table-cell office:value="0.03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75" office:value-type="float"/>
          <table:table-cell office:value="0.08" office:value-type="float"/>
          <table:table-cell office:value="0.747" office:value-type="float"/>
          <table:table-cell office:value="0.113" office:value-type="float"/>
          <table:table-cell office:value="0.822" office:value-type="float"/>
          <table:table-cell office:value="0.085" office:value-type="float"/>
          <table:table-cell office:value="0.864" office:value-type="float"/>
          <table:table-cell office:value="0.053" office:value-type="float"/>
          <table:table-cell office:value="0.862" office:value-type="float"/>
          <table:table-cell office:value="0.04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="0.935" office:value-type="float"/>
          <table:table-cell office:value="0.031" office:value-type="float"/>
          <table:table-cell office:value="0.951" office:value-type="float"/>
          <table:table-cell office:value="0.025" office:value-type="float"/>
          <table:table-cell office:value="0.961" office:value-type="float"/>
          <table:table-cell office:value="0.013" office:value-type="float"/>
          <table:table-cell office:value="0.972" office:value-type="float"/>
          <table:table-cell office:value="0.006" office:value-type="float"/>
          <table:table-cell office:value="0.973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791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table:style-name="ce33" office:value-type="string" calcext:value-type="string">
            <text:p>UFPR04</text:p>
          </table:table-cell>
          <table:table-cell table:style-name="ce44" office:value-type="string" calcext:value-type="string">
            <text:p>Soma</text:p>
          </table:table-cell>
          <table:table-cell office:value="0.672" office:value-type="float"/>
          <table:table-cell office:value-type="string">
            <text:p>-</text:p>
          </table:table-cell>
          <table:table-cell office:value="0.819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792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Multiplicação</text:p>
          </table:table-cell>
          <table:table-cell office:value="0.699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773" office:value-type="float"/>
          <table:table-cell office:value-type="string">
            <text:p>-</text:p>
          </table:table-cell>
          <table:table-cell office:value="0.822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Votação</text:p>
          </table:table-cell>
          <table:table-cell office:value="0.619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valiações dos modelos" table:style-name="ta4">
        <table:table-column table:style-name="co1" table:number-columns-repeated="9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3">
          <table:table-cell table:number-columns-repeated="1024"/>
        </table:table-row>
        <table:table-row table:style-name="ro5">
          <table:table-cell/>
          <table:table-cell table:style-name="ce53" office:value-type="string" calcext:value-type="string" table:number-columns-spanned="7" table:number-rows-spanned="1">
            <text:p>Avaliação dos modelos baseado no Autoencoder e Métricas</text:p>
          </table:table-cell>
          <table:covered-table-cell table:number-columns-repeated="6" table:style-name="ce54"/>
          <table:table-cell/>
          <table:table-cell table:style-name="ce59" office:value-type="string" calcext:value-type="string">
            <text:p>Métrica</text:p>
          </table:table-cell>
          <table:table-cell table:style-name="ce59" office:value-type="string" calcext:value-type="string">
            <text:p>Ruim</text:p>
          </table:table-cell>
          <table:table-cell table:style-name="ce59" office:value-type="string" calcext:value-type="string">
            <text:p>Aceitável</text:p>
          </table:table-cell>
          <table:table-cell table:style-name="ce59" office:value-type="string" calcext:value-type="string">
            <text:p>Boa</text:p>
          </table:table-cell>
          <table:table-cell table:style-name="ce59" office:value-type="string" calcext:value-type="string">
            <text:p>Excelente</text:p>
          </table:table-cell>
          <table:table-cell/>
          <table:table-cell table:style-name="ce63" office:value-type="string" calcext:value-type="string" table:number-columns-spanned="5" table:number-rows-spanned="1">
            <text:p>Métricas conforme treinamento dos autoencoders</text:p>
          </table:table-cell>
          <table:covered-table-cell table:number-columns-repeated="4"/>
          <table:table-cell table:number-columns-repeated="1004"/>
        </table:table-row>
        <table:table-row table:style-name="ro5">
          <table:table-cell/>
          <table:table-cell table:style-name="ce42" office:value-type="string" calcext:value-type="string" table:number-columns-spanned="7" table:number-rows-spanned="1">
            <text:p>Teste PUCPR</text:p>
          </table:table-cell>
          <table:covered-table-cell table:number-columns-repeated="6" table:style-name="ce5"/>
          <table:table-cell/>
          <table:table-cell table:style-name="ce33" office:value-type="string" calcext:value-type="string">
            <text:p>MSE</text:p>
          </table:table-cell>
          <table:table-cell table:style-name="ce33" office:value-type="string" calcext:value-type="string">
            <text:p>&gt; 0.1</text:p>
          </table:table-cell>
          <table:table-cell table:style-name="ce33" office:value-type="string" calcext:value-type="string">
            <text:p>0.05 - 0.1</text:p>
          </table:table-cell>
          <table:table-cell table:style-name="ce33" office:value-type="string" calcext:value-type="string">
            <text:p>0.01 - 0.05</text:p>
          </table:table-cell>
          <table:table-cell table:style-name="ce33" office:value-type="string" calcext:value-type="string">
            <text:p>&lt; 0.01</text:p>
          </table:table-cell>
          <table:table-cell/>
          <table:table-cell table:style-name="ce52" office:value-type="string" calcext:value-type="string">
            <text:p>Modelo</text:p>
          </table:table-cell>
          <table:table-cell table:style-name="ce52" office:value-type="string" calcext:value-type="string">
            <text:p>Dataset</text:p>
          </table:table-cell>
          <table:table-cell table:style-name="ce52" office:value-type="string" calcext:value-type="string">
            <text:p>SSIM</text:p>
          </table:table-cell>
          <table:table-cell table:style-name="ce52" office:value-type="string" calcext:value-type="string">
            <text:p>MSE</text:p>
          </table:table-cell>
          <table:table-cell table:style-name="ce52" office:value-type="string" calcext:value-type="string">
            <text:p>PSNR</text:p>
          </table:table-cell>
          <table:table-cell table:number-columns-repeated="1004"/>
        </table:table-row>
        <table:table-row table:style-name="ro5">
          <table:table-cell/>
          <table:table-cell table:style-name="ce32" office:value-type="string" calcext:value-type="string" table:number-columns-spanned="3" table:number-rows-spanned="1">
            <text:p>Bases de treino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Métricas (Média)</text:p>
          </table:table-cell>
          <table:covered-table-cell table:number-columns-repeated="2"/>
          <table:table-cell table:style-name="ce33" office:value-type="string" calcext:value-type="string">
            <text:p>Acurácia (%)</text:p>
          </table:table-cell>
          <table:table-cell/>
          <table:table-cell table:style-name="ce33" office:value-type="string" calcext:value-type="string">
            <text:p>PSNR</text:p>
          </table:table-cell>
          <table:table-cell table:style-name="ce33" office:value-type="string" calcext:value-type="string">
            <text:p>&lt; 20 dB</text:p>
          </table:table-cell>
          <table:table-cell table:style-name="ce33" office:value-type="string" calcext:value-type="string">
            <text:p>20 - 30 dB</text:p>
          </table:table-cell>
          <table:table-cell table:style-name="ce33" office:value-type="string" calcext:value-type="string">
            <text:p>30 - 35 dB</text:p>
          </table:table-cell>
          <table:table-cell table:style-name="ce33" office:value-type="string" calcext:value-type="string">
            <text:p>&gt; 35 dB</text:p>
          </table:table-cell>
          <table:table-cell/>
          <table:table-cell table:style-name="ce52" office:value-type="string" calcext:value-type="string">
            <text:p>Modelo_Kyoto-0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566</text:p>
          </table:table-cell>
          <table:table-cell table:style-name="ce60" office:value-type="string" calcext:value-type="string">
            <text:p>0.007</text:p>
          </table:table-cell>
          <table:table-cell table:style-name="ce60" office:value-type="string" calcext:value-type="string">
            <text:p>21.913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string" calcext:value-type="string">
            <text:p>Modelos</text:p>
          </table:table-cell>
          <table:table-cell table:style-name="ce33" office:value-type="string" calcext:value-type="string">
            <text:p>Autoencoder</text:p>
          </table:table-cell>
          <table:table-cell table:style-name="ce33" office:value-type="string" calcext:value-type="string">
            <text:p>Classificador</text:p>
          </table:table-cell>
          <table:table-cell table:style-name="ce33" office:value-type="string" calcext:value-type="string">
            <text:p>SSIM</text:p>
          </table:table-cell>
          <table:table-cell table:style-name="ce33" office:value-type="string" calcext:value-type="string">
            <text:p>MSE</text:p>
          </table:table-cell>
          <table:table-cell table:style-name="ce33" office:value-type="string" calcext:value-type="string">
            <text:p>PSNR</text:p>
          </table:table-cell>
          <table:table-cell table:style-name="ce33" office:value-type="string" calcext:value-type="string">
            <text:p>1024 imagens</text:p>
          </table:table-cell>
          <table:table-cell/>
          <table:table-cell table:style-name="ce42" office:value-type="string" calcext:value-type="string">
            <text:p>SSIM</text:p>
          </table:table-cell>
          <table:table-cell table:style-name="ce42" office:value-type="string" calcext:value-type="string">
            <text:p>&lt; 0.6</text:p>
          </table:table-cell>
          <table:table-cell table:style-name="ce42" office:value-type="string" calcext:value-type="string">
            <text:p>0.6 - 0.7</text:p>
          </table:table-cell>
          <table:table-cell table:style-name="ce42" office:value-type="string" calcext:value-type="string">
            <text:p>0.7 - 0.9</text:p>
          </table:table-cell>
          <table:table-cell table:style-name="ce42" office:value-type="string" calcext:value-type="string">
            <text:p>&gt; 0.9</text:p>
          </table:table-cell>
          <table:table-cell/>
          <table:table-cell table:style-name="ce52" office:value-type="string" calcext:value-type="string">
            <text:p>Modelo_Kyoto-0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42</text:p>
          </table:table-cell>
          <table:table-cell table:style-name="ce60" office:value-type="string" calcext:value-type="string">
            <text:p>0.006</text:p>
          </table:table-cell>
          <table:table-cell table:style-name="ce61" office:value-type="string" calcext:value-type="string">
            <text:p>26.25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office:value-type="string" calcext:value-type="string">
            <text:p>0.56</text:p>
          </table:table-cell>
          <table:table-cell table:style-name="ce55" office:value-type="string" calcext:value-type="string">
            <text:p>0.0068</text:p>
          </table:table-cell>
          <table:table-cell table:style-name="ce55" office:value-type="string" calcext:value-type="string">
            <text:p>21.91</text:p>
          </table:table-cell>
          <table:table-cell table:style-name="ce33"/>
          <table:table-cell table:number-columns-repeated="7"/>
          <table:table-cell table:style-name="ce52" office:value-type="string" calcext:value-type="string">
            <text:p>Modelo_Kyoto-0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33</text:p>
          </table:table-cell>
          <table:table-cell table:style-name="ce60" office:value-type="string" calcext:value-type="string">
            <text:p>0.008</text:p>
          </table:table-cell>
          <table:table-cell table:style-name="ce60" office:value-type="string" calcext:value-type="string">
            <text:p>23.221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office:value-type="string" calcext:value-type="string">
            <text:p>0.45</text:p>
          </table:table-cell>
          <table:table-cell table:style-name="ce55" office:value-type="string" calcext:value-type="string">
            <text:p>0.008</text:p>
          </table:table-cell>
          <table:table-cell table:style-name="ce55" office:value-type="string" calcext:value-type="string">
            <text:p>21.02</text:p>
          </table:table-cell>
          <table:table-cell table:style-name="ce33"/>
          <table:table-cell table:number-columns-repeated="7"/>
          <table:table-cell table:style-name="ce52" office:value-type="string" calcext:value-type="string">
            <text:p>Modelo_Kyoto-1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452</text:p>
          </table:table-cell>
          <table:table-cell table:style-name="ce60" office:value-type="string" calcext:value-type="string">
            <text:p>0.008</text:p>
          </table:table-cell>
          <table:table-cell table:style-name="ce61" office:value-type="string" calcext:value-type="string">
            <text:p>21.02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office:value-type="string" calcext:value-type="string">
            <text:p>Modelo</text:p>
          </table:table-cell>
          <table:table-cell table:style-name="ce52" office:value-type="string" calcext:value-type="string">
            <text:p>Dataset</text:p>
          </table:table-cell>
          <table:table-cell table:style-name="ce52" office:value-type="string" calcext:value-type="string">
            <text:p>Metrica</text:p>
          </table:table-cell>
          <table:table-cell table:style-name="ce52" office:value-type="string" calcext:value-type="string">
            <text:p>Valor</text:p>
          </table:table-cell>
          <table:table-cell table:number-columns-repeated="2"/>
          <table:table-cell table:style-name="ce52" office:value-type="string" calcext:value-type="string">
            <text:p>Modelo_Kyoto-1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58</text:p>
          </table:table-cell>
          <table:table-cell table:style-name="ce60" office:value-type="string" calcext:value-type="string">
            <text:p>0.005</text:p>
          </table:table-cell>
          <table:table-cell table:style-name="ce60" office:value-type="string" calcext:value-type="string">
            <text:p>26.098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1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15</text:p>
          </table:table-cell>
          <table:table-cell table:style-name="ce60" office:value-type="string" calcext:value-type="string">
            <text:p>0.009</text:p>
          </table:table-cell>
          <table:table-cell table:style-name="ce60" office:value-type="string" calcext:value-type="string">
            <text:p>21.809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2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444</text:p>
          </table:table-cell>
          <table:table-cell table:style-name="ce60" office:value-type="string" calcext:value-type="string">
            <text:p>0.008</text:p>
          </table:table-cell>
          <table:table-cell table:style-name="ce60" office:value-type="string" calcext:value-type="string">
            <text:p>21.063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2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38</text:p>
          </table:table-cell>
          <table:table-cell table:style-name="ce60" office:value-type="string" calcext:value-type="string">
            <text:p>0.005</text:p>
          </table:table-cell>
          <table:table-cell table:style-name="ce60" office:value-type="string" calcext:value-type="string">
            <text:p>26.072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2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13</text:p>
          </table:table-cell>
          <table:table-cell table:style-name="ce61" office:value-type="string" calcext:value-type="string">
            <text:p>0.01</text:p>
          </table:table-cell>
          <table:table-cell table:style-name="ce60" office:value-type="string" calcext:value-type="string">
            <text:p>22.392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3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472</text:p>
          </table:table-cell>
          <table:table-cell table:style-name="ce60" office:value-type="string" calcext:value-type="string">
            <text:p>0.009</text:p>
          </table:table-cell>
          <table:table-cell table:style-name="ce60" office:value-type="string" calcext:value-type="string">
            <text:p>20.752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1"/>
          <table:table-cell table:style-name="ce62"/>
          <table:table-cell/>
          <table:table-cell table:style-name="ce52" office:value-type="string" calcext:value-type="string">
            <text:p>Modelo_Kyoto-3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11</text:p>
          </table:table-cell>
          <table:table-cell table:style-name="ce60" office:value-type="string" calcext:value-type="string">
            <text:p>0.006</text:p>
          </table:table-cell>
          <table:table-cell table:style-name="ce60" office:value-type="string" calcext:value-type="string">
            <text:p>25.204</text:p>
          </table:table-cell>
          <table:table-cell table:number-columns-repeated="1004"/>
        </table:table-row>
        <table:table-row table:style-name="ro5">
          <table:table-cell/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Kyoto</text:p>
          </table:table-cell>
          <table:table-cell table:style-name="ce42" office:value-type="string" calcext:value-type="string">
            <text:p>PUC</text:p>
          </table:table-cell>
          <table:table-cell table:style-name="ce56" table:number-columns-repeated="3"/>
          <table:table-cell table:style-name="ce42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3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32</text:p>
          </table:table-cell>
          <table:table-cell table:style-name="ce60" office:value-type="string" calcext:value-type="string">
            <text:p>0.008</text:p>
          </table:table-cell>
          <table:table-cell table:style-name="ce60" office:value-type="string" calcext:value-type="string">
            <text:p>22.325</text:p>
          </table:table-cell>
          <table:table-cell table:number-columns-repeated="1004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4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438</text:p>
          </table:table-cell>
          <table:table-cell table:style-name="ce60" office:value-type="string" calcext:value-type="string">
            <text:p>0.009</text:p>
          </table:table-cell>
          <table:table-cell table:style-name="ce60" office:value-type="string" calcext:value-type="string">
            <text:p>20.936</text:p>
          </table:table-cell>
          <table:table-cell table:number-columns-repeated="1004"/>
        </table:table-row>
        <table:table-row table:style-name="ro5">
          <table:table-cell/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0059 </text:p>
          </table:table-cell>
          <table:table-cell table:style-name="ce58" office:value-type="string" calcext:value-type="string">
            <text:p>26.24</text:p>
          </table:table-cell>
          <table:table-cell table:style-name="ce5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4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38</text:p>
          </table:table-cell>
          <table:table-cell table:style-name="ce60" office:value-type="string" calcext:value-type="string">
            <text:p>0.007</text:p>
          </table:table-cell>
          <table:table-cell table:style-name="ce60" office:value-type="string" calcext:value-type="string">
            <text:p>24.916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4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488</text:p>
          </table:table-cell>
          <table:table-cell table:style-name="ce60" office:value-type="string" calcext:value-type="string">
            <text:p>0.017</text:p>
          </table:table-cell>
          <table:table-cell table:style-name="ce60" office:value-type="string" calcext:value-type="string">
            <text:p>19.135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5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409</text:p>
          </table:table-cell>
          <table:table-cell table:style-name="ce60" office:value-type="string" calcext:value-type="string">
            <text:p>0.009</text:p>
          </table:table-cell>
          <table:table-cell table:style-name="ce60" office:value-type="string" calcext:value-type="string">
            <text:p>20.599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1"/>
          <table:table-cell table:number-columns-repeated="2"/>
          <table:table-cell table:style-name="ce52" office:value-type="string" calcext:value-type="string">
            <text:p>Modelo_Kyoto-5</text:p>
          </table:table-cell>
          <table:table-cell table:style-name="ce52" office:value-type="string" calcext:value-type="string">
            <text:p>CNR</text:p>
          </table:table-cell>
          <table:table-cell table:style-name="ce61" office:value-type="string" calcext:value-type="string">
            <text:p>0.65</text:p>
          </table:table-cell>
          <table:table-cell table:style-name="ce60" office:value-type="string" calcext:value-type="string">
            <text:p>0.006</text:p>
          </table:table-cell>
          <table:table-cell table:style-name="ce61" office:value-type="string" calcext:value-type="string">
            <text:p>26.56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5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586</text:p>
          </table:table-cell>
          <table:table-cell table:style-name="ce61" office:value-type="string" calcext:value-type="string">
            <text:p>0.01</text:p>
          </table:table-cell>
          <table:table-cell table:style-name="ce60" office:value-type="string" calcext:value-type="string">
            <text:p>21.478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6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738</text:p>
          </table:table-cell>
          <table:table-cell table:style-name="ce60" office:value-type="string" calcext:value-type="string">
            <text:p>0.004</text:p>
          </table:table-cell>
          <table:table-cell table:style-name="ce60" office:value-type="string" calcext:value-type="string">
            <text:p>24.462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6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08</text:p>
          </table:table-cell>
          <table:table-cell table:style-name="ce60" office:value-type="string" calcext:value-type="string">
            <text:p>0.005</text:p>
          </table:table-cell>
          <table:table-cell table:style-name="ce60" office:value-type="string" calcext:value-type="string">
            <text:p>25.279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6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46</text:p>
          </table:table-cell>
          <table:table-cell table:style-name="ce60" office:value-type="string" calcext:value-type="string">
            <text:p>0.008</text:p>
          </table:table-cell>
          <table:table-cell table:style-name="ce60" office:value-type="string" calcext:value-type="string">
            <text:p>23.481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7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792</text:p>
          </table:table-cell>
          <table:table-cell table:style-name="ce60" office:value-type="string" calcext:value-type="string">
            <text:p>0.003</text:p>
          </table:table-cell>
          <table:table-cell table:style-name="ce60" office:value-type="string" calcext:value-type="string">
            <text:p>25.065</text:p>
          </table:table-cell>
          <table:table-cell table:number-columns-repeated="1004"/>
        </table:table-row>
        <table:table-row table:style-name="ro5">
          <table:table-cell/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CNR</text:p>
          </table:table-cell>
          <table:table-cell table:style-name="ce42" office:value-type="string" calcext:value-type="string">
            <text:p>PUC</text:p>
          </table:table-cell>
          <table:table-cell table:style-name="ce42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7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16</text:p>
          </table:table-cell>
          <table:table-cell table:style-name="ce60" office:value-type="string" calcext:value-type="string">
            <text:p>0.006</text:p>
          </table:table-cell>
          <table:table-cell table:style-name="ce60" office:value-type="string" calcext:value-type="string">
            <text:p>25.928</text:p>
          </table:table-cell>
          <table:table-cell table:number-columns-repeated="1004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7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18</text:p>
          </table:table-cell>
          <table:table-cell table:style-name="ce60" office:value-type="string" calcext:value-type="string">
            <text:p>0.009</text:p>
          </table:table-cell>
          <table:table-cell table:style-name="ce61" office:value-type="string" calcext:value-type="string">
            <text:p>22.26</text:p>
          </table:table-cell>
          <table:table-cell table:number-columns-repeated="1004"/>
        </table:table-row>
        <table:table-row table:style-name="ro5">
          <table:table-cell/>
          <table:table-cell table:style-name="ce42" office:value-type="string" calcext:value-type="string" table:number-columns-spanned="7" table:number-rows-spanned="1">
            <text:p>Teste camera1</text:p>
          </table:table-cell>
          <table:covered-table-cell table:number-columns-repeated="6" table:style-name="ce5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8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786</text:p>
          </table:table-cell>
          <table:table-cell table:style-name="ce60" office:value-type="string" calcext:value-type="string">
            <text:p>0.003</text:p>
          </table:table-cell>
          <table:table-cell table:style-name="ce60" office:value-type="string" calcext:value-type="string">
            <text:p>25.653</text:p>
          </table:table-cell>
          <table:table-cell table:number-columns-repeated="1004"/>
        </table:table-row>
        <table:table-row table:style-name="ro5">
          <table:table-cell/>
          <table:table-cell table:style-name="ce32" office:value-type="string" calcext:value-type="string" table:number-columns-spanned="3" table:number-rows-spanned="1">
            <text:p>Bases de treino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Métricas (Média)</text:p>
          </table:table-cell>
          <table:covered-table-cell table:number-columns-repeated="2"/>
          <table:table-cell table:style-name="ce33" office:value-type="string" calcext:value-type="string">
            <text:p>Acurácia (%)</text:p>
          </table:table-cell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8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57</text:p>
          </table:table-cell>
          <table:table-cell table:style-name="ce60" office:value-type="string" calcext:value-type="string">
            <text:p>0.006</text:p>
          </table:table-cell>
          <table:table-cell table:style-name="ce61" office:value-type="string" calcext:value-type="string">
            <text:p>26.18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string" calcext:value-type="string">
            <text:p>Modelos</text:p>
          </table:table-cell>
          <table:table-cell table:style-name="ce33" office:value-type="string" calcext:value-type="string">
            <text:p>Autoencoder</text:p>
          </table:table-cell>
          <table:table-cell table:style-name="ce33" office:value-type="string" calcext:value-type="string">
            <text:p>Classificador</text:p>
          </table:table-cell>
          <table:table-cell table:style-name="ce33" office:value-type="string" calcext:value-type="string">
            <text:p>SSIM</text:p>
          </table:table-cell>
          <table:table-cell table:style-name="ce33" office:value-type="string" calcext:value-type="string">
            <text:p>MSE</text:p>
          </table:table-cell>
          <table:table-cell table:style-name="ce33" office:value-type="string" calcext:value-type="string">
            <text:p>PSNR</text:p>
          </table:table-cell>
          <table:table-cell table:style-name="ce33" office:value-type="string" calcext:value-type="string">
            <text:p>1024 imagens</text:p>
          </table:table-cell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8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22</text:p>
          </table:table-cell>
          <table:table-cell table:style-name="ce60" office:value-type="string" calcext:value-type="string">
            <text:p>0.008</text:p>
          </table:table-cell>
          <table:table-cell table:style-name="ce60" office:value-type="string" calcext:value-type="string">
            <text:p>22.908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9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322</text:p>
          </table:table-cell>
          <table:table-cell table:style-name="ce60" office:value-type="string" calcext:value-type="string">
            <text:p>0.013</text:p>
          </table:table-cell>
          <table:table-cell table:style-name="ce61" office:value-type="string" calcext:value-type="string">
            <text:p>19.06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9</text:p>
          </table:table-cell>
          <table:table-cell table:style-name="ce52" office:value-type="string" calcext:value-type="string">
            <text:p>CNR</text:p>
          </table:table-cell>
          <table:table-cell table:style-name="ce61" office:value-type="string" calcext:value-type="string">
            <text:p>0.59</text:p>
          </table:table-cell>
          <table:table-cell table:style-name="ce60" office:value-type="string" calcext:value-type="string">
            <text:p>0.009</text:p>
          </table:table-cell>
          <table:table-cell table:style-name="ce61" office:value-type="string" calcext:value-type="string">
            <text:p>23.09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9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522</text:p>
          </table:table-cell>
          <table:table-cell table:style-name="ce60" office:value-type="string" calcext:value-type="string">
            <text:p>0.015</text:p>
          </table:table-cell>
          <table:table-cell table:style-name="ce60" office:value-type="string" calcext:value-type="string">
            <text:p>19.987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5">
          <table:table-cell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Kyoto</text:p>
          </table:table-cell>
          <table:table-cell table:style-name="ce42" office:value-type="string" calcext:value-type="string">
            <text:p>camera1</text:p>
          </table:table-cell>
          <table:table-cell table:style-name="ce42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5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PKLot</text:p>
          </table:table-cell>
          <table:table-cell table:style-name="ce42" office:value-type="string" calcext:value-type="string">
            <text:p>camera1</text:p>
          </table:table-cell>
          <table:table-cell table:style-name="ce42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 table:number-rows-repeated="18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 table:number-rows-repeated="2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 table:number-rows-repeated="3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5:43:16.011548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toencoder_20_Kyoto" style:display-name="PageStyle_Autoencoder Kyo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encoder_20_PKLot" style:display-name="PageStyle_Autoencoder PKL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encoder_20_CNR" style:display-name="PageStyle_Autoencoder CN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aliações_20_dos_20_modelos" style:display-name="PageStyle_Avaliações dos model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http://pypi.python.org/pypi/ezodf/0.1.0$Python3.10.12 (main, Feb  4 2025, 14:57:36) [GCC 11.4.0]</meta:generator>
    <dc:date>2025-06-10T18:45:50.180114</dc:date>
    <meta:editing-cycles>22</meta:editing-cycles>
    <meta:editing-duration>PT31M44S</meta:editing-duration>
    <meta:document-statistic meta:table-count="4" meta:cell-count="12323" meta:object-count="0"/>
  </office:meta>
</office:document-meta>
</file>